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37">
      <style:table-cell-properties style:vertical-align="automatic" fo:wrap-option="wrap" style:repeat-content="false"/>
      <style:paragraph-properties fo:text-align="center"/>
    </style:style>
    <style:style style:name="ce10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41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41"/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43"/>
    <style:style style:name="ce16" style:family="table-cell" style:parent-style-name="Default" style:data-style-name="N37"/>
    <style:style style:name="ce17" style:family="table-cell" style:parent-style-name="Default" style:data-style-name="N41">
      <style:table-cell-properties style:vertical-align="automatic" fo:background-color="#AFD09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4">
      <style:text-properties fo:color="#111111"/>
    </style:style>
    <style:style style:name="ce20" style:family="table-cell" style:parent-style-name="Default" style:data-style-name="N4">
      <style:table-cell-properties fo:background-color="#FFFF00"/>
    </style:style>
    <style:style style:name="ce21" style:family="table-cell" style:parent-style-name="Default" style:data-style-name="N0">
      <style:text-properties fo:color="#C9211E"/>
    </style:style>
    <style:style style:name="ce22" style:family="table-cell" style:parent-style-name="Default" style:data-style-name="N4"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44"/>
    <style:style style:name="ce26" style:family="table-cell" style:parent-style-name="Default" style:data-style-name="N0">
      <style:text-properties fo:font-size="8pt" style:font-size-asian="8pt" style:font-size-complex="8pt"/>
    </style:style>
    <style:style style:name="ce27" style:family="table-cell" style:parent-style-name="Default" style:data-style-name="N41">
      <style:table-cell-properties fo:background-color="#AFD095"/>
    </style:style>
    <style:style style:name="ce28" style:family="table-cell" style:parent-style-name="Default" style:data-style-name="N41">
      <style:table-cell-properties fo:background-color="#AFD095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style:font-name="Bitstream Vera Sans" style:font-name-asian="Bitstream Vera Sans" style:font-name-complex="Bitstream Vera Sans"/>
    </style:style>
    <style:style style:name="ce30" style:family="table-cell" style:parent-style-name="Default" style:data-style-name="N4">
      <style:text-properties style:font-name="Bitstream Vera Sans" style:font-name-asian="Bitstream Vera Sans" style:font-name-complex="Bitstream Vera Sans"/>
    </style:style>
    <style:style style:name="ce31" style:family="table-cell" style:parent-style-name="Default" style:data-style-name="N0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32" style:family="table-cell" style:parent-style-name="Default" style:data-style-name="N47">
      <style:text-properties style:font-name="Bitstream Vera Sans" style:font-name-asian="Bitstream Vera Sans" style:font-name-complex="Bitstream Vera Sans"/>
    </style:style>
    <style:style style:name="ce33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DDDDD"/>
      <style:text-properties style:font-name="Bitstream Vera Sans" style:font-name-asian="Bitstream Vera Sans" style:font-name-complex="Bitstream Vera Sans"/>
    </style:style>
    <style:style style:name="ce35" style:family="table-cell" style:parent-style-name="Default" style:data-style-name="N4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6" style:family="table-cell" style:parent-style-name="Default" style:data-style-name="N47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4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1">
      <style:text-properties style:font-name="Bitstream Vera Sans" style:font-name-asian="Bitstream Vera Sans" style:font-name-complex="Bitstream Vera Sans"/>
    </style:style>
    <style:style style:name="ce39" style:family="table-cell" style:parent-style-name="Default" style:data-style-name="N4"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1" style:family="table-cell" style:parent-style-name="Default" style:data-style-name="N47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1">
      <style:table-cell-properties fo:background-color="#FFFF00"/>
      <style:text-properties style:font-name="Bitstream Vera Sans" style:font-name-asian="Bitstream Vera Sans" style:font-name-complex="Bitstream Vera Sans"/>
    </style:style>
    <style:style style:name="ce44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5" style:family="table-cell" style:parent-style-name="Default" style:data-style-name="N4">
      <style:table-cell-properties fo:background-color="#FFFF00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7" style:family="table-cell" style:parent-style-name="Default" style:data-style-name="N41">
      <style:table-cell-properties style:vertical-align="automatic" fo:background-color="#DDDDDD" style:repeat-content="false"/>
      <style:paragraph-properties fo:text-align="end" fo:margin-right="0cm"/>
      <style:text-properties style:font-name="Bitstream Vera Sans" style:font-name-asian="Bitstream Vera Sans" style:font-name-complex="Bitstream Vera Sans" fo:font-style="italic" style:font-style-asian="italic" style:font-style-complex="italic"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49" style:family="table-cell" style:parent-style-name="Default" style:data-style-name="N0"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4">
      <style:table-cell-properties style:vertical-align="middle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53" style:family="table-cell" style:parent-style-name="Default" style:data-style-name="N4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55" style:family="table-cell" style:parent-style-name="Default" style:data-style-name="N39">
      <style:text-properties style:font-name="Bitstream Vera Sans" style:font-name-asian="Bitstream Vera Sans" style:font-name-complex="Bitstream Vera Sans"/>
    </style:style>
    <style:style style:name="ce56" style:family="table-cell" style:parent-style-name="Default" style:data-style-name="N2">
      <style:text-properties style:font-name="Bitstream Vera Sans" style:font-name-asian="Bitstream Vera Sans" style:font-name-complex="Bitstream Vera Sans"/>
    </style:style>
    <style:style style:name="ce57" style:family="table-cell" style:parent-style-name="Default" style:data-style-name="N4">
      <style:table-cell-properties fo:background-color="#FFD966"/>
      <style:text-properties style:font-name="Bitstream Vera Sans" style:font-name-asian="Bitstream Vera Sans" style:font-name-complex="Bitstream Vera Sans"/>
    </style:style>
    <style:style style:name="ce58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/>
    </style:style>
    <style:style style:name="ce59" style:family="table-cell" style:parent-style-name="Default" style:data-style-name="N39">
      <style:table-cell-properties fo:background-color="#FFFF00"/>
      <style:text-properties style:font-name="Bitstream Vera Sans" style:font-name-asian="Bitstream Vera Sans" style:font-name-complex="Bitstream Vera Sans"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39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1" style:family="table-cell" style:parent-style-name="Default" style:data-style-name="N38">
      <style:table-cell-properties style:vertical-align="automatic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2" style:family="table-cell" style:parent-style-name="Default" style:data-style-name="N38">
      <style:table-cell-properties style:vertical-align="automatic" style:repeat-content="false"/>
      <style:paragraph-properties fo:text-align="start" fo:margin-lef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64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5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6" style:family="table-cell" style:parent-style-name="Default" style:data-style-name="N38">
      <style:text-properties fo:font-weight="bold" style:font-weight-asian="bold" style:font-weight-complex="bold"/>
    </style:style>
    <style:style style:name="ce67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68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69" style:family="table-cell" style:parent-style-name="Default" style:data-style-name="N4">
      <style:table-cell-properties fo:background-color="transparent"/>
      <style:text-properties style:font-name="Bitstream Vera Sans" style:font-name-asian="Bitstream Vera Sans" style:font-name-complex="Bitstream Vera Sans"/>
    </style:style>
    <style:style style:name="ce70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/>
    </style:style>
    <style:style style:name="ce71" style:family="table-cell" style:parent-style-name="Excel_32_Built-in_32_Normal" style:data-style-name="N36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7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5" style:family="table-cell" style:parent-style-name="Excel_32_Built-in_32_Normal" style:data-style-name="N36">
      <style:table-cell-properties style:vertical-align="automatic" fo:background-color="#FFD966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76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7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8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79" style:family="table-cell" style:parent-style-name="Excel_32_Built-in_32_Normal" style:data-style-name="N36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1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8pt" style:font-size-asian="8pt" style:font-size-complex="8pt" fo:font-style="italic" style:font-style-asian="italic" style:font-style-complex="italic"/>
    </style:style>
    <style:style style:name="ce82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3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5" style:family="table-cell" style:parent-style-name="Excel_32_Built-in_32_Normal" style:data-style-name="N30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6" style:family="table-cell" style:parent-style-name="Excel_32_Built-in_32_Normal" style:data-style-name="N49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87" style:family="table-cell" style:parent-style-name="Default" style:data-style-name="N50">
      <style:text-properties style:font-name="Bitstream Vera Sans" style:font-name-asian="Bitstream Vera Sans" style:font-name-complex="Bitstream Vera Sans"/>
    </style:style>
    <style:style style:name="ce88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ackground-color="#FFFF00"/>
      <style:text-properties style:font-name="Bitstream Vera Sans" style:font-name-asian="Bitstream Vera Sans" style:font-name-complex="Bitstream Vera Sans"/>
    </style:style>
    <style:style style:name="ce90" style:family="table-cell" style:parent-style-name="Excel_32_Built-in_32_Normal" style:data-style-name="N48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  <style:text-properties style:font-name="Bitstream Vera Sans" style:font-name-asian="Bitstream Vera Sans" style:font-name-complex="Bitstream Vera Sans" style:text-underline-style="solid" style:text-underline-type="single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style:vertical-align="automatic" fo:background-color="#FFFF00"/>
      <style:text-properties style:font-name="Bitstream Vera Sans" style:font-name-asian="Bitstream Vera Sans" style:font-name-complex="Bitstream Vera Sans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3" style:family="table-cell" style:parent-style-name="Excel_32_Built-in_32_Normal" style:data-style-name="N48">
      <style:table-cell-properties fo:border-top="2pt solid #000000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95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97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#DDDDDD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98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DDDDDD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9" style:family="table-cell" style:parent-style-name="Excel_32_Built-in_32_Normal" style:data-style-name="N48">
      <style:table-cell-properties fo:border-top="none" fo:border-bottom="none" fo:border-left="2pt solid #000000" fo:border-right="none"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thin solid #000000" fo:border-bottom="thin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2" style:family="table-cell" style:parent-style-name="Default" style:data-style-name="N4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/>
    </style:style>
    <style:style style:name="ce103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Bitstream Vera Sans" style:font-name-asian="Bitstream Vera Sans" style:font-name-complex="Bitstream Vera Sans"/>
    </style:style>
    <style:style style:name="ce104" style:family="table-cell" style:parent-style-name="Excel_32_Built-in_32_Normal" style:data-style-name="N36">
      <style:table-cell-properties fo:border-top="thin solid #000000" fo:border-bottom="thin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6" style:family="table-cell" style:parent-style-name="Default" style:data-style-name="N4">
      <style:table-cell-properties fo:border-top="none" fo:border-bottom="2pt solid #000000" fo:border-left="2pt solid #000000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08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none" fo:border-bottom="2pt solid #000000" fo:border-left="none" fo:border-right="none"/>
      <style:text-properties style:font-name="Bitstream Vera Sans" style:font-name-asian="Bitstream Vera Sans" style:font-name-complex="Bitstream Vera Sans"/>
    </style:style>
    <style:style style:name="ce110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11" style:family="table-cell" style:parent-style-name="Excel_32_Built-in_32_Normal" style:data-style-name="N38">
      <style:table-cell-properties style:vertical-align="automatic" fo:background-color="transparent"/>
      <style:text-properties style:font-name="Bitstream Vera Sans" style:font-name-asian="Bitstream Vera Sans" style:font-name-complex="Bitstream Vera Sans" fo:font-size="10pt" style:font-size-asian="10pt" style:font-size-complex="10pt" fo:font-weight="bold" style:font-weight-asian="bold" style:font-weight-complex="bold"/>
    </style:style>
    <style:style style:name="ce112" style:family="table-cell" style:parent-style-name="Default" style:data-style-name="N0">
      <style:table-cell-properties style:vertical-align="middle" fo:background-color="transparent"/>
      <style:text-properties style:font-name="Abyssinica SIL1" style:font-name-asian="Abyssinica SIL1" style:font-name-complex="Abyssinica SIL1"/>
    </style:style>
    <style:style style:name="ce11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/>
    </style:style>
    <style:style style:name="ce114" style:family="table-cell" style:parent-style-name="Default" style:data-style-name="N0">
      <style:table-cell-properties style:vertical-align="middle" fo:background-color="#FFFF00"/>
      <style:text-properties style:font-name="Abyssinica SIL1" style:font-name-asian="Abyssinica SIL1" style:font-name-complex="Abyssinica SIL1"/>
    </style:style>
    <style:style style:name="ce115" style:family="table-cell" style:parent-style-name="Excel_32_Built-in_32_Normal" style:data-style-name="N36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16" style:family="table-cell" style:parent-style-name="Default" style:data-style-name="N4">
      <style:table-cell-properties style:vertical-align="middle"/>
      <style:text-properties style:font-name="Abyssinica SIL1" style:font-name-asian="Abyssinica SIL1" style:font-name-complex="Abyssinica SIL1"/>
    </style:style>
    <style:style style:name="ce117" style:family="table-cell" style:parent-style-name="Default" style:data-style-name="N39">
      <style:table-cell-properties style:vertical-align="middle" fo:background-color="#F4B084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18" style:family="table-cell" style:parent-style-name="Default" style:data-style-name="N39"/>
    <style:style style:name="ce119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/>
    </style:style>
    <style:style style:name="ce120" style:family="table-cell" style:parent-style-name="Default" style:data-style-name="N39">
      <style:table-cell-properties style:vertical-align="middle" fo:background-color="#F8CBAD"/>
      <style:text-properties style:font-name="Abyssinica SIL1" style:font-name-asian="Abyssinica SIL1" style:font-name-complex="Abyssinica SIL1" fo:font-style="italic" style:font-style-asian="italic" style:font-style-complex="italic"/>
    </style:style>
    <style:style style:name="ce121" style:family="table-cell" style:parent-style-name="Default" style:data-style-name="N42"/>
    <style:style style:name="ce122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/>
    </style:style>
    <style:style style:name="ce123" style:family="table-cell" style:parent-style-name="Default" style:data-style-name="N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4" style:family="table-cell" style:parent-style-name="Default" style:data-style-name="N40">
      <style:table-cell-properties style:vertical-align="middle"/>
      <style:text-properties style:font-name="Abyssinica SIL1" style:font-name-asian="Abyssinica SIL1" style:font-name-complex="Abyssinica SIL1" fo:font-weight="bold" style:font-weight-asian="bold" style:font-weight-complex="bold"/>
    </style:style>
    <style:style style:name="ce125" style:family="table-cell" style:parent-style-name="Default" style:data-style-name="N39">
      <style:table-cell-properties style:vertical-align="middle"/>
      <style:text-properties style:font-name="Abyssinica SIL1" style:font-name-asian="Abyssinica SIL1" style:font-name-complex="Abyssinica SIL1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40"/>
    <style:style style:name="ce127" style:family="table-cell" style:parent-style-name="Default" style:data-style-name="N39">
      <style:text-properties fo:font-size="11pt" style:font-size-asian="11pt" style:font-size-complex="11pt" fo:font-weight="bold" style:font-weight-asian="bold" style:font-weight-complex="bold"/>
    </style:style>
    <style:style style:name="ce128" style:family="table-cell" style:parent-style-name="Default" style:data-style-name="N39">
      <style:table-cell-properties fo:background-color="#E2EFDA"/>
      <style:text-properties fo:font-size="11pt" style:font-size-asian="11pt" style:font-size-complex="11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2pt solid #000000" fo:border-bottom="none" fo:border-left="2pt solid #000000" fo:border-right="none" style:vertical-align="middle"/>
      <style:text-properties fo:font-weight="bold" style:font-weight-asian="bold" style:font-weight-complex="bold"/>
    </style:style>
    <style:style style:name="ce130" style:family="table-cell" style:parent-style-name="Default" style:data-style-name="N40">
      <style:table-cell-properties fo:border-top="2pt solid #000000" fo:border-bottom="none" fo:border-left="none" fo:border-right="none" style:vertical-align="middle"/>
    </style:style>
    <style:style style:name="ce131" style:family="table-cell" style:parent-style-name="Default" style:data-style-name="N0">
      <style:table-cell-properties fo:border-top="2pt solid #000000" fo:border-bottom="none" fo:border-left="none" fo:border-right="none" style:vertical-align="middle"/>
    </style:style>
    <style:style style:name="ce132" style:family="table-cell" style:parent-style-name="Default" style:data-style-name="N42">
      <style:table-cell-properties fo:border-top="2pt solid #000000" fo:border-bottom="none" fo:border-left="none" fo:border-right="2pt solid #000000"/>
    </style:style>
    <style:style style:name="ce133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4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5" style:family="table-cell" style:parent-style-name="Excel_32_Built-in_32_Normal" style:data-style-name="N40">
      <style:table-cell-properties style:vertical-align="middle" fo:background-color="transparent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6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/>
    </style:style>
    <style:style style:name="ce137" style:family="table-cell" style:parent-style-name="Excel_32_Built-in_32_Normal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Abyssinica SIL1" style:font-name-asian="Abyssinica SIL1" style:font-name-complex="Abyssinica SIL1" fo:font-size="10pt" style:font-size-asian="10pt" style:font-size-complex="10pt"/>
    </style:style>
    <style:style style:name="ce138" style:family="table-cell" style:parent-style-name="Default" style:data-style-name="N39">
      <style:table-cell-properties fo:border-top="none" fo:border-bottom="none" fo:border-left="none" fo:border-right="2pt solid #000000" style:vertical-align="middle"/>
      <style:text-properties style:font-name="Abyssinica SIL1" style:font-name-asian="Abyssinica SIL1" style:font-name-complex="Abyssinica SIL1" style:text-underline-style="solid" style:text-underline-type="single"/>
    </style:style>
    <style:style style:name="ce139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140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</style:style>
    <style:style style:name="ce141" style:family="table-cell" style:parent-style-name="Default" style:data-style-name="N0">
      <style:table-cell-properties fo:border-top="none" fo:border-bottom="2pt solid #000000" fo:border-left="none" fo:border-right="none" fo:background-color="#FCE4D6"/>
    </style:style>
    <style:style style:name="ce14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CE4D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3" style:family="table-cell" style:parent-style-name="Default" style:data-style-name="N39">
      <style:table-cell-properties fo:border-top="none" fo:border-bottom="2pt solid #000000" fo:border-left="none" fo:border-right="2pt solid #000000" fo:background-color="#FCE4D6"/>
      <style:text-properties style:text-underline-style="solid" style:text-underline-type="single"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1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147" style:family="table-cell" style:parent-style-name="Default" style:data-style-name="N0">
      <style:table-cell-properties fo:border="2pt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9" style:family="table-cell" style:parent-style-name="Default" style:data-style-name="N39">
      <style:table-cell-properties fo:border-top="none" fo:border-bottom="none" fo:border-left="none" fo:border-right="2pt solid #000000"/>
      <style:text-properties fo:font-weight="bold" style:font-weight-asian="bold" style:font-weight-complex="bold"/>
    </style:style>
    <style:style style:name="ce150" style:family="table-cell" style:parent-style-name="Default" style:data-style-name="N39">
      <style:table-cell-properties fo:background-color="#F8CBAD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 fo:background-color="#FCE4D6" style:repeat-content="false"/>
      <style:paragraph-properties fo:text-align="end" fo:margin-right="0cm"/>
    </style:style>
    <style:style style:name="ce152" style:family="table-cell" style:parent-style-name="Default" style:data-style-name="N39">
      <style:table-cell-properties fo:background-color="#FCE4D6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end" fo:margin-right="0cm"/>
    </style:style>
    <style:style style:name="ce154" style:family="table-cell" style:parent-style-name="Default" style:data-style-name="N0">
      <style:table-cell-properties fo:border-top="none" fo:border-bottom="none" fo:border-left="2pt solid #000000" fo:border-right="none" fo:background-color="#E2EFDA"/>
    </style:style>
    <style:style style:name="ce155" style:family="table-cell" style:parent-style-name="Default" style:data-style-name="N0">
      <style:table-cell-properties fo:background-color="#E2EFDA"/>
    </style:style>
    <style:style style:name="ce156" style:family="table-cell" style:parent-style-name="Default" style:data-style-name="N0">
      <style:table-cell-properties style:vertical-align="automatic" fo:background-color="#E2EFDA" style:repeat-content="false"/>
      <style:paragraph-properties fo:text-align="end" fo:margin-right="0cm"/>
    </style:style>
    <style:style style:name="ce157" style:family="table-cell" style:parent-style-name="Default" style:data-style-name="N39">
      <style:table-cell-properties fo:background-color="#E2EFDA"/>
    </style:style>
    <style:style style:name="ce158" style:family="table-cell" style:parent-style-name="Default" style:data-style-name="N0">
      <style:table-cell-properties fo:border-top="none" fo:border-bottom="none" fo:border-left="2pt solid #000000" fo:border-right="none" fo:background-color="#FFD966"/>
    </style:style>
    <style:style style:name="ce159" style:family="table-cell" style:parent-style-name="Default" style:data-style-name="N0">
      <style:table-cell-properties fo:background-color="#FFD966"/>
    </style:style>
    <style:style style:name="ce160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1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162" style:family="table-cell" style:parent-style-name="Default" style:data-style-name="N39">
      <style:table-cell-properties fo:border-top="none" fo:border-bottom="none" fo:border-left="none" fo:border-right="2pt solid #000000" fo:background-color="#FFD966"/>
      <style:text-properties style:text-underline-style="solid" style:text-underline-type="single" fo:font-weight="bold" style:font-weight-asian="bold" style:font-weight-complex="bold"/>
    </style:style>
    <style:style style:name="ce16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4" style:family="table-cell" style:parent-style-name="Default" style:data-style-name="N44">
      <style:table-cell-properties fo:border-top="none" fo:border-bottom="2pt solid #000000" fo:border-left="none" fo:border-right="thin solid #000000"/>
      <style:text-properties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66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38">
      <style:table-cell-properties style:vertical-align="automatic"/>
      <style:text-properties fo:font-weight="bold" style:font-weight-asian="bold" style:font-weight-complex="bold"/>
    </style:style>
    <style:style style:name="ce168" style:family="table-cell" style:parent-style-name="Default" style:data-style-name="N45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69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 fo:font-size="14pt" style:font-size-asian="14pt" style:font-size-complex="14pt"/>
    </style:style>
    <style:style style:name="ce1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1" style:family="table-cell" style:parent-style-name="Default" style:data-style-name="N39">
      <style:table-cell-properties fo:border-top="thin solid #000000" fo:border-bottom="none" fo:border-left="none" fo:border-right="none" style:vertical-align="middle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2" style:family="table-cell" style:parent-style-name="Default" style:data-style-name="N0">
      <style:table-cell-properties fo:border-top="thin double #000000" fo:border-bottom="thin double #000000" fo:border-left="thin double #000000" fo:border-right="none"/>
    </style:style>
    <style:style style:name="ce173" style:family="table-cell" style:parent-style-name="Default" style:data-style-name="N0">
      <style:table-cell-properties fo:border-top="thin double #000000" fo:border-bottom="thin double #000000" fo:border-left="none" fo:border-right="none" style:vertical-align="middle" style:repeat-content="false"/>
      <style:paragraph-properties fo:text-align="center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4" style:family="table-cell" style:parent-style-name="Default" style:data-style-name="N0">
      <style:table-cell-properties fo:border-top="thin double #000000" fo:border-bottom="thin double #000000" fo:border-left="none" fo:border-right="none" style:vertical-align="automatic" fo:background-color="#E8F2A1" style:repeat-content="false"/>
      <style:paragraph-properties fo:text-align="center"/>
      <style:text-properties fo:font-size="14pt" style:font-size-asian="14pt" style:font-size-complex="14pt"/>
    </style:style>
    <style:style style:name="ce175" style:family="table-cell" style:parent-style-name="Default" style:data-style-name="N0">
      <style:table-cell-properties fo:border-top="thin double #000000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size="14pt" style:font-size-asian="14pt" style:font-size-complex="14pt"/>
    </style:style>
    <style:style style:name="ce176" style:family="table-cell" style:parent-style-name="Default" style:data-style-name="N0">
      <style:text-properties fo:font-size="14pt" style:font-size-asian="14pt" style:font-size-complex="14pt"/>
    </style:style>
    <style:style style:name="ce177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78" style:family="table-cell" style:parent-style-name="Default" style:data-style-name="N13">
      <style:table-cell-properties fo:border-top="2pt solid #000000" fo:border-bottom="none" fo:border-left="none" fo:border-right="none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79" style:family="table-cell" style:parent-style-name="Default" style:data-style-name="N13">
      <style:table-cell-properties fo:border-top="2pt solid #000000" fo:border-bottom="none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8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size="14pt" style:font-size-asian="14pt" style:font-size-complex="14pt" fo:font-weight="bold" style:font-weight-asian="bold" style:font-weight-complex="bold"/>
    </style:style>
    <style:style style:name="ce181" style:family="table-cell" style:parent-style-name="Default" style:data-style-name="N39">
      <style:table-cell-properties fo:border-top="none" fo:border-bottom="2pt solid #000000" fo:border-left="none" fo:border-right="none"/>
      <style:text-properties fo:font-size="14pt" style:font-size-asian="14pt" style:font-size-complex="14pt"/>
    </style:style>
    <style:style style:name="ce182" style:family="table-cell" style:parent-style-name="Default" style:data-style-name="N39">
      <style:table-cell-properties fo:border-top="none" fo:border-bottom="2pt solid #000000" fo:border-left="none" fo:border-right="2pt solid #000000"/>
      <style:text-properties fo:font-size="14pt" style:font-size-asian="14pt" style:font-size-complex="14pt"/>
    </style:style>
    <style:style style:name="ce183" style:family="table-cell" style:parent-style-name="Default" style:data-style-name="N39">
      <style:text-properties fo:font-size="14pt" style:font-size-asian="14pt" style:font-size-complex="14pt"/>
    </style:style>
    <style:style style:name="ce184" style:family="table-cell" style:parent-style-name="Default" style:data-style-name="N0">
      <style:table-cell-properties fo:border-top="thin solid #2A6099" fo:border-bottom="thin solid #2A6099" fo:border-left="thin solid #2A6099" fo:border-right="none"/>
    </style:style>
    <style:style style:name="ce185" style:family="table-cell" style:parent-style-name="Default" style:data-style-name="N0">
      <style:table-cell-properties fo:border-top="thin solid #2A6099" fo:border-bottom="thin solid #2A6099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6" style:family="table-cell" style:parent-style-name="Default" style:data-style-name="N39">
      <style:table-cell-properties fo:border-top="thin solid #2A6099" fo:border-bottom="thin solid #2A6099" fo:border-left="none" fo:border-right="none"/>
      <style:text-properties fo:font-size="14pt" style:font-size-asian="14pt" style:font-size-complex="14pt"/>
    </style:style>
    <style:style style:name="ce187" style:family="table-cell" style:parent-style-name="Default" style:data-style-name="N39">
      <style:table-cell-properties fo:border-top="thin solid #2A6099" fo:border-bottom="thin solid #2A6099" fo:border-left="none" fo:border-right="thin solid #2A6099"/>
      <style:text-properties fo:font-size="14pt" style:font-size-asian="14pt" style:font-size-complex="14pt"/>
    </style:style>
    <style:style style:name="ce18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89" style:family="table-cell" style:parent-style-name="Default" style:data-style-name="N39">
      <style:table-cell-properties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190" style:family="table-cell" style:parent-style-name="Default" style:data-style-name="N39">
      <style:table-cell-properties fo:border-top="2pt solid #000000" fo:border-bottom="none" fo:border-left="none" fo:border-right="none"/>
      <style:text-properties fo:font-size="14pt" style:font-size-asian="14pt" style:font-size-complex="14pt"/>
    </style:style>
    <style:style style:name="ce191" style:family="table-cell" style:parent-style-name="Default" style:data-style-name="N39">
      <style:table-cell-properties fo:border-top="2pt solid #000000" fo:border-bottom="none" fo:border-left="none" fo:border-right="2pt solid #000000"/>
      <style:text-properties fo:font-size="14pt" style:font-size-asian="14pt" style:font-size-complex="14pt"/>
    </style:style>
    <style:style style:name="ce1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193" style:family="table-cell" style:parent-style-name="Default" style:data-style-name="N46">
      <style:table-cell-properties fo:border-top="none" fo:border-bottom="2pt solid #000000" fo:border-left="none" fo:border-right="none" fo:background-color="#E8F2A1"/>
      <style:text-properties fo:font-size="14pt" style:font-size-asian="14pt" style:font-size-complex="14pt"/>
    </style:style>
    <style:style style:name="ce194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font-size="14pt" style:font-size-asian="14pt" style:font-size-complex="14pt"/>
    </style:style>
    <style:style style:name="ce19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96" style:family="table-cell" style:parent-style-name="Default" style:data-style-name="N42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7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/>
    </style:style>
    <style:style style:name="ce199" style:family="table-cell" style:parent-style-name="Default" style:data-style-name="N46">
      <style:table-cell-properties fo:border-top="none" fo:border-bottom="2pt solid #000000" fo:border-left="none" fo:border-right="2pt solid #000000" fo:background-color="#E8F2A1"/>
      <style:text-properties fo:color="#C9211E" fo:font-size="14pt" style:font-size-asian="14pt" style:font-size-complex="14pt"/>
    </style:style>
    <style:style style:name="ce200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01" style:family="table-cell" style:parent-style-name="Default" style:data-style-name="N39">
      <style:table-cell-properties fo:border-top="thin solid #000000" fo:border-bottom="none" fo:border-left="none" fo:border-right="none"/>
      <style:text-properties fo:font-size="14pt" style:font-size-asian="14pt" style:font-size-complex="14pt"/>
    </style:style>
    <style:style style:name="ce202" style:family="table-cell" style:parent-style-name="Default" style:data-style-name="N39">
      <style:table-cell-properties fo:border-top="thin solid #000000" fo:border-bottom="none" fo:border-left="none" fo:border-right="thin solid #000000"/>
      <style:text-properties fo:font-size="14pt" style:font-size-asian="14pt" style:font-size-complex="14pt"/>
    </style:style>
    <style:style style:name="ce203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0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205" style:family="table-cell" style:parent-style-name="Default" style:data-style-name="N46">
      <style:table-cell-properties fo:border-top="none" fo:border-bottom="thin solid #000000" fo:border-left="none" fo:border-right="none" fo:background-color="#E8F2A1"/>
      <style:text-properties fo:font-size="14pt" style:font-size-asian="14pt" style:font-size-complex="14pt"/>
    </style:style>
    <style:style style:name="ce206" style:family="table-cell" style:parent-style-name="Default" style:data-style-name="N46">
      <style:table-cell-properties fo:border-top="none" fo:border-bottom="thin solid #000000" fo:border-left="none" fo:border-right="thin solid #000000" fo:background-color="#FFFF00"/>
      <style:text-properties fo:font-size="14pt" style:font-size-asian="14pt" style:font-size-complex="14pt"/>
    </style:style>
    <style:style style:name="ce207" style:family="table-cell" style:parent-style-name="Default" style:data-style-name="N0">
      <style:table-cell-properties fo:border-top="2pt solid #000000" fo:border-bottom="none" fo:border-left="2pt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2pt solid #000000" fo:border-bottom="none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09" style:family="table-cell" style:parent-style-name="Default" style:data-style-name="N0">
      <style:table-cell-properties fo:border-top="none" fo:border-bottom="2pt solid #000000" fo:border-left="2pt solid #000000" fo:border-right="none"/>
      <style:text-properties fo:font-size="18pt" style:font-size-asian="18pt" style:font-size-complex="18pt" fo:font-weight="bold" style:font-weight-asian="bold" style:font-weight-complex="bold"/>
    </style:style>
    <style:style style:name="ce210" style:family="table-cell" style:parent-style-name="Default" style:data-style-name="N0">
      <style:table-cell-properties fo:border-top="none" fo:border-bottom="2pt solid #000000" fo:border-left="none" fo:border-right="none"/>
      <style:text-properties fo:font-size="9pt" style:font-size-asian="9pt" style:font-size-complex="9pt"/>
    </style:style>
    <style:style style:name="ce211" style:family="table-cell" style:parent-style-name="Default" style:data-style-name="N46">
      <style:table-cell-properties fo:border-top="none" fo:border-bottom="2pt solid #000000" fo:border-left="none" fo:border-right="none"/>
      <style:text-properties fo:font-size="18pt" style:font-size-asian="18pt" style:font-size-complex="18pt" fo:font-weight="bold" style:font-weight-asian="bold" style:font-weight-complex="bold"/>
    </style:style>
    <style:style style:name="ce212" style:family="table-cell" style:parent-style-name="Default" style:data-style-name="N46">
      <style:table-cell-properties fo:border-top="none" fo:border-bottom="2pt solid #000000" fo:border-left="none" fo:border-right="2pt solid #000000"/>
      <style:text-properties fo:font-size="18pt" style:font-size-asian="18pt" style:font-size-complex="18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.79916666666667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2.16958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4.02166666666667cm"/>
    </style:style>
    <style:style style:name="co14" style:family="table-column">
      <style:table-column-properties fo:break-before="auto" style:column-width="2.56645833333333cm"/>
    </style:style>
    <style:style style:name="co15" style:family="table-column">
      <style:table-column-properties fo:break-before="auto" style:column-width="2.32833333333333cm"/>
    </style:style>
    <style:style style:name="co16" style:family="table-column">
      <style:table-column-properties fo:break-before="auto" style:column-width="3.01625cm"/>
    </style:style>
    <style:style style:name="co17" style:family="table-column">
      <style:table-column-properties fo:break-before="auto" style:column-width="1.08479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1.87854166666667cm"/>
    </style:style>
    <style:style style:name="co20" style:family="table-column">
      <style:table-column-properties fo:break-before="auto" style:column-width="2.40770833333333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301875cm"/>
    </style:style>
    <style:style style:name="co23" style:family="table-column">
      <style:table-column-properties fo:break-before="auto" style:column-width="1.37583333333333cm"/>
    </style:style>
    <style:style style:name="co24" style:family="table-column">
      <style:table-column-properties fo:break-before="auto" style:column-width="7.99041666666667cm"/>
    </style:style>
    <style:style style:name="co25" style:family="table-column">
      <style:table-column-properties fo:break-before="auto" style:column-width="2.24895833333333cm"/>
    </style:style>
    <style:style style:name="co26" style:family="table-column">
      <style:table-column-properties fo:break-before="auto" style:column-width="2.619375cm"/>
    </style:style>
    <style:style style:name="co27" style:family="table-column">
      <style:table-column-properties fo:break-before="auto" style:column-width="2.27541666666667cm" style:use-optimal-column-width="true"/>
    </style:style>
    <style:style style:name="co28" style:family="table-column">
      <style:table-column-properties fo:break-before="auto" style:column-width="1.61395833333333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5.84729166666667cm"/>
    </style:style>
    <style:style style:name="co31" style:family="table-column">
      <style:table-column-properties fo:break-before="auto" style:column-width="3.70416666666667cm"/>
    </style:style>
    <style:style style:name="co32" style:family="table-column">
      <style:table-column-properties fo:break-before="auto" style:column-width="4.6302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3.15pt" style:use-optimal-row-height="tru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13.7pt" style:use-optimal-row-height="false" fo:break-before="auto"/>
    </style:style>
    <style:style style:name="ro6" style:family="table-row">
      <style:table-row-properties style:row-height="16.7pt" style:use-optimal-row-height="false" fo:break-before="auto"/>
    </style:style>
    <style:style style:name="ro7" style:family="table-row">
      <style:table-row-properties style:row-height="17.2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6.15pt" style:use-optimal-row-height="false" fo:break-before="auto"/>
    </style:style>
    <style:style style:name="ro10" style:family="table-row">
      <style:table-row-properties style:row-height="12.75pt" style:use-optimal-row-height="fals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19.5pt" style:use-optimal-row-height="true" fo:break-before="auto"/>
    </style:style>
    <style:style style:name="ro15" style:family="table-row">
      <style:table-row-properties style:row-height="18pt" style:use-optimal-row-height="true" fo:break-before="auto"/>
    </style:style>
    <style:style style:name="ro16" style:family="table-row">
      <style:table-row-properties style:row-height="80.25pt" style:use-optimal-row-height="false" fo:break-before="auto"/>
    </style:style>
    <style:style style:name="ro17" style:family="table-row">
      <style:table-row-properties style:row-height="61.5pt" style:use-optimal-row-height="true" fo:break-before="auto"/>
    </style:style>
    <style:style style:name="ro18" style:family="table-row">
      <style:table-row-properties style:row-height="123.75pt" style:use-optimal-row-height="false" fo:break-before="auto"/>
    </style:style>
    <style:style style:name="ro19" style:family="table-row">
      <style:table-row-properties style:row-height="13.5pt" style:use-optimal-row-height="true" fo:break-before="auto"/>
    </style:style>
    <style:style style:name="ro20" style:family="table-row">
      <style:table-row-properties style:row-height="23.25pt" style:use-optimal-row-height="true" fo:break-before="auto"/>
    </style:style>
    <style:style style:name="ro21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table:tab-color="#F7D1D5" style:writing-mode="lr-tb"/>
    </style:style>
    <style:style style:name="ta2" style:family="table" style:master-page-name="mp1">
      <style:table-properties table:display="true" table:tab-color="#FFD7D7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4">
      <style:table-properties table:display="true" style:writing-mode="lr-tb"/>
    </style:style>
    <style:style style:name="ta7" style:family="table" style:master-page-name="">
      <style:table-properties table:display="fals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1-D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number-columns-repeated="16376" table:default-cell-style-name="ce1"/>
        <table:table-row table:style-name="ro1">
          <table:table-cell table:style-name="ce2"/>
          <table:table-cell office:value-type="string" table:style-name="ce3">
            <text:p>Doğuş</text:p>
          </table:table-cell>
          <table:table-cell office:value-type="string" table:style-name="ce1">
            <text:p>2021 ve sonrası</text:p>
          </table:table-cell>
          <table:table-cell table:number-columns-repeated="4" table:style-name="ce4"/>
          <table:table-cell table:number-columns-repeated="16377"/>
        </table:table-row>
        <table:table-row table:style-name="ro2">
          <table:table-cell office:value-type="string" table:style-name="ce5">
            <text:p>ödeme yapılan son</text:p>
          </table:table-cell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">
            <text:p>ADEM DUMAN</text:p>
          </table:table-cell>
          <table:table-cell table:number-columns-repeated="2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1-07-30T00:00:00" table:style-name="ce11">
            <text:p>30.07.2021</text:p>
          </table:table-cell>
          <table:table-cell office:value-type="string" table:style-name="ce1">
            <text:p>21-22</text:p>
          </table:table-cell>
          <table:table-cell office:value-type="float" office:value="24000" table:style-name="ce10">
            <text:p>24.000,00</text:p>
          </table:table-cell>
          <table:table-cell office:value-type="float" office:value="24000" table:style-name="ce10">
            <text:p>24.000,00</text:p>
          </table:table-cell>
          <table:table-cell office:value-type="float" office:value="0" table:formula="of:=[.C5]-[.D5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2-07-30T00:00:00" table:style-name="ce11">
            <text:p>30.07.2022</text:p>
          </table:table-cell>
          <table:table-cell office:value-type="string" table:style-name="ce1">
            <text:p>22-23</text:p>
          </table:table-cell>
          <table:table-cell office:value-type="float" office:value="36000" table:style-name="ce10">
            <text:p>36.000,00</text:p>
          </table:table-cell>
          <table:table-cell office:value-type="float" office:value="36000" table:style-name="ce10">
            <text:p>36.000,00</text:p>
          </table:table-cell>
          <table:table-cell office:value-type="float" office:value="0" table:formula="of:=[.C6]-[.D6]" table:style-name="ce4">
            <text:p>0,00</text:p>
          </table:table-cell>
          <table:table-cell table:number-columns-repeated="2" table:style-name="ce10"/>
          <table:table-cell table:number-columns-repeated="16377"/>
        </table:table-row>
        <table:table-row table:style-name="ro1">
          <table:table-cell office:value-type="date" office:date-value="2023-07-30T00:00:00" table:style-name="ce12">
            <text:p>30.07.2023</text:p>
          </table:table-cell>
          <table:table-cell office:value-type="string" table:style-name="ce1">
            <text:p>23-24</text:p>
          </table:table-cell>
          <table:table-cell office:value-type="float" office:value="60000" table:style-name="ce4">
            <text:p>60.000,00</text:p>
          </table:table-cell>
          <table:table-cell office:value-type="float" office:value="60000" table:style-name="ce4">
            <text:p>60.000,00</text:p>
          </table:table-cell>
          <table:table-cell office:value-type="float" office:value="0" table:formula="of:=[.C7]-[.D7]" table:style-name="ce4">
            <text:p>0,00</text:p>
          </table:table-cell>
          <table:table-cell table:style-name="ce4"/>
          <table:table-cell office:value-type="float" office:value="60000" table:formula="of:=[.D7]-[.F7]" table:style-name="ce4">
            <text:p>60.00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2">
            <text:p>30.07.2024</text:p>
          </table:table-cell>
          <table:table-cell office:value-type="string" table:style-name="ce13">
            <text:p>24-25</text:p>
          </table:table-cell>
          <table:table-cell office:value-type="float" office:value="78000" table:style-name="ce4">
            <text:p>78.000,00</text:p>
          </table:table-cell>
          <table:table-cell office:value-type="float" office:value="19500" table:formula="of:=[.D41]" table:style-name="ce4">
            <text:p>19.500,00</text:p>
          </table:table-cell>
          <table:table-cell office:value-type="float" office:value="58500" table:formula="of:=[.C8]-[.D8]" table:style-name="ce4">
            <text:p>58.500,00</text:p>
          </table:table-cell>
          <table:table-cell table:style-name="ce4"/>
          <table:table-cell office:value-type="float" office:value="19500" table:formula="of:=[.D8]-[.F8]" table:style-name="ce4">
            <text:p>19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string" table:style-name="ce1">
            <text:p>Kirada Oturma Dönem 28 Şubat ile sonraki yıl 27 Şubat tarihleri arasıd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Ödeme kira dönem başalangıcından 6 ay önce başlar. Döneme ait Kira ödemesi bittiğin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onraki yılın ödemesi 6 ay önceden başlar</text:p>
          </table:table-cell>
          <table:table-cell table:number-columns-repeated="16383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<text:s/>tarihine kadar şubat ayı enflasyonu ile artış yapılıp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önceki 6 ay farkı son altı ayda tahsil ediliyor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ilk ödemeler 3000 son ödemeler 6500 TL toplamda 60000 TL uygulandı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bedeli toplamda 60000 aylık 5000 TL oldu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023 8. ayda 2023-24 için 60000 TL olan bedel %30 artışla 6500x12=78000 olarak belirlend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8000 TL 28-02-2024 ile 27-02-2025 bedelidir ve ödemeler 2023 yılının 8. ayında başlamıştır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şubat ayında nakit ödeme yapmak yerine 6 ay öncesinden başlayarak 12 aylık ortalam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vadeye göre ödeme yapılmaktadır. Yıllık artışlarda şubat ayına göre değil ağustos ayın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öre uygulanacak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Ödenecek</text:p>
          </table:table-cell>
          <table:table-cell office:value-type="string" table:style-name="ce1">
            <text:p>Ödenen</text:p>
          </table:table-cell>
          <table:table-cell office:value-type="string" table:style-name="ce1">
            <text:p>Bakiy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28-02-2024 -27-02-2025 bedeli</text:p>
          </table:table-cell>
          <table:table-cell table:style-name="ce1"/>
          <table:table-cell office:value-type="float" office:value="78000" table:style-name="ce1">
            <text:p>780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8-02-2024 -27-02-2025 için yapılan ödemeler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date" office:date-value="2023-08-30T00:00:00" table:style-name="ce13">
            <text:p>30.08.2023</text:p>
          </table:table-cell>
          <table:table-cell office:value-type="string" table:style-name="ce14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8]-[.D28]" table:style-name="ce4">
            <text:p>0,00</text:p>
          </table:table-cell>
          <table:table-cell table:style-name="ce4"/>
          <table:table-cell office:value-type="float" office:value="6500" table:formula="of:=[.D28]-[.F28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9-30T00:00:00" table:style-name="ce15">
            <text:p>30.Eyl</text:p>
          </table:table-cell>
          <table:table-cell office:value-type="string" table:style-name="ce1">
            <text:p>bankadan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29]-[.D29]+[.E28]" table:style-name="ce4">
            <text:p>0,00</text:p>
          </table:table-cell>
          <table:table-cell table:style-name="ce1"/>
          <table:table-cell office:value-type="float" office:value="6500" table:formula="of:=[.D29]-[.F29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0-30T00:00:00" table:style-name="ce15">
            <text:p>30.Eki</text:p>
          </table:table-cell>
          <table:table-cell office:value-type="string" table:style-name="ce1">
            <text:p>nakit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C30]-[.D30]+[.E29]" table:style-name="ce4">
            <text:p>0,00</text:p>
          </table:table-cell>
          <table:table-cell table:style-name="ce1"/>
          <table:table-cell office:value-type="float" office:value="6500" table:formula="of:=[.D30]-[.F30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11-30T00:00:00" table:style-name="ce15">
            <text:p>30.Kas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6500" table:formula="of:=[.C31]-[.D31]+[.E30]" table:style-name="ce4">
            <text:p>6.500,00</text:p>
          </table:table-cell>
          <table:table-cell table:style-name="ce1"/>
          <table:table-cell office:value-type="float" office:value="0" table:formula="of:=[.D31]-[.F3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12-30T00:00:00" table:style-name="ce15">
            <text:p>30.Ara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3000" table:formula="of:=[.C32]-[.D32]+[.E31]" table:style-name="ce4">
            <text:p>13.000,00</text:p>
          </table:table-cell>
          <table:table-cell table:style-name="ce1"/>
          <table:table-cell office:value-type="float" office:value="0" table:formula="of:=[.D32]-[.F3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30T00:00:00" table:style-name="ce16">
            <text:p>30.01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19500" table:formula="of:=[.C33]-[.D33]+[.E32]" table:style-name="ce4">
            <text:p>19.500,00</text:p>
          </table:table-cell>
          <table:table-cell table:style-name="ce1"/>
          <table:table-cell office:value-type="float" office:value="0" table:formula="of:=[.D33]-[.F3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8T00:00:00" table:style-name="ce16">
            <text:p>28.02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26000" table:formula="of:=[.C34]-[.D34]+[.E33]" table:style-name="ce4">
            <text:p>26.000,00</text:p>
          </table:table-cell>
          <table:table-cell table:style-name="ce1"/>
          <table:table-cell office:value-type="float" office:value="0" table:formula="of:=[.D34]-[.F3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30T00:00:00" table:style-name="ce16">
            <text:p>30.03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2500" table:formula="of:=[.C35]-[.D35]+[.E34]" table:style-name="ce4">
            <text:p>32.500,00</text:p>
          </table:table-cell>
          <table:table-cell table:style-name="ce1"/>
          <table:table-cell office:value-type="float" office:value="0" table:formula="of:=[.D35]-[.F35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4-30T00:00:00" table:style-name="ce16">
            <text:p>30.04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39000" table:formula="of:=[.C36]-[.D36]+[.E35]" table:style-name="ce4">
            <text:p>39.000,00</text:p>
          </table:table-cell>
          <table:table-cell table:style-name="ce1"/>
          <table:table-cell office:value-type="float" office:value="0" table:formula="of:=[.D36]-[.F36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5-30T00:00:00" table:style-name="ce16">
            <text:p>30.05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45500" table:formula="of:=[.C37]-[.D37]+[.E36]" table:style-name="ce4">
            <text:p>45.500,00</text:p>
          </table:table-cell>
          <table:table-cell table:style-name="ce1"/>
          <table:table-cell office:value-type="float" office:value="0" table:formula="of:=[.D37]-[.F3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6-30T00:00:00" table:style-name="ce16">
            <text:p>30.06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2000" table:formula="of:=[.C38]-[.D38]+[.E37]" table:style-name="ce4">
            <text:p>52.000,00</text:p>
          </table:table-cell>
          <table:table-cell table:style-name="ce1"/>
          <table:table-cell office:value-type="float" office:value="0" table:formula="of:=[.D38]-[.F38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7-30T00:00:00" table:style-name="ce16">
            <text:p>30.07.2024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table:style-name="ce1"/>
          <table:table-cell office:value-type="float" office:value="58500" table:formula="of:=[.C39]-[.D39]+[.E38]" table:style-name="ce4">
            <text:p>58.500,00</text:p>
          </table:table-cell>
          <table:table-cell table:style-name="ce1"/>
          <table:table-cell office:value-type="float" office:value="0" table:formula="of:=[.D39]-[.F39]" table:style-name="ce4">
            <text:p>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Toplam</text:p>
          </table:table-cell>
          <table:table-cell office:value-type="float" office:value="78000" table:formula="of:=SUM([.C28:.C40])" table:style-name="ce1">
            <text:p>78000</text:p>
          </table:table-cell>
          <table:table-cell office:value-type="float" office:value="19500" table:formula="of:=SUM([.D28:.D40])" table:style-name="ce1">
            <text:p>19500</text:p>
          </table:table-cell>
          <table:table-cell table:number-columns-repeated="16380" table:style-name="ce1"/>
        </table:table-row>
        <table:table-row table:number-rows-repeated="7" table:style-name="ro1">
          <table:table-cell table:number-columns-repeated="16384" table:style-name="ce1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24000" table:style-name="ce4">
            <text:p>24.000,00</text:p>
          </table:table-cell>
          <table:table-cell table:style-name="ce4"/>
          <table:table-cell office:value-type="float" office:value="24000" table:formula="of:=[.C52]-[.D52]" table:style-name="ce4">
            <text:p>24.000,00</text:p>
          </table:table-cell>
          <table:table-cell table:style-name="ce4"/>
          <table:table-cell office:value-type="float" office:value="0" table:formula="of:=[.D52]-[.F5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style-name="ce4"/>
          <table:table-cell office:value-type="float" office:value="24000" table:style-name="ce4">
            <text:p>24.000,00</text:p>
          </table:table-cell>
          <table:table-cell office:value-type="float" office:value="0" table:formula="of:=[.E52]-[.D53]" table:style-name="ce4">
            <text:p>0,00</text:p>
          </table:table-cell>
          <table:table-cell table:style-name="ce4"/>
          <table:table-cell office:value-type="float" office:value="24000" table:formula="of:=[.D53]-[.F53]" table:style-name="ce4">
            <text:p>24.0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1 * 27-02-22 hesabı sıfırlandı</text:p>
          </table:table-cell>
          <table:table-cell table:number-columns-repeated="5" table:style-name="ce4"/>
          <table:table-cell table:number-columns-repeated="16377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NET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Adem Duman</text:p>
          </table:table-cell>
          <table:table-cell office:value-type="float" office:value="36000" table:style-name="ce4">
            <text:p>36.000,00</text:p>
          </table:table-cell>
          <table:table-cell table:style-name="ce4"/>
          <table:table-cell office:value-type="float" office:value="36000" table:formula="of:=[.C59]-[.D59]" table:style-name="ce4">
            <text:p>36.000,00</text:p>
          </table:table-cell>
          <table:table-cell table:style-name="ce4"/>
          <table:table-cell office:value-type="float" office:value="0" table:formula="of:=[.D59]-[.F59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59]-[.D60]" table:style-name="ce4">
            <text:p>36.000,00</text:p>
          </table:table-cell>
          <table:table-cell table:style-name="ce4"/>
          <table:table-cell office:value-type="float" office:value="0" table:formula="of:=[.D60]-[.F60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2 * 27-02-23</text:p>
          </table:table-cell>
          <table:table-cell table:number-columns-repeated="2" table:style-name="ce4"/>
          <table:table-cell office:value-type="float" office:value="36000" table:formula="of:=[.E60]-[.D61]" table:style-name="ce4">
            <text:p>36.000,00</text:p>
          </table:table-cell>
          <table:table-cell table:style-name="ce4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table:style-name="ce13"/>
          <table:table-cell table:number-columns-repeated="2" table:style-name="ce4"/>
          <table:table-cell office:value-type="float" office:value="36000" table:formula="of:=[.E61]-[.D62]" table:style-name="ce4">
            <text:p>36.000,00</text:p>
          </table:table-cell>
          <table:table-cell table:style-name="ce4"/>
          <table:table-cell office:value-type="float" office:value="0" table:formula="of:=[.D62]-[.F6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8-30T00:00:00" table:style-name="ce12">
            <text:p>30.08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0" table:style-name="ce4">
            <text:p>0,00</text:p>
          </table:table-cell>
          <table:table-cell office:value-type="float" office:value="36000" table:formula="of:=[.E62]-[.D63]" table:style-name="ce4">
            <text:p>36.000,00</text:p>
          </table:table-cell>
          <table:table-cell table:style-name="ce4"/>
          <table:table-cell office:value-type="float" office:value="0" table:formula="of:=[.D63]-[.F6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1-09-30T00:00:00" table:style-name="ce12">
            <text:p>30.09.2021</text:p>
          </table:table-cell>
          <table:table-cell office:value-type="string" table:style-name="ce13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4000" table:style-name="ce4">
            <text:p>4.000,00</text:p>
          </table:table-cell>
          <table:table-cell office:value-type="float" office:value="32000" table:formula="of:=[.E63]-[.D64]" table:style-name="ce4">
            <text:p>32.000,00</text:p>
          </table:table-cell>
          <table:table-cell table:style-name="ce4"/>
          <table:table-cell office:value-type="float" office:value="4000" table:formula="of:=[.D64]-[.F64]" table:style-name="ce4">
            <text:p>4.000,00</text:p>
          </table:table-cell>
          <table:table-cell table:number-columns-repeated="16377"/>
        </table:table-row>
        <table:table-row table:style-name="ro1">
          <table:table-cell office:value-type="date" office:date-value="2021-10-30T00:00:00" table:style-name="ce12">
            <text:p>30.10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30000" table:formula="of:=[.E64]-[.D65]" table:style-name="ce4">
            <text:p>30.000,00</text:p>
          </table:table-cell>
          <table:table-cell table:style-name="ce4"/>
          <table:table-cell office:value-type="float" office:value="2000" table:formula="of:=[.D65]-[.F65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1-30T00:00:00" table:style-name="ce12">
            <text:p>30.11.2021</text:p>
          </table:table-cell>
          <table:table-cell office:value-type="string" table:style-name="ce1">
            <text:p>Senet 2000 X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8000" table:formula="of:=[.E65]-[.D66]" table:style-name="ce4">
            <text:p>28.000,00</text:p>
          </table:table-cell>
          <table:table-cell table:style-name="ce4"/>
          <table:table-cell office:value-type="float" office:value="2000" table:formula="of:=[.D66]-[.F66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1-12-30T00:00:00" table:style-name="ce12">
            <text:p>30.12.2021</text:p>
          </table:table-cell>
          <table:table-cell office:value-type="string" table:style-name="ce1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6000" table:formula="of:=[.E66]-[.D67]" table:style-name="ce4">
            <text:p>26.000,00</text:p>
          </table:table-cell>
          <table:table-cell table:style-name="ce4"/>
          <table:table-cell office:value-type="float" office:value="2000" table:formula="of:=[.D67]-[.F67]" table:style-name="ce4">
            <text:p>2.000,00</text:p>
          </table:table-cell>
          <table:table-cell table:number-columns-repeated="16377" table:style-name="ce1"/>
        </table:table-row>
        <table:table-row table:style-name="ro1">
          <table:table-cell office:value-type="date" office:date-value="2022-01-30T00:00:00" table:style-name="ce17">
            <text:p>30.01.2022</text:p>
          </table:table-cell>
          <table:table-cell office:value-type="string" table:style-name="ce18">
            <text:p>Senet 2000</text:p>
          </table:table-cell>
          <table:table-cell office:value-type="float" office:value="2000" table:style-name="ce4">
            <text:p>2.000,00</text:p>
          </table:table-cell>
          <table:table-cell office:value-type="float" office:value="2000" table:style-name="ce4">
            <text:p>2.000,00</text:p>
          </table:table-cell>
          <table:table-cell office:value-type="float" office:value="24000" table:formula="of:=[.E67]-[.D68]" table:style-name="ce4">
            <text:p>24.000,00</text:p>
          </table:table-cell>
          <table:table-cell table:style-name="ce4"/>
          <table:table-cell office:value-type="float" office:value="2000" table:formula="of:=[.D68]-[.F68]" table:style-name="ce4">
            <text:p>2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table:number-columns-repeated="4" table:style-name="ce1"/>
          <table:table-cell office:value-type="float" office:value="24000" table:formula="of:=[.E68]-[.D69]" table:style-name="ce4">
            <text:p>24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2-28T00:00:00" table:style-name="ce17">
            <text:p>28.02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4">
            <text:p>3.000,00</text:p>
          </table:table-cell>
          <table:table-cell office:value-type="float" office:value="21000" table:formula="of:=[.E69]-[.D70]" table:style-name="ce4">
            <text:p>21.000,00</text:p>
          </table:table-cell>
          <table:table-cell table:style-name="ce4"/>
          <table:table-cell office:value-type="float" office:value="3000" table:formula="of:=[.D70]-[.F70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3-30T00:00:00" table:style-name="ce17">
            <text:p>30.03.2022</text:p>
          </table:table-cell>
          <table:table-cell office:value-type="string" table:style-name="ce18">
            <text:p>Nakit 3000</text:p>
          </table:table-cell>
          <table:table-cell office:value-type="float" office:value="3000" table:style-name="ce4">
            <text:p>3.000,00</text:p>
          </table:table-cell>
          <table:table-cell office:value-type="float" office:value="3000" table:style-name="ce19">
            <text:p>3.000,00</text:p>
          </table:table-cell>
          <table:table-cell office:value-type="float" office:value="18000" table:formula="of:=[.E70]-[.D71]" table:style-name="ce4">
            <text:p>18.000,00</text:p>
          </table:table-cell>
          <table:table-cell table:style-name="ce4"/>
          <table:table-cell office:value-type="float" office:value="3000" table:formula="of:=[.D71]-[.F71]" table:style-name="ce4">
            <text:p>3.000,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date" office:date-value="2022-04-30T00:00:00" table:style-name="ce17">
            <text:p>30.04.2022</text:p>
          </table:table-cell>
          <table:table-cell office:value-type="string" table:style-name="ce1">
            <text:p>Nakit 3000 10-05-2022</text:p>
          </table:table-cell>
          <table:table-cell office:value-type="float" office:value="3000" table:style-name="ce4">
            <text:p>3.000,00</text:p>
          </table:table-cell>
          <table:table-cell office:value-type="float" office:value="5000" table:style-name="ce20">
            <text:p>5.000,00</text:p>
          </table:table-cell>
          <table:table-cell office:value-type="float" office:value="13000" table:formula="of:=[.E71]-[.D72]" table:style-name="ce4">
            <text:p>13.000,00</text:p>
          </table:table-cell>
          <table:table-cell table:style-name="ce4"/>
          <table:table-cell office:value-type="float" office:value="5000" table:formula="of:=[.D72]-[.F72]" table:style-name="ce4">
            <text:p>5.000,00</text:p>
          </table:table-cell>
          <table:table-cell office:value-type="date" office:date-value="2022-05-10T00:00:00" table:style-name="ce13">
            <text:p>10.05.2022</text:p>
          </table:table-cell>
          <table:table-cell table:number-columns-repeated="16376"/>
        </table:table-row>
        <table:table-row table:style-name="ro1">
          <table:table-cell office:value-type="date" office:date-value="2022-05-30T00:00:00" table:style-name="ce17">
            <text:p>30.05.2022</text:p>
          </table:table-cell>
          <table:table-cell office:value-type="string" table:style-name="ce1">
            <text:p>Nakit 5000</text:p>
          </table:table-cell>
          <table:table-cell office:value-type="float" office:value="5000" table:style-name="ce4">
            <text:p>5.000,00</text:p>
          </table:table-cell>
          <table:table-cell office:value-type="float" office:value="3000" table:style-name="ce20">
            <text:p>3.000,00</text:p>
          </table:table-cell>
          <table:table-cell office:value-type="float" office:value="10000" table:formula="of:=[.E72]-[.D73]" table:style-name="ce4">
            <text:p>10.000,00</text:p>
          </table:table-cell>
          <table:table-cell table:style-name="ce4"/>
          <table:table-cell office:value-type="float" office:value="3000" table:formula="of:=[.D73]-[.F73]" table:style-name="ce4">
            <text:p>3.000,00</text:p>
          </table:table-cell>
          <table:table-cell office:value-type="date" office:date-value="2022-05-30T00:00:00" table:style-name="ce13">
            <text:p>30.05.2022</text:p>
          </table:table-cell>
          <table:table-cell table:number-columns-repeated="16376"/>
        </table:table-row>
        <table:table-row table:style-name="ro1">
          <table:table-cell office:value-type="date" office:date-value="2022-06-30T00:00:00" table:style-name="ce17">
            <text:p>30.06.2022</text:p>
          </table:table-cell>
          <table:table-cell office:value-type="string" table:style-name="ce21">
            <text:p>BANKADAN 5-7 4000</text:p>
          </table:table-cell>
          <table:table-cell office:value-type="float" office:value="5000" table:style-name="ce4">
            <text:p>5.000,00</text:p>
          </table:table-cell>
          <table:table-cell office:value-type="float" office:value="4000" table:style-name="ce20">
            <text:p>4.000,00</text:p>
          </table:table-cell>
          <table:table-cell office:value-type="float" office:value="6000" table:formula="of:=[.E73]-[.D74]" table:style-name="ce4">
            <text:p>6.000,00</text:p>
          </table:table-cell>
          <table:table-cell table:style-name="ce4"/>
          <table:table-cell office:value-type="float" office:value="4000" table:formula="of:=[.D74]-[.F74]" table:style-name="ce4">
            <text:p>4.000,00</text:p>
          </table:table-cell>
          <table:table-cell office:value-type="date" office:date-value="2022-07-05T00:00:00" table:style-name="ce13">
            <text:p>05.07.2022</text:p>
          </table:table-cell>
          <table:table-cell table:number-columns-repeated="16376"/>
        </table:table-row>
        <table:table-row table:style-name="ro1">
          <table:table-cell office:value-type="date" office:date-value="2022-07-30T00:00:00" table:style-name="ce17">
            <text:p>30.07.2022</text:p>
          </table:table-cell>
          <table:table-cell office:value-type="string" table:style-name="ce1">
            <text:p>BANKADAN 29-8 <text:s/>5000</text:p>
          </table:table-cell>
          <table:table-cell office:value-type="float" office:value="5000" table:style-name="ce4">
            <text:p>5.000,00</text:p>
          </table:table-cell>
          <table:table-cell office:value-type="float" office:value="5000" table:style-name="ce4">
            <text:p>5.000,00</text:p>
          </table:table-cell>
          <table:table-cell office:value-type="float" office:value="1000" table:formula="of:=[.E74]-[.D75]" table:style-name="ce4">
            <text:p>1.000,00</text:p>
          </table:table-cell>
          <table:table-cell table:style-name="ce4"/>
          <table:table-cell office:value-type="float" office:value="5000" table:formula="of:=[.D75]-[.F75]" table:style-name="ce4">
            <text:p>5.000,00</text:p>
          </table:table-cell>
          <table:table-cell office:value-type="date" office:date-value="2022-08-29T00:00:00" table:style-name="ce13">
            <text:p>29.08.2022</text:p>
          </table:table-cell>
          <table:table-cell table:number-columns-repeated="16376"/>
        </table:table-row>
        <table:table-row table:style-name="ro1">
          <table:table-cell office:value-type="date" office:date-value="2022-08-30T00:00:00" table:style-name="ce17">
            <text:p>30.08.2022</text:p>
          </table:table-cell>
          <table:table-cell table:style-name="ce1"/>
          <table:table-cell table:style-name="ce4"/>
          <table:table-cell office:value-type="float" office:value="1000" table:style-name="ce4">
            <text:p>1.000,00</text:p>
          </table:table-cell>
          <table:table-cell office:value-type="float" office:value="0" table:formula="of:=[.E75]-[.D76]" table:style-name="ce4">
            <text:p>0,00</text:p>
          </table:table-cell>
          <table:table-cell table:style-name="ce4"/>
          <table:table-cell office:value-type="float" office:value="1000" table:formula="of:=[.D76]-[.F76]" table:style-name="ce4">
            <text:p>1.000,00</text:p>
          </table:table-cell>
          <table:table-cell table:number-columns-repeated="16377" table:style-name="ce1"/>
        </table:table-row>
        <table:table-row table:style-name="ro1">
          <table:table-cell table:style-name="ce12"/>
          <table:table-cell office:value-type="string" table:style-name="ce1">
            <text:p>28-02-2022 * 27-02-23 hesabı sıfırlandı</text:p>
          </table:table-cell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 table:style-name="ce1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6000" table:formula="of:=SUM([.C63:.C78])" table:style-name="ce22">
            <text:p>36.000,00</text:p>
          </table:table-cell>
          <table:table-cell office:value-type="float" office:value="36000" table:formula="of:=SUM([.D59:.D78])" table:style-name="ce22">
            <text:p>36.000,00</text:p>
          </table:table-cell>
          <table:table-cell office:value-type="float" office:value="0" table:formula="of:=[.C79]-[.D79]" table:style-name="ce23">
            <text:p>0,00</text:p>
          </table:table-cell>
          <table:table-cell office:value-type="float" office:value="0" table:formula="of:=SUM([.F59:.F78])" table:style-name="ce22">
            <text:p>0,00</text:p>
          </table:table-cell>
          <table:table-cell office:value-type="float" office:value="36000" table:formula="of:=[.D79]-[.F79]" table:style-name="ce22">
            <text:p>36.000,00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Doğuş Toplam Gelir</text:p>
          </table:table-cell>
          <table:table-cell table:style-name="ce1"/>
          <table:table-cell office:value-type="float" office:value="36000" table:formula="of:=[.G79]" table:style-name="ce22">
            <text:p>36.0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36000" table:formula="of:=[.G81]" table:style-name="ce22">
            <text:p>36.00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- 27-02-2024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float" office:value="2022" table:style-name="ce1">
            <text:p>2022</text:p>
          </table:table-cell>
          <table:table-cell office:value-type="float" office:value="36000" table:style-name="ce1">
            <text:p>36000</text:p>
          </table:table-cell>
          <table:table-cell table:style-name="ce1"/>
          <table:table-cell office:value-type="float" office:value="36000" table:formula="of:=[.C86]" table:style-name="ce1">
            <text:p>360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şubat tüfe</text:p>
          </table:table-cell>
          <table:table-cell office:value-type="percentage" office:value="0.73" table:style-name="ce25">
            <text:p>%73,0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2023 artış</text:p>
          </table:table-cell>
          <table:table-cell table:number-columns-repeated="2" table:style-name="ce1"/>
          <table:table-cell office:value-type="float" office:value="26280" table:formula="of:=[.C86]*[.C87]" table:style-name="ce1">
            <text:p>26280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1">
            <text:p>28-02-2023 * 27-02-24 bedeli</text:p>
          </table:table-cell>
          <table:table-cell table:style-name="ce26"/>
          <table:table-cell table:style-name="ce1"/>
          <table:table-cell office:value-type="float" office:value="62280" table:formula="of:=[.E86]+[.E88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number-columns-repeated="4" table:style-name="ce1"/>
          <table:table-cell office:value-type="float" office:value="62280" table:formula="of:=[.E90]-[.D91]" table:style-name="ce4">
            <text:p>62.280,00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2023 indirim</text:p>
          </table:table-cell>
          <table:table-cell table:style-name="ce1"/>
          <table:table-cell office:value-type="float" office:value="2280" table:style-name="ce1">
            <text:p>2280</text:p>
          </table:table-cell>
          <table:table-cell office:value-type="float" office:value="60000" table:formula="of:=[.E91]-[.D92]" table:style-name="ce4">
            <text:p>60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3-08-29T00:00:00" table:style-name="ce27">
            <text:p>29.08.2023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7000" table:formula="of:=[.E92]-[.D93]" table:style-name="ce4">
            <text:p>57.000,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2-09-30T00:00:00" table:style-name="ce17">
            <text:p>30.09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4000" table:formula="of:=[.E93]-[.D94]" table:style-name="ce4">
            <text:p>54.000,00</text:p>
          </table:table-cell>
          <table:table-cell table:style-name="ce4"/>
          <table:table-cell office:value-type="float" office:value="3000" table:formula="of:=[.D94]-[.F94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0-31T00:00:00" table:style-name="ce17">
            <text:p>31.10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51000" table:formula="of:=[.E94]-[.D95]" table:style-name="ce4">
            <text:p>51.000,00</text:p>
          </table:table-cell>
          <table:table-cell table:style-name="ce4"/>
          <table:table-cell office:value-type="float" office:value="3000" table:formula="of:=[.D95]-[.F9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1-30T00:00:00" table:style-name="ce17">
            <text:p>30.11.2022</text:p>
          </table:table-cell>
          <table:table-cell office:value-type="string" table:style-name="ce14">
            <text:p>Nakit 3000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8000" table:formula="of:=[.E95]-[.D96]" table:style-name="ce4">
            <text:p>48.000,00</text:p>
          </table:table-cell>
          <table:table-cell table:style-name="ce4"/>
          <table:table-cell office:value-type="float" office:value="3000" table:formula="of:=[.D96]-[.F96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12-30T00:00:00" table:style-name="ce28">
            <text:p>30.12.2022</text:p>
          </table:table-cell>
          <table:table-cell office:value-type="string" table:style-name="ce14">
            <text:p>Nakit 3000 bankadan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45000" table:formula="of:=[.E96]-[.D97]" table:style-name="ce4">
            <text:p>45.000,00</text:p>
          </table:table-cell>
          <table:table-cell table:style-name="ce4"/>
          <table:table-cell office:value-type="float" office:value="3000" table:formula="of:=[.D97]-[.F97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3-01-30T00:00:00" table:style-name="ce27">
            <text:p>30.01.2023</text:p>
          </table:table-cell>
          <table:table-cell office:value-type="string" table:style-name="ce14">
            <text:p>Nakit 3000 bankadan 6-2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39000" table:formula="of:=[.E97]-[.D98]" table:style-name="ce4">
            <text:p>39.000,00</text:p>
          </table:table-cell>
          <table:table-cell table:style-name="ce4"/>
          <table:table-cell office:value-type="float" office:value="6000" table:formula="of:=[.D98]-[.F98]" table:style-name="ce4">
            <text:p>6.000,00</text:p>
          </table:table-cell>
          <table:table-cell table:number-columns-repeated="16377"/>
        </table:table-row>
        <table:table-row table:style-name="ro1">
          <table:table-cell office:value-type="date" office:date-value="2023-02-28T00:00:00" table:style-name="ce13">
            <text:p>28.02.2023</text:p>
          </table:table-cell>
          <table:table-cell office:value-type="string" table:style-name="ce14">
            <text:p>Nakit 3000 ELDEN</text:p>
          </table:table-cell>
          <table:table-cell table:style-name="ce1"/>
          <table:table-cell office:value-type="float" office:value="6500" table:style-name="ce1">
            <text:p>6500</text:p>
          </table:table-cell>
          <table:table-cell office:value-type="float" office:value="32500" table:formula="of:=[.E98]-[.D99]" table:style-name="ce4">
            <text:p>32.500,00</text:p>
          </table:table-cell>
          <table:table-cell table:style-name="ce4"/>
          <table:table-cell office:value-type="float" office:value="6500" table:formula="of:=[.D99]-[.F99]" table:style-name="ce4">
            <text:p>6.500,00</text:p>
          </table:table-cell>
          <table:table-cell table:number-columns-repeated="16377"/>
        </table:table-row>
        <table:table-row table:style-name="ro1">
          <table:table-cell table:number-columns-repeated="4" table:style-name="ce1"/>
          <table:table-cell office:value-type="float" office:value="32500" table:formula="of:=[.E99]-[.D100]" table:style-name="ce4">
            <text:p>32.500,00</text:p>
          </table:table-cell>
          <table:table-cell table:style-name="ce4"/>
          <table:table-cell office:value-type="float" office:value="0" table:formula="of:=[.D100]-[.F100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3-30T00:00:00" table:style-name="ce13">
            <text:p>30.03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26000" table:formula="of:=[.E100]-[.D101]" table:style-name="ce4">
            <text:p>26.000,00</text:p>
          </table:table-cell>
          <table:table-cell table:style-name="ce4"/>
          <table:table-cell office:value-type="float" office:value="6500" table:formula="of:=[.D101]-[.F101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4-30T00:00:00" table:style-name="ce13">
            <text:p>30.04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9500" table:formula="of:=[.E101]-[.D102]" table:style-name="ce4">
            <text:p>19.500,00</text:p>
          </table:table-cell>
          <table:table-cell table:style-name="ce4"/>
          <table:table-cell office:value-type="float" office:value="6500" table:formula="of:=[.D102]-[.F102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5-30T00:00:00" table:style-name="ce13">
            <text:p>30.05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13000" table:formula="of:=[.E102]-[.D103]" table:style-name="ce4">
            <text:p>13.000,00</text:p>
          </table:table-cell>
          <table:table-cell table:style-name="ce4"/>
          <table:table-cell office:value-type="float" office:value="6500" table:formula="of:=[.D103]-[.F103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6-30T00:00:00" table:style-name="ce13">
            <text:p>30.06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formula="of:=[.E103]-[.D104]" table:style-name="ce4">
            <text:p>6.500,00</text:p>
          </table:table-cell>
          <table:table-cell table:style-name="ce4"/>
          <table:table-cell office:value-type="float" office:value="6500" table:formula="of:=[.D104]-[.F104]" table:style-name="ce4">
            <text:p>6.500,00</text:p>
          </table:table-cell>
          <table:table-cell table:number-columns-repeated="16377"/>
        </table:table-row>
        <table:table-row table:style-name="ro1">
          <table:table-cell office:value-type="date" office:date-value="2023-07-30T00:00:00" table:style-name="ce13">
            <text:p>30.07.2023</text:p>
          </table:table-cell>
          <table:table-cell office:value-type="string" table:style-name="ce14">
            <text:p>Nakit 6500</text:p>
          </table:table-cell>
          <table:table-cell office:value-type="float" office:value="6500" table:style-name="ce1">
            <text:p>6500</text:p>
          </table:table-cell>
          <table:table-cell office:value-type="float" office:value="6500" table:style-name="ce1">
            <text:p>6500</text:p>
          </table:table-cell>
          <table:table-cell office:value-type="float" office:value="0" table:formula="of:=[.E104]-[.D105]" table:style-name="ce4">
            <text:p>0,00</text:p>
          </table:table-cell>
          <table:table-cell table:style-name="ce4"/>
          <table:table-cell office:value-type="float" office:value="6500" table:formula="of:=[.D105]-[.F105]" table:style-name="ce4">
            <text:p>6.500,00</text:p>
          </table:table-cell>
          <table:table-cell table:number-columns-repeated="16377"/>
        </table:table-row>
        <table:table-row table:style-name="ro1">
          <table:table-cell table:style-name="ce1"/>
          <table:table-cell office:value-type="string" table:style-name="ce1">
            <text:p>28-02-2023 - 27-02-2024 hesabı sıfırlandı</text:p>
          </table:table-cell>
          <table:table-cell table:number-columns-repeated="16382" table:style-name="ce1"/>
        </table:table-row>
        <table:table-row table:number-rows-repeated="6" table:style-name="ro1">
          <table:table-cell table:number-columns-repeated="16384" table:style-name="ce1"/>
        </table:table-row>
        <table:table-row table:number-rows-repeated="1048464" table:style-name="ro3">
          <table:table-cell table:number-columns-repeated="16384"/>
        </table:table-row>
      </table:table>
      <table:table table:name="02--_Tzgmrg" table:style-name="ta2"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number-rows-repeated="2" table:style-name="ro1">
          <table:table-cell table:style-name="ce2"/>
          <table:table-cell table:style-name="ce3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3-01-20T00:00:00" table:style-name="ce12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C8]-[.D8]" table:style-name="ce4">
            <text:p>0,00</text:p>
          </table:table-cell>
          <table:table-cell table:style-name="ce4"/>
          <table:table-cell office:value-type="float" office:value="1650" table:formula="of:=[.D8]-[.F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2-20T00:00:00" table:style-name="ce12">
            <text:p>20.02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8]-[.D9]+[.C9]" table:style-name="ce4">
            <text:p>0,00</text:p>
          </table:table-cell>
          <table:table-cell table:style-name="ce4"/>
          <table:table-cell office:value-type="float" office:value="1650" table:formula="of:=[.D9]-[.F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3-20T00:00:00" table:style-name="ce12">
            <text:p>20.03.2023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0" table:formula="of:=[.E9]-[.D10]+[.C10]" table:style-name="ce4">
            <text:p>0,00</text:p>
          </table:table-cell>
          <table:table-cell table:style-name="ce4"/>
          <table:table-cell office:value-type="float" office:value="1650" table:formula="of:=[.D10]-[.F10]" table:style-name="ce4">
            <text:p>1.65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3-24</text:p>
          </table:table-cell>
          <table:table-cell table:number-columns-repeated="2" table:style-name="ce4"/>
          <table:table-cell office:value-type="float" office:value="0" table:formula="of:=[.E10]-[.D11]+[.C11]" table:style-name="ce4">
            <text:p>0,00</text:p>
          </table:table-cell>
          <table:table-cell table:style-name="ce4"/>
          <table:table-cell office:value-type="float" office:value="0" table:formula="of:=[.D11]-[.F11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11]-[.D12]+[.C12]" table:style-name="ce4">
            <text:p>0,00</text:p>
          </table:table-cell>
          <table:table-cell table:style-name="ce4"/>
          <table:table-cell office:value-type="float" office:value="0" table:formula="of:=[.D12]-[.F12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<text:s text:c="4"/>*12</text:p>
          </table:table-cell>
          <table:table-cell table:number-columns-repeated="2" table:style-name="ce4"/>
          <table:table-cell office:value-type="float" office:value="0" table:formula="of:=[.E12]-[.D13]+[.C13]" table:style-name="ce4">
            <text:p>0,00</text:p>
          </table:table-cell>
          <table:table-cell table:style-name="ce4"/>
          <table:table-cell office:value-type="float" office:value="0" table:formula="of:=[.D13]-[.F1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3-04-20T00:00:00" table:style-name="ce12">
            <text:p>20.04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3]-[.D14]+[.C14]" table:style-name="ce4">
            <text:p>0,00</text:p>
          </table:table-cell>
          <table:table-cell table:style-name="ce4"/>
          <table:table-cell office:value-type="float" office:value="2800" table:formula="of:=[.D14]-[.F14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5-20T00:00:00" table:style-name="ce12">
            <text:p>20.05.2023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4]-[.D15]+[.C15]" table:style-name="ce4">
            <text:p>0,00</text:p>
          </table:table-cell>
          <table:table-cell table:style-name="ce4"/>
          <table:table-cell office:value-type="float" office:value="2800" table:formula="of:=[.D15]-[.F15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6-20T00:00:00" table:style-name="ce12">
            <text:p>20.06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5]-[.D16]+[.C16]" table:style-name="ce4">
            <text:p>0,00</text:p>
          </table:table-cell>
          <table:table-cell table:style-name="ce4"/>
          <table:table-cell office:value-type="float" office:value="2800" table:formula="of:=[.D16]-[.F16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7-20T00:00:00" table:style-name="ce12">
            <text:p>20.07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6]-[.D17]+[.C17]" table:style-name="ce4">
            <text:p>0,00</text:p>
          </table:table-cell>
          <table:table-cell table:style-name="ce4"/>
          <table:table-cell office:value-type="float" office:value="2800" table:formula="of:=[.D17]-[.F17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8-20T00:00:00" table:style-name="ce12">
            <text:p>20.08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7]-[.D18]+[.C18]" table:style-name="ce4">
            <text:p>0,00</text:p>
          </table:table-cell>
          <table:table-cell table:style-name="ce4"/>
          <table:table-cell office:value-type="float" office:value="2800" table:formula="of:=[.D18]-[.F18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09-20T00:00:00" table:style-name="ce12">
            <text:p>20.09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8]-[.D19]+[.C19]" table:style-name="ce4">
            <text:p>0,00</text:p>
          </table:table-cell>
          <table:table-cell table:style-name="ce4"/>
          <table:table-cell office:value-type="float" office:value="2800" table:formula="of:=[.D19]-[.F19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02T00:00:00" table:style-name="ce12">
            <text:p>02.11.2023</text:p>
          </table:table-cell>
          <table:table-cell office:value-type="string" table:style-name="ce13">
            <text:p>bankadan 5600 1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19]-[.D20]+[.C20]" table:style-name="ce4">
            <text:p>0,00</text:p>
          </table:table-cell>
          <table:table-cell table:style-name="ce4"/>
          <table:table-cell office:value-type="float" office:value="2800" table:formula="of:=[.D20]-[.F20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1-20T00:00:00" table:style-name="ce12">
            <text:p>20.11.2023</text:p>
          </table:table-cell>
          <table:table-cell office:value-type="string" table:style-name="ce13">
            <text:p>bankadan 2/2</text:p>
          </table:table-cell>
          <table:table-cell office:value-type="float" office:value="2800" table:style-name="ce4">
            <text:p>2.800,00</text:p>
          </table:table-cell>
          <table:table-cell office:value-type="float" office:value="2800" table:style-name="ce4">
            <text:p>2.800,00</text:p>
          </table:table-cell>
          <table:table-cell office:value-type="float" office:value="0" table:formula="of:=[.E20]-[.D21]+[.C21]" table:style-name="ce4">
            <text:p>0,00</text:p>
          </table:table-cell>
          <table:table-cell table:style-name="ce4"/>
          <table:table-cell office:value-type="float" office:value="2800" table:formula="of:=[.D21]-[.F21]" table:style-name="ce4">
            <text:p>2.800,00</text:p>
          </table:table-cell>
          <table:table-cell table:number-columns-repeated="16377"/>
        </table:table-row>
        <table:table-row table:style-name="ro1">
          <table:table-cell office:value-type="date" office:date-value="2023-12-20T00:00:00" table:style-name="ce12">
            <text:p>20.12.2023</text:p>
          </table:table-cell>
          <table:table-cell table:style-name="ce13"/>
          <table:table-cell office:value-type="float" office:value="2800" table:style-name="ce4">
            <text:p>2.800,00</text:p>
          </table:table-cell>
          <table:table-cell table:style-name="ce4"/>
          <table:table-cell office:value-type="float" office:value="2800" table:formula="of:=[.E21]-[.D22]+[.C22]" table:style-name="ce4">
            <text:p>2.800,00</text:p>
          </table:table-cell>
          <table:table-cell table:style-name="ce4"/>
          <table:table-cell office:value-type="float" office:value="0" table:formula="of:=[.D22]-[.F22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1-20T00:00:00" table:style-name="ce13">
            <text:p>20.01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5600" table:formula="of:=[.E22]-[.D23]+[.C23]" table:style-name="ce4">
            <text:p>5.600,00</text:p>
          </table:table-cell>
          <table:table-cell table:style-name="ce1"/>
          <table:table-cell office:value-type="float" office:value="0" table:formula="of:=[.D23]-[.F23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2-20T00:00:00" table:style-name="ce13">
            <text:p>20.02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8400" table:formula="of:=[.E23]-[.D24]+[.C24]" table:style-name="ce4">
            <text:p>8.400,00</text:p>
          </table:table-cell>
          <table:table-cell table:style-name="ce1"/>
          <table:table-cell office:value-type="float" office:value="0" table:formula="of:=[.D24]-[.F2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4-03-20T00:00:00" table:style-name="ce13">
            <text:p>20.03.2024</text:p>
          </table:table-cell>
          <table:table-cell table:style-name="ce1"/>
          <table:table-cell office:value-type="float" office:value="2800" table:style-name="ce4">
            <text:p>2.800,00</text:p>
          </table:table-cell>
          <table:table-cell table:style-name="ce1"/>
          <table:table-cell office:value-type="float" office:value="11200" table:formula="of:=[.E24]-[.D25]+[.C25]" table:style-name="ce4">
            <text:p>11.200,00</text:p>
          </table:table-cell>
          <table:table-cell table:style-name="ce1"/>
          <table:table-cell office:value-type="float" office:value="0" table:formula="of:=[.D25]-[.F25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38550" table:formula="of:=SUM([.C8:.C26])" table:style-name="ce22">
            <text:p>38.550,00</text:p>
          </table:table-cell>
          <table:table-cell office:value-type="float" office:value="27350" table:formula="of:=SUM([.D8:.D26])" table:style-name="ce22">
            <text:p>27.350,00</text:p>
          </table:table-cell>
          <table:table-cell office:value-type="float" office:value="2800" table:formula="of:=[.E22]" table:style-name="ce4">
            <text:p>2.800,00</text:p>
          </table:table-cell>
          <table:table-cell office:value-type="float" office:value="0" table:formula="of:=SUM([.F12:.F26])" table:style-name="ce22">
            <text:p>0,00</text:p>
          </table:table-cell>
          <table:table-cell office:value-type="float" office:value="27350" table:formula="of:=[.D27]-[.F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7350" table:formula="of:=[.G27]" table:style-name="ce22">
            <text:p>27.35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7350" table:formula="of:=[.G29]*[.$F$31]" table:style-name="ce22">
            <text:p>27.350,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number-rows-repeated="4" table:style-name="ro3">
          <table:table-cell table:number-columns-repeated="16384"/>
        </table:table-row>
        <table:table-row table:style-name="ro1">
          <table:table-cell table:style-name="ce1"/>
          <table:table-cell office:value-type="float" office:value="2022" table:style-name="ce3">
            <text:p>2022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3">
            <text:p>Tuzgümrüğü kira</text:p>
          </table:table-cell>
          <table:table-cell table:number-columns-repeated="5" table:style-name="ce4"/>
          <table:table-cell table:number-columns-repeated="16377"/>
        </table:table-row>
        <table:table-row table:number-rows-repeated="2"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office:value-type="string" table:style-name="ce6">
            <text:p>Tarih</text:p>
          </table:table-cell>
          <table:table-cell office:value-type="string" table:style-name="ce7">
            <text:p>Açıklama</text:p>
          </table:table-cell>
          <table:table-cell office:value-type="string" table:style-name="ce8">
            <text:p>Kira bedeli</text:p>
          </table:table-cell>
          <table:table-cell office:value-type="string" table:style-name="ce8">
            <text:p>Ödeme</text:p>
          </table:table-cell>
          <table:table-cell office:value-type="string" table:style-name="ce8">
            <text:p>Bakiye</text:p>
          </table:table-cell>
          <table:table-cell office:value-type="string" table:style-name="ce8">
            <text:p>Masraf</text:p>
          </table:table-cell>
          <table:table-cell office:value-type="string" table:style-name="ce8">
            <text:p>Kalan Kira</text:p>
          </table:table-cell>
          <table:table-cell table:number-columns-repeated="16377"/>
        </table:table-row>
        <table:table-row table:style-name="ro1">
          <table:table-cell table:style-name="ce6"/>
          <table:table-cell table:style-name="ce7"/>
          <table:table-cell table:number-columns-repeated="5" table:style-name="ce8"/>
          <table:table-cell table:number-columns-repeated="16377"/>
        </table:table-row>
        <table:table-row table:style-name="ro1">
          <table:table-cell office:value-type="date" office:date-value="2022-01-20T00:00:00" table:style-name="ce12">
            <text:p>20.01.2022</text:p>
          </table:table-cell>
          <table:table-cell office:value-type="string" table:style-name="ce13">
            <text:p>2021 den kalan</text:p>
          </table:table-cell>
          <table:table-cell office:value-type="float" office:value="3000" table:style-name="ce4">
            <text:p>3.000,00</text:p>
          </table:table-cell>
          <table:table-cell table:style-name="ce4"/>
          <table:table-cell office:value-type="float" office:value="3000" table:formula="of:=[.C44]-[.D44]" table:style-name="ce4">
            <text:p>3.000,00</text:p>
          </table:table-cell>
          <table:table-cell table:style-name="ce4"/>
          <table:table-cell office:value-type="float" office:value="0" table:formula="of:=[.D44]-[.F44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2">
            <text:p>20.02.2022</text:p>
          </table:table-cell>
          <table:table-cell table:style-name="ce13"/>
          <table:table-cell table:style-name="ce4"/>
          <table:table-cell office:value-type="float" office:value="3000" table:style-name="ce4">
            <text:p>3.000,00</text:p>
          </table:table-cell>
          <table:table-cell office:value-type="float" office:value="0" table:formula="of:=[.E44]-[.D45]" table:style-name="ce4">
            <text:p>0,00</text:p>
          </table:table-cell>
          <table:table-cell table:style-name="ce4"/>
          <table:table-cell office:value-type="float" office:value="3000" table:formula="of:=[.D45]-[.F45]" table:style-name="ce4">
            <text:p>3.00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2">
            <text:p>20.03.2022</text:p>
          </table:table-cell>
          <table:table-cell table:style-name="ce13"/>
          <table:table-cell table:number-columns-repeated="2" table:style-name="ce4"/>
          <table:table-cell office:value-type="float" office:value="0" table:formula="of:=[.E45]-[.D46]" table:style-name="ce4">
            <text:p>0,00</text:p>
          </table:table-cell>
          <table:table-cell table:style-name="ce4"/>
          <table:table-cell office:value-type="float" office:value="0" table:formula="of:=[.D46]-[.F46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30-4-2022-23</text:p>
          </table:table-cell>
          <table:table-cell table:number-columns-repeated="2" table:style-name="ce4"/>
          <table:table-cell office:value-type="float" office:value="0" table:formula="of:=[.E46]-[.D47]" table:style-name="ce4">
            <text:p>0,00</text:p>
          </table:table-cell>
          <table:table-cell table:style-name="ce4"/>
          <table:table-cell office:value-type="float" office:value="0" table:formula="of:=[.D47]-[.F47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">
            <text:p>Salih Kaymak</text:p>
          </table:table-cell>
          <table:table-cell table:number-columns-repeated="2" table:style-name="ce4"/>
          <table:table-cell office:value-type="float" office:value="0" table:formula="of:=[.E47]-[.D48]" table:style-name="ce4">
            <text:p>0,00</text:p>
          </table:table-cell>
          <table:table-cell table:style-name="ce4"/>
          <table:table-cell office:value-type="float" office:value="0" table:formula="of:=[.D48]-[.F48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12"/>
          <table:table-cell office:value-type="string" table:style-name="ce1">
            <text:p>1650*12</text:p>
          </table:table-cell>
          <table:table-cell table:number-columns-repeated="2" table:style-name="ce4"/>
          <table:table-cell office:value-type="float" office:value="0" table:formula="of:=[.E48]-[.D49]" table:style-name="ce4">
            <text:p>0,00</text:p>
          </table:table-cell>
          <table:table-cell table:style-name="ce4"/>
          <table:table-cell office:value-type="float" office:value="0" table:formula="of:=[.D49]-[.F49]" table:style-name="ce4">
            <text:p>0,00</text:p>
          </table:table-cell>
          <table:table-cell table:number-columns-repeated="16377"/>
        </table:table-row>
        <table:table-row table:style-name="ro1">
          <table:table-cell office:value-type="date" office:date-value="2022-04-20T00:00:00" table:style-name="ce12">
            <text:p>20.04.2022</text:p>
          </table:table-cell>
          <table:table-cell office:value-type="string" table:style-name="ce13">
            <text:p>12-05-2022 ilk ödeme</text:p>
          </table:table-cell>
          <table:table-cell office:value-type="float" office:value="1650" table:style-name="ce4">
            <text:p>1.650,00</text:p>
          </table:table-cell>
          <table:table-cell office:value-type="float" office:value="1600" table:style-name="ce4">
            <text:p>1.600,00</text:p>
          </table:table-cell>
          <table:table-cell office:value-type="float" office:value="50" table:formula="of:=[.C50]-[.D50]+[.E49]" table:style-name="ce4">
            <text:p>50,00</text:p>
          </table:table-cell>
          <table:table-cell table:style-name="ce4"/>
          <table:table-cell office:value-type="float" office:value="1600" table:formula="of:=[.D50]-[.F50]" table:style-name="ce4">
            <text:p>1.600,00</text:p>
          </table:table-cell>
          <table:table-cell table:number-columns-repeated="16377"/>
        </table:table-row>
        <table:table-row table:style-name="ro1">
          <table:table-cell office:value-type="date" office:date-value="2022-05-20T00:00:00" table:style-name="ce12">
            <text:p>20.05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0]+[.C51]-[.D51]" table:style-name="ce4">
            <text:p>50,00</text:p>
          </table:table-cell>
          <table:table-cell table:style-name="ce4"/>
          <table:table-cell office:value-type="float" office:value="1650" table:formula="of:=[.D51]-[.F51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6-20T00:00:00" table:style-name="ce12">
            <text:p>20.06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1]+[.C52]-[.D52]" table:style-name="ce4">
            <text:p>50,00</text:p>
          </table:table-cell>
          <table:table-cell table:style-name="ce4"/>
          <table:table-cell office:value-type="float" office:value="1650" table:formula="of:=[.D52]-[.F52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7-20T00:00:00" table:style-name="ce12">
            <text:p>20.07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2]+[.C53]-[.D53]" table:style-name="ce4">
            <text:p>50,00</text:p>
          </table:table-cell>
          <table:table-cell table:style-name="ce4"/>
          <table:table-cell office:value-type="float" office:value="1650" table:formula="of:=[.D53]-[.F53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8-20T00:00:00" table:style-name="ce12">
            <text:p>20.08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3]+[.C54]-[.D54]" table:style-name="ce4">
            <text:p>50,00</text:p>
          </table:table-cell>
          <table:table-cell table:style-name="ce4"/>
          <table:table-cell office:value-type="float" office:value="1650" table:formula="of:=[.D54]-[.F54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9-20T00:00:00" table:style-name="ce12">
            <text:p>20.09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4]+[.C55]-[.D55]" table:style-name="ce4">
            <text:p>50,00</text:p>
          </table:table-cell>
          <table:table-cell table:style-name="ce4"/>
          <table:table-cell office:value-type="float" office:value="1650" table:formula="of:=[.D55]-[.F55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0-20T00:00:00" table:style-name="ce12">
            <text:p>20.10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5]+[.C56]-[.D56]" table:style-name="ce4">
            <text:p>50,00</text:p>
          </table:table-cell>
          <table:table-cell table:style-name="ce4"/>
          <table:table-cell office:value-type="float" office:value="1650" table:formula="of:=[.D56]-[.F56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1-20T00:00:00" table:style-name="ce12">
            <text:p>20.11.2022</text:p>
          </table:table-cell>
          <table:table-cell table:style-name="ce13"/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6]+[.C57]-[.D57]" table:style-name="ce4">
            <text:p>50,00</text:p>
          </table:table-cell>
          <table:table-cell table:style-name="ce4"/>
          <table:table-cell office:value-type="float" office:value="1650" table:formula="of:=[.D57]-[.F57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12-20T00:00:00" table:style-name="ce12">
            <text:p>20.12.2022</text:p>
          </table:table-cell>
          <table:table-cell office:value-type="date" office:date-value="2022-12-17T00:00:00" table:style-name="ce13">
            <text:p>17.12.2022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4">
            <text:p>1.650,00</text:p>
          </table:table-cell>
          <table:table-cell office:value-type="float" office:value="50" table:formula="of:=[.E57]+[.C58]-[.D58]" table:style-name="ce4">
            <text:p>50,00</text:p>
          </table:table-cell>
          <table:table-cell table:style-name="ce4"/>
          <table:table-cell office:value-type="float" office:value="1650" table:formula="of:=[.D58]-[.F58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3-01-20T00:00:00" table:style-name="ce13">
            <text:p>20.01.2023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8]+[.C59]-[.D59]" table:style-name="ce4">
            <text:p>50,00</text:p>
          </table:table-cell>
          <table:table-cell table:style-name="ce1"/>
          <table:table-cell office:value-type="float" office:value="1650" table:formula="of:=[.D59]-[.F59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2-20T00:00:00" table:style-name="ce13">
            <text:p>20.02.2022</text:p>
          </table:table-cell>
          <table:table-cell office:value-type="string" table:style-name="ce1">
            <text:p>26-12-2022 bankadan 3300</text:p>
          </table:table-cell>
          <table:table-cell office:value-type="float" office:value="1650" table:style-name="ce4">
            <text:p>1.650,00</text:p>
          </table:table-cell>
          <table:table-cell office:value-type="float" office:value="1650" table:style-name="ce1">
            <text:p>1650</text:p>
          </table:table-cell>
          <table:table-cell office:value-type="float" office:value="50" table:formula="of:=[.E59]+[.C60]-[.D60]" table:style-name="ce4">
            <text:p>50,00</text:p>
          </table:table-cell>
          <table:table-cell table:style-name="ce1"/>
          <table:table-cell office:value-type="float" office:value="1650" table:formula="of:=[.D60]-[.F60]" table:style-name="ce4">
            <text:p>1.650,00</text:p>
          </table:table-cell>
          <table:table-cell table:number-columns-repeated="16377"/>
        </table:table-row>
        <table:table-row table:style-name="ro1">
          <table:table-cell office:value-type="date" office:date-value="2022-03-20T00:00:00" table:style-name="ce13">
            <text:p>20.03.2022</text:p>
          </table:table-cell>
          <table:table-cell table:style-name="ce1"/>
          <table:table-cell office:value-type="float" office:value="1650" table:style-name="ce4">
            <text:p>1.650,00</text:p>
          </table:table-cell>
          <table:table-cell table:style-name="ce1"/>
          <table:table-cell office:value-type="float" office:value="1700" table:formula="of:=[.E60]+[.C61]-[.D61]" table:style-name="ce4">
            <text:p>1.700,00</text:p>
          </table:table-cell>
          <table:table-cell table:style-name="ce1"/>
          <table:table-cell office:value-type="float" office:value="0" table:formula="of:=[.D61]-[.F61]" table:style-name="ce4">
            <text:p>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5" table:style-name="ce4"/>
          <table:table-cell table:number-columns-repeated="16377"/>
        </table:table-row>
        <table:table-row table:style-name="ro1">
          <table:table-cell table:style-name="ce2"/>
          <table:table-cell office:value-type="string" table:style-name="ce3">
            <text:p>Toplamlar</text:p>
          </table:table-cell>
          <table:table-cell office:value-type="float" office:value="22800" table:formula="of:=SUM([.C44:.C62])" table:style-name="ce22">
            <text:p>22.800,00</text:p>
          </table:table-cell>
          <table:table-cell office:value-type="float" office:value="21100" table:formula="of:=SUM([.D44:.D62])" table:style-name="ce22">
            <text:p>21.100,00</text:p>
          </table:table-cell>
          <table:table-cell office:value-type="float" office:value="50" table:formula="of:=[.E58]" table:style-name="ce4">
            <text:p>50,00</text:p>
          </table:table-cell>
          <table:table-cell office:value-type="float" office:value="0" table:formula="of:=SUM([.F48:.F62])" table:style-name="ce22">
            <text:p>0,00</text:p>
          </table:table-cell>
          <table:table-cell office:value-type="float" office:value="21100" table:formula="of:=[.D63]-[.F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office:value-type="string" table:style-name="ce24">
            <text:p>Tuzgümrüğü Toplam Kira Geliri</text:p>
          </table:table-cell>
          <table:table-cell table:style-name="ce1"/>
          <table:table-cell office:value-type="float" office:value="21100" table:formula="of:=[.G63]" table:style-name="ce22">
            <text:p>21.100,00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2" table:style-name="ce1"/>
          <table:table-cell table:style-name="ce4"/>
          <table:table-cell table:style-name="ce3"/>
          <table:table-cell table:style-name="ce1"/>
          <table:table-cell table:style-name="ce22"/>
          <table:table-cell table:number-columns-repeated="16377"/>
        </table:table-row>
        <table:table-row table:style-name="ro1">
          <table:table-cell table:style-name="ce2"/>
          <table:table-cell table:number-columns-repeated="3" table:style-name="ce1"/>
          <table:table-cell office:value-type="string" table:style-name="ce3">
            <text:p>Hacı</text:p>
          </table:table-cell>
          <table:table-cell office:value-type="percentage" office:value="1" table:style-name="ce25">
            <text:p>%100,00</text:p>
          </table:table-cell>
          <table:table-cell office:value-type="float" office:value="21100" table:formula="of:=[.G65]*[.$F$31]" table:style-name="ce22">
            <text:p>21.100,00</text:p>
          </table:table-cell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  <table:table table:name="01-03-HAKAN" table:style-name="ta3"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5" table:default-cell-style-name="ce29"/>
        <table:table-column table:style-name="co16" table:number-columns-repeated="2" table:default-cell-style-name="ce29"/>
        <table:table-column table:style-name="co1" table:number-columns-repeated="1017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number-columns-repeated="3" table:style-name="ce29"/>
          <table:table-cell table:style-name="ce30"/>
          <table:table-cell office:value-type="date" office:date-value="2023-11-03T00:00:00" table:number-columns-spanned="2" table:number-rows-spanned="1" table:style-name="ce61">
            <text:p>Cuma, Kasım 03, 2023</text:p>
          </table:table-cell>
          <table:covered-table-cell/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DOĞUŞ TİC. - HAKAN BALCI 2003-2012 HESAP CETVELİ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33">
            <text:p>2003-2004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Ny 2003</text:p>
          </table:table-cell>
          <table:table-cell table:style-name="ce29"/>
          <table:table-cell office:value-type="float" office:value="17075.75" table:style-name="ce37">
            <text:p>17.075,75</text:p>
          </table:table-cell>
          <table:table-cell table:style-name="ce32"/>
          <table:table-cell office:value-type="float" office:value="17075.75" table:formula="of:=[.D4]+[.E4]" table:style-name="ce37">
            <text:p>17.075,75</text:p>
          </table:table-cell>
          <table:table-cell table:number-columns-repeated="16378"/>
        </table:table-row>
        <table:table-row table:style-name="ro4">
          <table:table-cell office:value-type="date" office:date-value="2004-09-23T00:00:00" table:style-name="ce38">
            <text:p>23.09.2004</text:p>
          </table:table-cell>
          <table:table-cell office:value-type="string" table:style-name="ce29">
            <text:p>yb</text:p>
          </table:table-cell>
          <table:table-cell table:style-name="ce29"/>
          <table:table-cell office:value-type="float" office:value="90" table:style-name="ce30">
            <text:p>90,00</text:p>
          </table:table-cell>
          <table:table-cell table:style-name="ce32"/>
          <table:table-cell office:value-type="float" office:value="17165.75" table:formula="of:=[.F4]+[.D5]+[.E5]" table:style-name="ce30">
            <text:p>17.16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45" table:style-name="ce30">
            <text:p>45,00</text:p>
          </table:table-cell>
          <table:table-cell table:style-name="ce32"/>
          <table:table-cell office:value-type="float" office:value="17210.75" table:formula="of:=[.F5]+[.D6]+[.E6]" table:style-name="ce30">
            <text:p>17.210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örtü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17215.75" table:formula="of:=[.F6]+[.D7]+[.E7]" table:style-name="ce30">
            <text:p>17.215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yb</text:p>
          </table:table-cell>
          <table:table-cell table:style-name="ce29"/>
          <table:table-cell office:value-type="float" office:value="36" table:style-name="ce30">
            <text:p>36,00</text:p>
          </table:table-cell>
          <table:table-cell table:style-name="ce32"/>
          <table:table-cell office:value-type="float" office:value="17251.75" table:formula="of:=[.F7]+[.D8]+[.E8]" table:style-name="ce30">
            <text:p>17.2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7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7976.75" table:formula="of:=[.F8]+[.D9]+[.E9]" table:style-name="ce30">
            <text:p>17.97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8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8701.75" table:formula="of:=[.F9]+[.D10]+[.E10]" table:style-name="ce30">
            <text:p>18.70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9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19426.75" table:formula="of:=[.F10]+[.D11]+[.E11]" table:style-name="ce30">
            <text:p>19.4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20626.75" table:formula="of:=[.F11]+[.D12]+[.E12]" table:style-name="ce30">
            <text:p>20.62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0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1351.75" table:formula="of:=[.F12]+[.D13]+[.E13]" table:style-name="ce30">
            <text:p>21.35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21416.75" table:formula="of:=[.F13]+[.D14]+[.E14]" table:style-name="ce30">
            <text:p>21.4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tunç perde</text:p>
          </table:table-cell>
          <table:table-cell table:style-name="ce29"/>
          <table:table-cell office:value-type="float" office:value="400" table:style-name="ce30">
            <text:p>400,00</text:p>
          </table:table-cell>
          <table:table-cell table:style-name="ce32"/>
          <table:table-cell office:value-type="float" office:value="21816.75" table:formula="of:=[.F14]+[.D15]+[.E15]" table:style-name="ce30">
            <text:p>21.81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1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2541.75" table:formula="of:=[.F15]+[.D16]+[.E16]" table:style-name="ce30">
            <text:p>22.541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Araba kredi 12</text:p>
          </table:table-cell>
          <table:table-cell table:style-name="ce31"/>
          <table:table-cell office:value-type="float" office:value="725" table:style-name="ce39">
            <text:p>725,00</text:p>
          </table:table-cell>
          <table:table-cell table:style-name="ce32"/>
          <table:table-cell office:value-type="float" office:value="23266.75" table:formula="of:=[.F16]+[.D17]+[.E17]" table:style-name="ce30">
            <text:p>23.266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vergi</text:p>
          </table:table-cell>
          <table:table-cell table:style-name="ce31"/>
          <table:table-cell office:value-type="float" office:value="4500" table:style-name="ce39">
            <text:p>4.500,00</text:p>
          </table:table-cell>
          <table:table-cell table:style-name="ce32"/>
          <table:table-cell office:value-type="float" office:value="27766.75" table:formula="of:=[.F17]+[.D18]+[.E18]" table:style-name="ce30">
            <text:p>27.766,75</text:p>
          </table:table-cell>
          <table:table-cell table:number-columns-repeated="16378"/>
        </table:table-row>
        <table:table-row table:style-name="ro4">
          <table:table-cell office:value-type="date" office:date-value="2004-12-07T00:00:00" table:style-name="ce38">
            <text:p>07.12.2004</text:p>
          </table:table-cell>
          <table:table-cell office:value-type="string" table:style-name="ce31">
            <text:p>Vakıf kredi 1</text:p>
          </table:table-cell>
          <table:table-cell office:value-type="float" office:value="1" table:style-name="ce31">
            <text:p>1</text:p>
          </table:table-cell>
          <table:table-cell office:value-type="float" office:value="2426" table:style-name="ce39">
            <text:p>2.426,00</text:p>
          </table:table-cell>
          <table:table-cell table:style-name="ce32"/>
          <table:table-cell office:value-type="float" office:value="30192.75" table:formula="of:=[.F18]+[.D19]+[.E19]" table:style-name="ce30">
            <text:p>30.19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31">
            <text:p>ssk</text:p>
          </table:table-cell>
          <table:table-cell table:style-name="ce31"/>
          <table:table-cell office:value-type="float" office:value="1520" table:style-name="ce39">
            <text:p>1.520,00</text:p>
          </table:table-cell>
          <table:table-cell table:style-name="ce32"/>
          <table:table-cell office:value-type="float" office:value="31712.75" table:formula="of:=[.F19]+[.D20]+[.E20]" table:style-name="ce30">
            <text:p>31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6-2 çek HAKANDAN</text:p>
          </table:table-cell>
          <table:table-cell table:style-name="ce29"/>
          <table:table-cell table:style-name="ce30"/>
          <table:table-cell office:value-type="float" office:value="-2000" table:style-name="ce32">
            <text:p>-2.000,00</text:p>
          </table:table-cell>
          <table:table-cell office:value-type="float" office:value="29712.75" table:formula="of:=[.F20]+[.D21]+[.E21]" table:style-name="ce30">
            <text:p>29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27-2 çek HAKANDAN</text:p>
          </table:table-cell>
          <table:table-cell table:style-name="ce29"/>
          <table:table-cell table:style-name="ce30"/>
          <table:table-cell office:value-type="float" office:value="-3000" table:style-name="ce32">
            <text:p>-3.000,00</text:p>
          </table:table-cell>
          <table:table-cell office:value-type="float" office:value="26712.75" table:formula="of:=[.F21]+[.D22]+[.E22]" table:style-name="ce30">
            <text:p>26.712,75</text:p>
          </table:table-cell>
          <table:table-cell table:number-columns-repeated="16378"/>
        </table:table-row>
        <table:table-row table:style-name="ro4">
          <table:table-cell table:style-name="ce29"/>
          <table:table-cell office:value-type="string" table:style-name="ce29">
            <text:p>5-3 çek HAKANDAN</text:p>
          </table:table-cell>
          <table:table-cell table:style-name="ce29"/>
          <table:table-cell table:style-name="ce30"/>
          <table:table-cell office:value-type="float" office:value="-3750" table:style-name="ce32">
            <text:p>-3.750,00</text:p>
          </table:table-cell>
          <table:table-cell office:value-type="float" office:value="22962.75" table:formula="of:=[.F22]+[.D23]+[.E23]" table:style-name="ce30">
            <text:p>22.962,75</text:p>
          </table:table-cell>
          <table:table-cell table:number-columns-repeated="16378"/>
        </table:table-row>
        <table:table-row table:style-name="ro4">
          <table:table-cell office:value-type="date" office:date-value="2004-12-31T00:00:00" table:style-name="ce38">
            <text:p>31.12.2004</text:p>
          </table:table-cell>
          <table:table-cell office:value-type="string" table:style-name="ce29">
            <text:p>sanayi hesabı</text:p>
          </table:table-cell>
          <table:table-cell table:style-name="ce29"/>
          <table:table-cell table:style-name="ce30"/>
          <table:table-cell office:value-type="float" office:value="-1960" table:style-name="ce32">
            <text:p>-1.960,00</text:p>
          </table:table-cell>
          <table:table-cell office:value-type="float" office:value="21002.75" table:formula="of:=[.F23]+[.D24]+[.E24]" table:style-name="ce30">
            <text:p>21.002,75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4 yıl içi toplamı</text:p>
          </table:table-cell>
          <table:table-cell office:value-type="float" office:value="14637" table:formula="of:=SUM([.D5:.D24])" table:style-name="ce37">
            <text:p>14.637,00</text:p>
          </table:table-cell>
          <table:table-cell office:value-type="float" office:value="-10710" table:formula="of:=SUM([.E5:.E24])" table:style-name="ce41">
            <text:p>-10.710,00</text:p>
          </table:table-cell>
          <table:table-cell table:style-name="ce30"/>
          <table:table-cell table:number-columns-repeated="16378"/>
        </table:table-row>
        <table:table-row table:number-rows-repeated="2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5" table:style-name="ce33">
            <text:p>2005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2004 NY</text:p>
          </table:table-cell>
          <table:table-cell office:value-type="float" office:value="21002.75" table:formula="of:=[.F24]" table:style-name="ce30">
            <text:p>21.002,75</text:p>
          </table:table-cell>
          <table:table-cell table:number-columns-repeated="16378"/>
        </table:table-row>
        <table:table-row table:style-name="ro4">
          <table:table-cell office:value-type="date" office:date-value="2005-01-14T00:00:00" table:style-name="ce38">
            <text:p>14.01.2005</text:p>
          </table:table-cell>
          <table:table-cell office:value-type="string" table:style-name="ce31">
            <text:p>bağkur</text:p>
          </table:table-cell>
          <table:table-cell office:value-type="float" office:value="2" table:style-name="ce31">
            <text:p>2</text:p>
          </table:table-cell>
          <table:table-cell office:value-type="float" office:value="677" table:style-name="ce39">
            <text:p>677,00</text:p>
          </table:table-cell>
          <table:table-cell table:style-name="ce32"/>
          <table:table-cell office:value-type="float" office:value="21679.75" table:formula="of:=[.F29]+[.D30]+[.E30]" table:style-name="ce30">
            <text:p>21.679,75</text:p>
          </table:table-cell>
          <table:table-cell table:number-columns-repeated="16378"/>
        </table:table-row>
        <table:table-row table:style-name="ro4">
          <table:table-cell office:value-type="date" office:date-value="2005-01-17T00:00:00" table:style-name="ce38">
            <text:p>17.01.2005</text:p>
          </table:table-cell>
          <table:table-cell office:value-type="string" table:style-name="ce31">
            <text:p>Vakıf kredi 1</text:p>
          </table:table-cell>
          <table:table-cell office:value-type="float" office:value="3" table:style-name="ce31">
            <text:p>3</text:p>
          </table:table-cell>
          <table:table-cell office:value-type="float" office:value="2466.3200000000002" table:style-name="ce39">
            <text:p>2.466,32</text:p>
          </table:table-cell>
          <table:table-cell table:style-name="ce32"/>
          <table:table-cell office:value-type="float" office:value="24146.07" table:formula="of:=[.F30]+[.D31]+[.E31]" table:style-name="ce30">
            <text:p>24.146,07</text:p>
          </table:table-cell>
          <table:table-cell table:number-columns-repeated="16378"/>
        </table:table-row>
        <table:table-row table:style-name="ro4">
          <table:table-cell office:value-type="date" office:date-value="2005-01-26T00:00:00" table:style-name="ce38">
            <text:p>26.01.2005</text:p>
          </table:table-cell>
          <table:table-cell office:value-type="string" table:style-name="ce29">
            <text:p>tv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24346.07" table:formula="of:=[.F31]+[.D32]+[.E32]" table:style-name="ce30">
            <text:p>24.34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40" table:style-name="ce30">
            <text:p>140,00</text:p>
          </table:table-cell>
          <table:table-cell table:style-name="ce32"/>
          <table:table-cell office:value-type="float" office:value="24486.07" table:formula="of:=[.F32]+[.D33]+[.E33]" table:style-name="ce30">
            <text:p>24.486,0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dv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25486.07" table:formula="of:=[.F33]+[.D34]+[.E34]" table:style-name="ce30">
            <text:p>25.486,07</text:p>
          </table:table-cell>
          <table:table-cell table:number-columns-repeated="16378"/>
        </table:table-row>
        <table:table-row table:style-name="ro4">
          <table:table-cell office:value-type="date" office:date-value="2005-01-31T00:00:00" table:style-name="ce38">
            <text:p>31.01.2005</text:p>
          </table:table-cell>
          <table:table-cell office:value-type="string" table:style-name="ce31">
            <text:p>Araba kredi 1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6246.07" table:formula="of:=[.F34]+[.D35]+[.E35]" table:style-name="ce30">
            <text:p>26.246,07</text:p>
          </table:table-cell>
          <table:table-cell table:number-columns-repeated="16378"/>
        </table:table-row>
        <table:table-row table:style-name="ro4">
          <table:table-cell office:value-type="date" office:date-value="2005-02-28T00:00:00" table:style-name="ce38">
            <text:p>28.02.2005</text:p>
          </table:table-cell>
          <table:table-cell office:value-type="string" table:style-name="ce31">
            <text:p>Araba kredi 2</text:p>
          </table:table-cell>
          <table:table-cell table:style-name="ce31"/>
          <table:table-cell office:value-type="float" office:value="760" table:style-name="ce39">
            <text:p>760,00</text:p>
          </table:table-cell>
          <table:table-cell table:style-name="ce32"/>
          <table:table-cell office:value-type="float" office:value="27006.07" table:formula="of:=[.F35]+[.D36]+[.E36]" table:style-name="ce30">
            <text:p>27.006,07</text:p>
          </table:table-cell>
          <table:table-cell table:number-columns-repeated="16378"/>
        </table:table-row>
        <table:table-row table:style-name="ro4">
          <table:table-cell office:value-type="date" office:date-value="2005-03-10T00:00:00" table:style-name="ce38">
            <text:p>10.03.2005</text:p>
          </table:table-cell>
          <table:table-cell office:value-type="string" table:style-name="ce31">
            <text:p>Vakıf kredi 2</text:p>
          </table:table-cell>
          <table:table-cell office:value-type="float" office:value="4" table:style-name="ce31">
            <text:p>4</text:p>
          </table:table-cell>
          <table:table-cell office:value-type="float" office:value="2568.86" table:style-name="ce39">
            <text:p>2.568,86</text:p>
          </table:table-cell>
          <table:table-cell table:style-name="ce32"/>
          <table:table-cell office:value-type="float" office:value="29574.93" table:formula="of:=[.F36]+[.D37]+[.E37]" table:style-name="ce30">
            <text:p>29.574,93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3</text:p>
          </table:table-cell>
          <table:table-cell office:value-type="float" office:value="5" table:style-name="ce31">
            <text:p>5</text:p>
          </table:table-cell>
          <table:table-cell office:value-type="float" office:value="2414.08" table:style-name="ce39">
            <text:p>2.414,08</text:p>
          </table:table-cell>
          <table:table-cell table:style-name="ce32"/>
          <table:table-cell office:value-type="float" office:value="31989.010000000002" table:formula="of:=[.F37]+[.D38]+[.E38]" table:style-name="ce30">
            <text:p>31.989,01</text:p>
          </table:table-cell>
          <table:table-cell table:number-columns-repeated="16378"/>
        </table:table-row>
        <table:table-row table:style-name="ro4">
          <table:table-cell office:value-type="date" office:date-value="2005-03-11T00:00:00" table:style-name="ce38">
            <text:p>11.03.2005</text:p>
          </table:table-cell>
          <table:table-cell office:value-type="string" table:style-name="ce31">
            <text:p>Vakıf kredi 4</text:p>
          </table:table-cell>
          <table:table-cell office:value-type="float" office:value="6" table:style-name="ce31">
            <text:p>6</text:p>
          </table:table-cell>
          <table:table-cell office:value-type="float" office:value="2279.2399999999998" table:style-name="ce39">
            <text:p>2.279,24</text:p>
          </table:table-cell>
          <table:table-cell table:style-name="ce32"/>
          <table:table-cell office:value-type="float" office:value="34268.25" table:formula="of:=[.F38]+[.D39]+[.E39]" table:style-name="ce30">
            <text:p>34.268,25</text:p>
          </table:table-cell>
          <table:table-cell table:number-columns-repeated="16378"/>
        </table:table-row>
        <table:table-row table:style-name="ro4">
          <table:table-cell office:value-type="date" office:date-value="2005-03-31T00:00:00" table:style-name="ce38">
            <text:p>31.03.2005</text:p>
          </table:table-cell>
          <table:table-cell office:value-type="string" table:style-name="ce31">
            <text:p>Araba kredi 3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010.25" table:formula="of:=[.F39]+[.D40]+[.E40]" table:style-name="ce30">
            <text:p>35.010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65" table:style-name="ce30">
            <text:p>65,00</text:p>
          </table:table-cell>
          <table:table-cell table:style-name="ce32"/>
          <table:table-cell office:value-type="float" office:value="35075.25" table:formula="of:=[.F40]+[.D41]+[.E41]" table:style-name="ce30">
            <text:p>35.075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n</text:p>
          </table:table-cell>
          <table:table-cell table:style-name="ce29"/>
          <table:table-cell office:value-type="float" office:value="5" table:style-name="ce30">
            <text:p>5,00</text:p>
          </table:table-cell>
          <table:table-cell table:style-name="ce32"/>
          <table:table-cell office:value-type="float" office:value="35080.25" table:formula="of:=[.F41]+[.D42]+[.E42]" table:style-name="ce30">
            <text:p>35.080,25</text:p>
          </table:table-cell>
          <table:table-cell table:number-columns-repeated="16378"/>
        </table:table-row>
        <table:table-row table:style-name="ro4">
          <table:table-cell office:value-type="date" office:date-value="2005-04-30T00:00:00" table:style-name="ce38">
            <text:p>30.04.2005</text:p>
          </table:table-cell>
          <table:table-cell office:value-type="string" table:style-name="ce31">
            <text:p>Araba kredi 4</text:p>
          </table:table-cell>
          <table:table-cell table:style-name="ce31"/>
          <table:table-cell office:value-type="float" office:value="742" table:style-name="ce39">
            <text:p>742,00</text:p>
          </table:table-cell>
          <table:table-cell table:style-name="ce32"/>
          <table:table-cell office:value-type="float" office:value="35822.25" table:formula="of:=[.F42]+[.D43]+[.E43]" table:style-name="ce30">
            <text:p>35.82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aliye</text:p>
          </table:table-cell>
          <table:table-cell table:style-name="ce29"/>
          <table:table-cell office:value-type="float" office:value="10" table:style-name="ce30">
            <text:p>10,00</text:p>
          </table:table-cell>
          <table:table-cell table:style-name="ce32"/>
          <table:table-cell office:value-type="float" office:value="35832.25" table:formula="of:=[.F43]+[.D44]+[.E44]" table:style-name="ce30">
            <text:p>35.832,25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fırça</text:p>
          </table:table-cell>
          <table:table-cell table:style-name="ce29"/>
          <table:table-cell office:value-type="float" office:value="3" table:style-name="ce30">
            <text:p>3,00</text:p>
          </table:table-cell>
          <table:table-cell table:style-name="ce32"/>
          <table:table-cell office:value-type="float" office:value="35835.25" table:formula="of:=[.F44]+[.D45]+[.E45]" table:style-name="ce30">
            <text:p>35.835,25</text:p>
          </table:table-cell>
          <table:table-cell table:number-columns-repeated="16378"/>
        </table:table-row>
        <table:table-row table:style-name="ro4">
          <table:table-cell office:value-type="date" office:date-value="2005-05-31T00:00:00" table:style-name="ce38">
            <text:p>31.05.2005</text:p>
          </table:table-cell>
          <table:table-cell office:value-type="string" table:style-name="ce31">
            <text:p>Araba kredi 5</text:p>
          </table:table-cell>
          <table:table-cell table:style-name="ce31"/>
          <table:table-cell office:value-type="float" office:value="750" table:style-name="ce39">
            <text:p>750,00</text:p>
          </table:table-cell>
          <table:table-cell table:style-name="ce32"/>
          <table:table-cell office:value-type="float" office:value="36585.25" table:formula="of:=[.F45]+[.D46]+[.E46]" table:style-name="ce30">
            <text:p>36.585,2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5</text:p>
          </table:table-cell>
          <table:table-cell office:value-type="float" office:value="7" table:style-name="ce31">
            <text:p>7</text:p>
          </table:table-cell>
          <table:table-cell office:value-type="float" office:value="2547.8000000000002" table:style-name="ce39">
            <text:p>2.547,80</text:p>
          </table:table-cell>
          <table:table-cell table:style-name="ce32"/>
          <table:table-cell office:value-type="float" office:value="39133.050000000003" table:formula="of:=[.F46]+[.D47]+[.E47]" table:style-name="ce30">
            <text:p>39.133,05</text:p>
          </table:table-cell>
          <table:table-cell table:number-columns-repeated="16378"/>
        </table:table-row>
        <table:table-row table:style-name="ro4">
          <table:table-cell office:value-type="date" office:date-value="2005-06-03T00:00:00" table:style-name="ce38">
            <text:p>03.06.2005</text:p>
          </table:table-cell>
          <table:table-cell office:value-type="string" table:style-name="ce31">
            <text:p>Vakıf kredi 6</text:p>
          </table:table-cell>
          <table:table-cell office:value-type="float" office:value="8" table:style-name="ce31">
            <text:p>8</text:p>
          </table:table-cell>
          <table:table-cell office:value-type="float" office:value="2392.65" table:style-name="ce39">
            <text:p>2.392,65</text:p>
          </table:table-cell>
          <table:table-cell table:style-name="ce32"/>
          <table:table-cell office:value-type="float" office:value="41525.700000000004" table:formula="of:=[.F47]+[.D48]+[.E48]" table:style-name="ce30">
            <text:p>41.525,70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gırgıroğlu</text:p>
          </table:table-cell>
          <table:table-cell table:style-name="ce29"/>
          <table:table-cell office:value-type="float" office:value="116" table:style-name="ce30">
            <text:p>116,00</text:p>
          </table:table-cell>
          <table:table-cell table:style-name="ce32"/>
          <table:table-cell office:value-type="float" office:value="41641.700000000004" table:formula="of:=[.F48]+[.D49]+[.E49]" table:style-name="ce30">
            <text:p>41.641,70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0" table:style-name="ce31">
            <text:p>10</text:p>
          </table:table-cell>
          <table:table-cell office:value-type="float" office:value="7455.35" table:style-name="ce39">
            <text:p>7.455,35</text:p>
          </table:table-cell>
          <table:table-cell table:style-name="ce32"/>
          <table:table-cell office:value-type="float" office:value="49097.05" table:formula="of:=[.F49]+[.D50]+[.E50]" table:style-name="ce30">
            <text:p>49.097,05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38">
            <text:p>18.08.2005</text:p>
          </table:table-cell>
          <table:table-cell office:value-type="string" table:style-name="ce31">
            <text:p>kk</text:p>
          </table:table-cell>
          <table:table-cell office:value-type="float" office:value="11" table:style-name="ce31">
            <text:p>11</text:p>
          </table:table-cell>
          <table:table-cell office:value-type="float" office:value="80.73" table:style-name="ce39">
            <text:p>80,73</text:p>
          </table:table-cell>
          <table:table-cell table:style-name="ce32"/>
          <table:table-cell office:value-type="float" office:value="49177.780000000006" table:formula="of:=[.F50]+[.D51]+[.E51]" table:style-name="ce30">
            <text:p>49.177,78</text:p>
          </table:table-cell>
          <table:table-cell table:number-columns-repeated="16378"/>
        </table:table-row>
        <table:table-row table:style-name="ro4">
          <table:table-cell office:value-type="date" office:date-value="2005-08-18T00:00:00" table:style-name="ce43">
            <text:p>18.08.2005</text:p>
          </table:table-cell>
          <table:table-cell office:value-type="string" table:style-name="ce44">
            <text:p>iş döviz alım</text:p>
          </table:table-cell>
          <table:table-cell office:value-type="float" office:value="9" table:style-name="ce44">
            <text:p>9</text:p>
          </table:table-cell>
          <table:table-cell office:value-type="float" office:value="10861.5" table:style-name="ce45">
            <text:p>10.861,50</text:p>
          </table:table-cell>
          <table:table-cell table:style-name="ce32"/>
          <table:table-cell office:value-type="float" office:value="60039.280000000006" table:formula="of:=[.F51]+[.D52]+[.E52]" table:style-name="ce30">
            <text:p>60.039,28</text:p>
          </table:table-cell>
          <table:table-cell table:number-columns-repeated="16378"/>
        </table:table-row>
        <table:table-row table:style-name="ro4">
          <table:table-cell office:value-type="date" office:date-value="2005-05-05T00:00:00" table:style-name="ce38">
            <text:p>05.05.2005</text:p>
          </table:table-cell>
          <table:table-cell office:value-type="string" table:style-name="ce29">
            <text:p>iş yatan</text:p>
          </table:table-cell>
          <table:table-cell office:value-type="float" office:value="12" table:style-name="ce29">
            <text:p>12</text:p>
          </table:table-cell>
          <table:table-cell office:value-type="float" office:value="1500" table:style-name="ce30">
            <text:p>1.500,00</text:p>
          </table:table-cell>
          <table:table-cell table:style-name="ce32"/>
          <table:table-cell office:value-type="float" office:value="61539.280000000006" table:formula="of:=[.F52]+[.D53]+[.E53]" table:style-name="ce30">
            <text:p>61.539,28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7</text:p>
          </table:table-cell>
          <table:table-cell office:value-type="float" office:value="13" table:style-name="ce31">
            <text:p>13</text:p>
          </table:table-cell>
          <table:table-cell office:value-type="float" office:value="2494.27" table:style-name="ce39">
            <text:p>2.494,27</text:p>
          </table:table-cell>
          <table:table-cell table:style-name="ce32"/>
          <table:table-cell office:value-type="float" office:value="64033.55" table:formula="of:=[.F53]+[.D54]+[.E54]" table:style-name="ce30">
            <text:p>64.033,55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8</text:p>
          </table:table-cell>
          <table:table-cell office:value-type="float" office:value="14" table:style-name="ce31">
            <text:p>14</text:p>
          </table:table-cell>
          <table:table-cell office:value-type="float" office:value="2379.15" table:style-name="ce39">
            <text:p>2.379,15</text:p>
          </table:table-cell>
          <table:table-cell table:style-name="ce32"/>
          <table:table-cell office:value-type="float" office:value="66412.7" table:formula="of:=[.F54]+[.D55]+[.E55]" table:style-name="ce30">
            <text:p>66.412,70</text:p>
          </table:table-cell>
          <table:table-cell table:number-columns-repeated="16378"/>
        </table:table-row>
        <table:table-row table:style-name="ro4">
          <table:table-cell office:value-type="date" office:date-value="2005-09-08T00:00:00" table:style-name="ce38">
            <text:p>08.09.2005</text:p>
          </table:table-cell>
          <table:table-cell office:value-type="string" table:style-name="ce31">
            <text:p>vakıf kredi 9</text:p>
          </table:table-cell>
          <table:table-cell office:value-type="float" office:value="15" table:style-name="ce31">
            <text:p>15</text:p>
          </table:table-cell>
          <table:table-cell office:value-type="float" office:value="2623.01" table:style-name="ce39">
            <text:p>2.623,01</text:p>
          </table:table-cell>
          <table:table-cell table:style-name="ce32"/>
          <table:table-cell office:value-type="float" office:value="69035.709999999992" table:formula="of:=[.F55]+[.D56]+[.E56]" table:style-name="ce30">
            <text:p>69.0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verilen</text:p>
          </table:table-cell>
          <table:table-cell table:style-name="ce29"/>
          <table:table-cell office:value-type="float" office:value="3900" table:style-name="ce30">
            <text:p>3.900,00</text:p>
          </table:table-cell>
          <table:table-cell table:style-name="ce32"/>
          <table:table-cell office:value-type="float" office:value="72935.709999999992" table:formula="of:=[.F56]+[.D57]+[.E57]" table:style-name="ce30">
            <text:p>72.93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standox</text:p>
          </table:table-cell>
          <table:table-cell table:style-name="ce29"/>
          <table:table-cell office:value-type="float" office:value="3540" table:style-name="ce30">
            <text:p>3.540,00</text:p>
          </table:table-cell>
          <table:table-cell table:style-name="ce32"/>
          <table:table-cell office:value-type="float" office:value="76475.709999999992" table:formula="of:=[.F57]+[.D58]+[.E58]" table:style-name="ce30">
            <text:p>76.475,71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7040" table:style-name="ce32">
            <text:p>-7.040,00</text:p>
          </table:table-cell>
          <table:table-cell office:value-type="float" office:value="69435.709999999992" table:formula="of:=[.F58]+[.D59]+[.E59]" table:style-name="ce30">
            <text:p>69.435,71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0</text:p>
          </table:table-cell>
          <table:table-cell office:value-type="float" office:value="16" table:style-name="ce31">
            <text:p>16</text:p>
          </table:table-cell>
          <table:table-cell office:value-type="float" office:value="2421.46" table:style-name="ce39">
            <text:p>2.421,46</text:p>
          </table:table-cell>
          <table:table-cell table:style-name="ce32"/>
          <table:table-cell office:value-type="float" office:value="71857.17" table:formula="of:=[.F59]+[.D60]+[.E60]" table:style-name="ce30">
            <text:p>71.857,1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31">
            <text:p>vakıf kredi 11</text:p>
          </table:table-cell>
          <table:table-cell office:value-type="float" office:value="17" table:style-name="ce31">
            <text:p>17</text:p>
          </table:table-cell>
          <table:table-cell office:value-type="float" office:value="2309.5" table:style-name="ce39">
            <text:p>2.309,50</text:p>
          </table:table-cell>
          <table:table-cell table:style-name="ce32"/>
          <table:table-cell office:value-type="float" office:value="74166.67" table:formula="of:=[.F60]+[.D61]+[.E61]" table:style-name="ce30">
            <text:p>74.166,67</text:p>
          </table:table-cell>
          <table:table-cell table:number-columns-repeated="16378"/>
        </table:table-row>
        <table:table-row table:style-name="ro4">
          <table:table-cell office:value-type="date" office:date-value="2005-10-18T00:00:00" table:style-name="ce38">
            <text:p>18.10.2005</text:p>
          </table:table-cell>
          <table:table-cell office:value-type="string" table:style-name="ce29">
            <text:p>san iş kredili mevduat</text:p>
          </table:table-cell>
          <table:table-cell office:value-type="float" office:value="18" table:style-name="ce29">
            <text:p>18</text:p>
          </table:table-cell>
          <table:table-cell office:value-type="float" office:value="10165" table:style-name="ce30">
            <text:p>10.165,00</text:p>
          </table:table-cell>
          <table:table-cell table:style-name="ce32"/>
          <table:table-cell office:value-type="float" office:value="84331.67" table:formula="of:=[.F61]+[.D62]+[.E62]" table:style-name="ce30">
            <text:p>84.3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500" table:style-name="ce39">
            <text:p>500,00</text:p>
          </table:table-cell>
          <table:table-cell table:style-name="ce32"/>
          <table:table-cell office:value-type="float" office:value="84831.67" table:formula="of:=[.F62]+[.D63]+[.E63]" table:style-name="ce30">
            <text:p>84.83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30" table:style-name="ce30">
            <text:p>30,00</text:p>
          </table:table-cell>
          <table:table-cell table:style-name="ce32"/>
          <table:table-cell office:value-type="float" office:value="84861.67" table:formula="of:=[.F63]+[.D64]+[.E64]" table:style-name="ce30">
            <text:p>84.861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taşıt pulu</text:p>
          </table:table-cell>
          <table:table-cell table:style-name="ce31"/>
          <table:table-cell office:value-type="float" office:value="105" table:style-name="ce39">
            <text:p>105,00</text:p>
          </table:table-cell>
          <table:table-cell table:style-name="ce32"/>
          <table:table-cell office:value-type="float" office:value="84966.67" table:formula="of:=[.F64]+[.D65]+[.E65]" table:style-name="ce30">
            <text:p>84.96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i ülkü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32"/>
          <table:table-cell office:value-type="float" office:value="85966.67" table:formula="of:=[.F65]+[.D66]+[.E66]" table:style-name="ce30">
            <text:p>85.966,67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5 yıl içi toplamı</text:p>
          </table:table-cell>
          <table:table-cell office:value-type="float" office:value="72003.92" table:formula="of:=SUM([.D30:.D66])" table:style-name="ce37">
            <text:p>72.003,92</text:p>
          </table:table-cell>
          <table:table-cell office:value-type="float" office:value="-7040" table:formula="of:=SUM([.E30:.E66])" table:style-name="ce41">
            <text:p>-7.04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float" office:value="2006" table:style-name="ce33">
            <text:p>2006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5</text:p>
          </table:table-cell>
          <table:table-cell office:value-type="float" office:value="85966.67" table:formula="of:=[.F66]" table:style-name="ce39">
            <text:p>85.966,67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string" table:style-name="ce29">
            <text:p>2006 hesap</text:p>
          </table:table-cell>
          <table:table-cell table:style-name="ce29"/>
          <table:table-cell office:value-type="float" office:value="3150" table:style-name="ce30">
            <text:p>3.150,00</text:p>
          </table:table-cell>
          <table:table-cell table:style-name="ce32"/>
          <table:table-cell office:value-type="float" office:value="89116.67" table:formula="of:=[.F72]+[.D73]+[.E73]" table:style-name="ce30">
            <text:p>89.1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sözgen</text:p>
          </table:table-cell>
          <table:table-cell table:style-name="ce29"/>
          <table:table-cell office:value-type="float" office:value="200" table:style-name="ce30">
            <text:p>200,00</text:p>
          </table:table-cell>
          <table:table-cell table:style-name="ce32"/>
          <table:table-cell office:value-type="float" office:value="89316.67" table:formula="of:=[.F73]+[.D74]+[.E74]" table:style-name="ce30">
            <text:p>89.316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ilal koop</text:p>
          </table:table-cell>
          <table:table-cell table:style-name="ce29"/>
          <table:table-cell office:value-type="float" office:value="49" table:style-name="ce30">
            <text:p>49,00</text:p>
          </table:table-cell>
          <table:table-cell table:style-name="ce32"/>
          <table:table-cell office:value-type="float" office:value="89365.67" table:formula="of:=[.F74]+[.D75]+[.E75]" table:style-name="ce30">
            <text:p>89.365,67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fatih</text:p>
          </table:table-cell>
          <table:table-cell table:style-name="ce29"/>
          <table:table-cell office:value-type="float" office:value="115" table:style-name="ce30">
            <text:p>115,00</text:p>
          </table:table-cell>
          <table:table-cell table:style-name="ce32"/>
          <table:table-cell office:value-type="float" office:value="89480.67" table:formula="of:=[.F75]+[.D76]+[.E76]" table:style-name="ce30">
            <text:p>89.480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2</text:p>
          </table:table-cell>
          <table:table-cell office:value-type="float" office:value="19" table:style-name="ce31">
            <text:p>19</text:p>
          </table:table-cell>
          <table:table-cell office:value-type="float" office:value="2755" table:style-name="ce39">
            <text:p>2.755,00</text:p>
          </table:table-cell>
          <table:table-cell table:style-name="ce32"/>
          <table:table-cell office:value-type="float" office:value="92235.67" table:formula="of:=[.F76]+[.D77]+[.E77]" table:style-name="ce30">
            <text:p>92.235,67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3</text:p>
          </table:table-cell>
          <table:table-cell office:value-type="float" office:value="20" table:style-name="ce31">
            <text:p>20</text:p>
          </table:table-cell>
          <table:table-cell office:value-type="float" office:value="2399.2399999999998" table:style-name="ce39">
            <text:p>2.399,24</text:p>
          </table:table-cell>
          <table:table-cell table:style-name="ce32"/>
          <table:table-cell office:value-type="float" office:value="94634.91" table:formula="of:=[.F77]+[.D78]+[.E78]" table:style-name="ce30">
            <text:p>94.634,91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4</text:p>
          </table:table-cell>
          <table:table-cell office:value-type="float" office:value="21" table:style-name="ce31">
            <text:p>21</text:p>
          </table:table-cell>
          <table:table-cell office:value-type="float" office:value="2298.65" table:style-name="ce39">
            <text:p>2.298,65</text:p>
          </table:table-cell>
          <table:table-cell table:style-name="ce32"/>
          <table:table-cell office:value-type="float" office:value="96933.56" table:formula="of:=[.F78]+[.D79]+[.E79]" table:style-name="ce30">
            <text:p>96.933,56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5</text:p>
          </table:table-cell>
          <table:table-cell office:value-type="float" office:value="22" table:style-name="ce31">
            <text:p>22</text:p>
          </table:table-cell>
          <table:table-cell office:value-type="float" office:value="2489.14" table:style-name="ce39">
            <text:p>2.489,14</text:p>
          </table:table-cell>
          <table:table-cell table:style-name="ce32"/>
          <table:table-cell office:value-type="float" office:value="99422.7" table:formula="of:=[.F79]+[.D80]+[.E80]" table:style-name="ce30">
            <text:p>99.422,7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6</text:p>
          </table:table-cell>
          <table:table-cell office:value-type="float" office:value="23" table:style-name="ce31">
            <text:p>23</text:p>
          </table:table-cell>
          <table:table-cell office:value-type="float" office:value="2580.3000000000002" table:style-name="ce39">
            <text:p>2.580,30</text:p>
          </table:table-cell>
          <table:table-cell table:style-name="ce32"/>
          <table:table-cell office:value-type="float" office:value="102003" table:formula="of:=[.F80]+[.D81]+[.E81]" table:style-name="ce30">
            <text:p>102.003,00</text:p>
          </table:table-cell>
          <table:table-cell table:number-columns-repeated="16378"/>
        </table:table-row>
        <table:table-row table:style-name="ro4">
          <table:table-cell office:value-type="date" office:date-value="2006-02-14T00:00:00" table:style-name="ce38">
            <text:p>14.02.2006</text:p>
          </table:table-cell>
          <table:table-cell office:value-type="string" table:style-name="ce31">
            <text:p>vakıf kredi 17</text:p>
          </table:table-cell>
          <table:table-cell office:value-type="float" office:value="24" table:style-name="ce31">
            <text:p>24</text:p>
          </table:table-cell>
          <table:table-cell office:value-type="float" office:value="30724.12" table:style-name="ce39">
            <text:p>30.724,12</text:p>
          </table:table-cell>
          <table:table-cell table:style-name="ce32"/>
          <table:table-cell office:value-type="float" office:value="132727.12" table:formula="of:=[.F81]+[.D82]+[.E82]" table:style-name="ce30">
            <text:p>132.72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lastik</text:p>
          </table:table-cell>
          <table:table-cell table:style-name="ce29"/>
          <table:table-cell table:style-name="ce30"/>
          <table:table-cell office:value-type="float" office:value="-250" table:style-name="ce32">
            <text:p>-250,00</text:p>
          </table:table-cell>
          <table:table-cell office:value-type="float" office:value="132477.12" table:formula="of:=[.F82]+[.D83]+[.E83]" table:style-name="ce30">
            <text:p>132.47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30" table:style-name="ce32">
            <text:p>-30,00</text:p>
          </table:table-cell>
          <table:table-cell office:value-type="float" office:value="132447.12" table:formula="of:=[.F83]+[.D84]+[.E84]" table:style-name="ce30">
            <text:p>132.4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ski hesap</text:p>
          </table:table-cell>
          <table:table-cell table:style-name="ce29"/>
          <table:table-cell table:style-name="ce30"/>
          <table:table-cell office:value-type="float" office:value="-603" table:style-name="ce32">
            <text:p>-603,00</text:p>
          </table:table-cell>
          <table:table-cell office:value-type="float" office:value="131844.12" table:formula="of:=[.F84]+[.D85]+[.E85]" table:style-name="ce30">
            <text:p>131.84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v</text:p>
          </table:table-cell>
          <table:table-cell table:style-name="ce29"/>
          <table:table-cell office:value-type="float" office:value="208" table:style-name="ce30">
            <text:p>208,00</text:p>
          </table:table-cell>
          <table:table-cell table:style-name="ce32"/>
          <table:table-cell office:value-type="float" office:value="132052.12" table:formula="of:=[.F85]+[.D86]+[.E86]" table:style-name="ce30">
            <text:p>132.05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216" table:style-name="ce30">
            <text:p>216,00</text:p>
          </table:table-cell>
          <table:table-cell table:style-name="ce32"/>
          <table:table-cell office:value-type="float" office:value="132268.12" table:formula="of:=[.F86]+[.D87]+[.E87]" table:style-name="ce30">
            <text:p>132.2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yb</text:p>
          </table:table-cell>
          <table:table-cell table:style-name="ce29"/>
          <table:table-cell office:value-type="float" office:value="164" table:style-name="ce30">
            <text:p>164,00</text:p>
          </table:table-cell>
          <table:table-cell table:style-name="ce32"/>
          <table:table-cell office:value-type="float" office:value="132432.12" table:formula="of:=[.F87]+[.D88]+[.E88]" table:style-name="ce30">
            <text:p>132.4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iner</text:p>
          </table:table-cell>
          <table:table-cell table:style-name="ce29"/>
          <table:table-cell office:value-type="float" office:value="40" table:style-name="ce30">
            <text:p>40,00</text:p>
          </table:table-cell>
          <table:table-cell table:style-name="ce32"/>
          <table:table-cell office:value-type="float" office:value="132472.12" table:formula="of:=[.F88]+[.D89]+[.E89]" table:style-name="ce30">
            <text:p>132.4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s</text:p>
          </table:table-cell>
          <table:table-cell table:style-name="ce29"/>
          <table:table-cell office:value-type="float" office:value="108" table:style-name="ce30">
            <text:p>108,00</text:p>
          </table:table-cell>
          <table:table-cell table:style-name="ce32"/>
          <table:table-cell office:value-type="float" office:value="132580.12" table:formula="of:=[.F89]+[.D90]+[.E90]" table:style-name="ce30">
            <text:p>132.58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8908" table:style-name="ce32">
            <text:p>-8.908,00</text:p>
          </table:table-cell>
          <table:table-cell office:value-type="float" office:value="123672.12" table:formula="of:=[.F90]+[.D91]+[.E91]" table:style-name="ce30">
            <text:p>123.67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ziraat masraf</text:p>
          </table:table-cell>
          <table:table-cell table:style-name="ce31"/>
          <table:table-cell office:value-type="float" office:value="28" table:style-name="ce39">
            <text:p>28,00</text:p>
          </table:table-cell>
          <table:table-cell table:style-name="ce32"/>
          <table:table-cell office:value-type="float" office:value="123700.12" table:formula="of:=[.F91]+[.D92]+[.E92]" table:style-name="ce30">
            <text:p>123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lanya havale</text:p>
          </table:table-cell>
          <table:table-cell table:style-name="ce29"/>
          <table:table-cell office:value-type="float" office:value="5000" table:style-name="ce30">
            <text:p>5.000,00</text:p>
          </table:table-cell>
          <table:table-cell table:style-name="ce32"/>
          <table:table-cell office:value-type="float" office:value="128700.12" table:formula="of:=[.F92]+[.D93]+[.E93]" table:style-name="ce30">
            <text:p>128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banka yatan</text:p>
          </table:table-cell>
          <table:table-cell table:style-name="ce29"/>
          <table:table-cell office:value-type="float" office:value="500" table:style-name="ce30">
            <text:p>500,00</text:p>
          </table:table-cell>
          <table:table-cell table:style-name="ce32"/>
          <table:table-cell office:value-type="float" office:value="129200.12" table:formula="of:=[.F93]+[.D94]+[.E94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yak must bülbül çek</text:p>
          </table:table-cell>
          <table:table-cell table:style-name="ce29"/>
          <table:table-cell table:style-name="ce30"/>
          <table:table-cell office:value-type="float" office:value="-2500" table:style-name="ce32">
            <text:p>-2.500,00</text:p>
          </table:table-cell>
          <table:table-cell office:value-type="float" office:value="126700.12" table:formula="of:=[.F94]+[.D95]+[.E95]" table:style-name="ce30">
            <text:p>126.7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lsn hvl</text:p>
          </table:table-cell>
          <table:table-cell table:style-name="ce29"/>
          <table:table-cell office:value-type="float" office:value="2500" table:style-name="ce30">
            <text:p>2.500,00</text:p>
          </table:table-cell>
          <table:table-cell table:style-name="ce32"/>
          <table:table-cell office:value-type="float" office:value="129200.12" table:formula="of:=[.F95]+[.D96]+[.E96]" table:style-name="ce30">
            <text:p>129.2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29260.12" table:formula="of:=[.F96]+[.D97]+[.E97]" table:style-name="ce30">
            <text:p>129.2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trfr</text:p>
          </table:table-cell>
          <table:table-cell table:style-name="ce29"/>
          <table:table-cell office:value-type="float" office:value="72" table:style-name="ce30">
            <text:p>72,00</text:p>
          </table:table-cell>
          <table:table-cell table:style-name="ce32"/>
          <table:table-cell office:value-type="float" office:value="129332.12" table:formula="of:=[.F97]+[.D98]+[.E98]" table:style-name="ce30">
            <text:p>129.33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ış cph</text:p>
          </table:table-cell>
          <table:table-cell table:style-name="ce29"/>
          <table:table-cell office:value-type="float" office:value="7708" table:style-name="ce30">
            <text:p>7.708,00</text:p>
          </table:table-cell>
          <table:table-cell table:style-name="ce32"/>
          <table:table-cell office:value-type="float" office:value="137040.12" table:formula="of:=[.F98]+[.D99]+[.E99]" table:style-name="ce30">
            <text:p>137.040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172" table:style-name="ce39">
            <text:p>172,00</text:p>
          </table:table-cell>
          <table:table-cell table:style-name="ce32"/>
          <table:table-cell office:value-type="float" office:value="137212.12" table:formula="of:=[.F99]+[.D100]+[.E100]" table:style-name="ce30">
            <text:p>137.212,12</text:p>
          </table:table-cell>
          <table:table-cell table:number-columns-repeated="16378"/>
        </table:table-row>
        <table:table-row table:style-name="ro4">
          <table:table-cell office:value-type="date" office:date-value="2006-10-17T00:00:00" table:style-name="ce38">
            <text:p>17.10.2006</text:p>
          </table:table-cell>
          <table:table-cell office:value-type="string" table:style-name="ce31">
            <text:p>iş faiz</text:p>
          </table:table-cell>
          <table:table-cell table:style-name="ce31"/>
          <table:table-cell office:value-type="float" office:value="210" table:style-name="ce39">
            <text:p>210,00</text:p>
          </table:table-cell>
          <table:table-cell table:style-name="ce32"/>
          <table:table-cell office:value-type="float" office:value="137422.12" table:formula="of:=[.F100]+[.D101]+[.E101]" table:style-name="ce30">
            <text:p>137.42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37397.12" table:formula="of:=[.F101]+[.D102]+[.E102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13" table:style-name="ce32">
            <text:p>-13,00</text:p>
          </table:table-cell>
          <table:table-cell office:value-type="float" office:value="137384.12" table:formula="of:=[.F102]+[.D103]+[.E103]" table:style-name="ce30">
            <text:p>137.384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6384.12" table:formula="of:=[.F103]+[.D104]+[.E104]" table:style-name="ce30">
            <text:p>136.384,12</text:p>
          </table:table-cell>
          <table:table-cell table:number-columns-repeated="16378"/>
        </table:table-row>
        <table:table-row table:style-name="ro4">
          <table:table-cell office:value-type="date" office:date-value="2006-10-11T00:00:00" table:style-name="ce38">
            <text:p>11.10.2006</text:p>
          </table:table-cell>
          <table:table-cell office:value-type="string" table:style-name="ce29">
            <text:p>ziraatten alınan</text:p>
          </table:table-cell>
          <table:table-cell table:style-name="ce29"/>
          <table:table-cell table:style-name="ce30"/>
          <table:table-cell office:value-type="float" office:value="-1274" table:style-name="ce32">
            <text:p>-1.274,00</text:p>
          </table:table-cell>
          <table:table-cell office:value-type="float" office:value="135110.12" table:formula="of:=[.F104]+[.D105]+[.E105]" table:style-name="ce30">
            <text:p>135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alınan</text:p>
          </table:table-cell>
          <table:table-cell table:style-name="ce29"/>
          <table:table-cell table:style-name="ce30"/>
          <table:table-cell office:value-type="float" office:value="-1000" table:style-name="ce32">
            <text:p>-1.000,00</text:p>
          </table:table-cell>
          <table:table-cell office:value-type="float" office:value="134110.12" table:formula="of:=[.F105]+[.D106]+[.E106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table:style-name="ce30"/>
          <table:table-cell office:value-type="float" office:value="-80" table:style-name="ce32">
            <text:p>-80,00</text:p>
          </table:table-cell>
          <table:table-cell office:value-type="float" office:value="134030.12" table:formula="of:=[.F106]+[.D107]+[.E107]" table:style-name="ce30">
            <text:p>134.03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ipas</text:p>
          </table:table-cell>
          <table:table-cell table:style-name="ce29"/>
          <table:table-cell office:value-type="float" office:value="70" table:style-name="ce30">
            <text:p>70,00</text:p>
          </table:table-cell>
          <table:table-cell table:style-name="ce32"/>
          <table:table-cell office:value-type="float" office:value="134100.12" table:formula="of:=[.F107]+[.D108]+[.E108]" table:style-name="ce30">
            <text:p>134.10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antp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34160.12" table:formula="of:=[.F108]+[.D109]+[.E109]" table:style-name="ce30">
            <text:p>134.1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34" table:style-name="ce32">
            <text:p>-34,00</text:p>
          </table:table-cell>
          <table:table-cell office:value-type="float" office:value="134126.12" table:formula="of:=[.F109]+[.D110]+[.E110]" table:style-name="ce30">
            <text:p>134.12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16" table:style-name="ce32">
            <text:p>-16,00</text:p>
          </table:table-cell>
          <table:table-cell office:value-type="float" office:value="134110.12" table:formula="of:=[.F110]+[.D111]+[.E111]" table:style-name="ce30">
            <text:p>134.11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opuler</text:p>
          </table:table-cell>
          <table:table-cell table:style-name="ce29"/>
          <table:table-cell table:style-name="ce30"/>
          <table:table-cell office:value-type="float" office:value="-50" table:style-name="ce32">
            <text:p>-50,00</text:p>
          </table:table-cell>
          <table:table-cell office:value-type="float" office:value="134060.12" table:formula="of:=[.F111]+[.D112]+[.E112]" table:style-name="ce30">
            <text:p>134.060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jnd ziraat</text:p>
          </table:table-cell>
          <table:table-cell table:style-name="ce29"/>
          <table:table-cell table:style-name="ce30"/>
          <table:table-cell office:value-type="float" office:value="-218" table:style-name="ce32">
            <text:p>-218,00</text:p>
          </table:table-cell>
          <table:table-cell office:value-type="float" office:value="133842.12" table:formula="of:=[.F112]+[.D113]+[.E113]" table:style-name="ce30">
            <text:p>133.84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dftr tsdk</text:p>
          </table:table-cell>
          <table:table-cell table:style-name="ce31"/>
          <table:table-cell office:value-type="float" office:value="405" table:style-name="ce39">
            <text:p>405,00</text:p>
          </table:table-cell>
          <table:table-cell table:style-name="ce32"/>
          <table:table-cell office:value-type="float" office:value="134247.12" table:formula="of:=[.F113]+[.D114]+[.E114]" table:style-name="ce30">
            <text:p>134.2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4</text:p>
          </table:table-cell>
          <table:table-cell table:style-name="ce31"/>
          <table:table-cell office:value-type="float" office:value="900" table:style-name="ce39">
            <text:p>900,00</text:p>
          </table:table-cell>
          <table:table-cell table:style-name="ce32"/>
          <table:table-cell office:value-type="float" office:value="135147.12" table:formula="of:=[.F114]+[.D115]+[.E115]" table:style-name="ce30">
            <text:p>135.14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5</text:p>
          </table:table-cell>
          <table:table-cell table:style-name="ce31"/>
          <table:table-cell office:value-type="float" office:value="1050" table:style-name="ce39">
            <text:p>1.050,00</text:p>
          </table:table-cell>
          <table:table-cell table:style-name="ce32"/>
          <table:table-cell office:value-type="float" office:value="136197.12" table:formula="of:=[.F115]+[.D116]+[.E116]" table:style-name="ce30">
            <text:p>136.1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Muh 2006</text:p>
          </table:table-cell>
          <table:table-cell table:style-name="ce31"/>
          <table:table-cell office:value-type="float" office:value="1200" table:style-name="ce39">
            <text:p>1.200,00</text:p>
          </table:table-cell>
          <table:table-cell table:style-name="ce32"/>
          <table:table-cell office:value-type="float" office:value="137397.12" table:formula="of:=[.F116]+[.D117]+[.E117]" table:style-name="ce30">
            <text:p>137.39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5</text:p>
          </table:table-cell>
          <table:table-cell table:style-name="ce31"/>
          <table:table-cell office:value-type="float" office:value="3365" table:style-name="ce39">
            <text:p>3.365,00</text:p>
          </table:table-cell>
          <table:table-cell table:style-name="ce32"/>
          <table:table-cell office:value-type="float" office:value="140762.12" table:formula="of:=[.F117]+[.D118]+[.E118]" table:style-name="ce30">
            <text:p>140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Vergi 2006</text:p>
          </table:table-cell>
          <table:table-cell table:style-name="ce31"/>
          <table:table-cell office:value-type="float" office:value="3000" table:style-name="ce39">
            <text:p>3.000,00</text:p>
          </table:table-cell>
          <table:table-cell table:style-name="ce32"/>
          <table:table-cell office:value-type="float" office:value="143762.12" table:formula="of:=[.F118]+[.D119]+[.E119]" table:style-name="ce30">
            <text:p>143.762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uan</text:p>
          </table:table-cell>
          <table:table-cell table:style-name="ce29"/>
          <table:table-cell table:style-name="ce30"/>
          <table:table-cell office:value-type="float" office:value="-204" table:style-name="ce32">
            <text:p>-204,00</text:p>
          </table:table-cell>
          <table:table-cell office:value-type="float" office:value="143558.12" table:formula="of:=[.F119]+[.D120]+[.E120]" table:style-name="ce30">
            <text:p>143.55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3533.12" table:formula="of:=[.F120]+[.D121]+[.E121]" table:style-name="ce30">
            <text:p>143.533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6 yıl içi toplamı</text:p>
          </table:table-cell>
          <table:table-cell office:value-type="float" office:value="73796.45" table:formula="of:=SUM([.D73:.D121])" table:style-name="ce37">
            <text:p>73.796,45</text:p>
          </table:table-cell>
          <table:table-cell office:value-type="float" office:value="-16230" table:formula="of:=SUM([.E73:.E121])" table:style-name="ce41">
            <text:p>-16.230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31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style-name="ro4">
          <table:table-cell office:value-type="float" office:value="2007" table:style-name="ce46">
            <text:p>2007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office:value-type="float" office:value="143533.12" table:formula="of:=[.F121]" table:style-name="ce30">
            <text:p>143.533,12</text:p>
          </table:table-cell>
          <table:table-cell table:number-columns-repeated="16378"/>
        </table:table-row>
        <table:table-row table:style-name="ro4">
          <table:table-cell office:value-type="date" office:date-value="2007-01-10T00:00:00" table:style-name="ce38">
            <text:p>10.01.2007</text:p>
          </table:table-cell>
          <table:table-cell office:value-type="string" table:style-name="ce29">
            <text:p>nakit</text:p>
          </table:table-cell>
          <table:table-cell table:style-name="ce29"/>
          <table:table-cell table:style-name="ce30"/>
          <table:table-cell office:value-type="float" office:value="-500" table:style-name="ce32">
            <text:p>-500,00</text:p>
          </table:table-cell>
          <table:table-cell office:value-type="float" office:value="143033.12" table:formula="of:=[.F125]+[.D126]+[.E126]" table:style-name="ce30">
            <text:p>143.03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cn</text:p>
          </table:table-cell>
          <table:table-cell table:style-name="ce29"/>
          <table:table-cell office:value-type="float" office:value="60" table:style-name="ce30">
            <text:p>60,00</text:p>
          </table:table-cell>
          <table:table-cell table:style-name="ce32"/>
          <table:table-cell office:value-type="float" office:value="143093.12" table:formula="of:=[.F126]+[.D127]+[.E127]" table:style-name="ce30">
            <text:p>143.09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plızl</text:p>
          </table:table-cell>
          <table:table-cell table:style-name="ce29"/>
          <table:table-cell office:value-type="float" office:value="68" table:style-name="ce30">
            <text:p>68,00</text:p>
          </table:table-cell>
          <table:table-cell table:style-name="ce32"/>
          <table:table-cell office:value-type="float" office:value="143161.12" table:formula="of:=[.F127]+[.D128]+[.E128]" table:style-name="ce30">
            <text:p>143.161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muslk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69.12" table:formula="of:=[.F128]+[.D129]+[.E129]" table:style-name="ce30">
            <text:p>143.16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elden ödem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149.12" table:formula="of:=[.F129]+[.D130]+[.E130]" table:style-name="ce30">
            <text:p>143.149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oba by</text:p>
          </table:table-cell>
          <table:table-cell table:style-name="ce29"/>
          <table:table-cell office:value-type="float" office:value="8" table:style-name="ce30">
            <text:p>8,00</text:p>
          </table:table-cell>
          <table:table-cell table:style-name="ce32"/>
          <table:table-cell office:value-type="float" office:value="143157.12" table:formula="of:=[.F130]+[.D131]+[.E131]" table:style-name="ce30">
            <text:p>143.157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kal mlzm ev</text:p>
          </table:table-cell>
          <table:table-cell table:style-name="ce29"/>
          <table:table-cell office:value-type="float" office:value="251" table:style-name="ce30">
            <text:p>251,00</text:p>
          </table:table-cell>
          <table:table-cell table:style-name="ce32"/>
          <table:table-cell office:value-type="float" office:value="143408.12" table:formula="of:=[.F131]+[.D132]+[.E132]" table:style-name="ce39">
            <text:p>143.408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0">
            <text:p>2007 yıl içi toplamı</text:p>
          </table:table-cell>
          <table:table-cell office:value-type="float" office:value="395" table:formula="of:=SUM([.D126:.D132])" table:style-name="ce37">
            <text:p>395,00</text:p>
          </table:table-cell>
          <table:table-cell office:value-type="float" office:value="-520" table:formula="of:=SUM([.E126:.E132])" table:style-name="ce41">
            <text:p>-520,00</text:p>
          </table:table-cell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style-name="ce29"/>
          <table:table-cell table:style-name="ce40"/>
          <table:table-cell table:style-name="ce37"/>
          <table:table-cell table:style-name="ce41"/>
          <table:table-cell table:style-name="ce30"/>
          <table:table-cell table:number-columns-repeated="16378"/>
        </table:table-row>
        <table:table-row table:number-rows-repeated="3" table:style-name="ro4">
          <table:table-cell table:style-name="ce38"/>
          <table:table-cell table:number-columns-repeated="2"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office:value-type="string" table:style-name="ce47">
            <text:p>2008-12</text:p>
          </table:table-cell>
          <table:table-cell table:style-name="ce34"/>
          <table:table-cell office:value-type="string" table:style-name="ce33">
            <text:p>evrak no</text:p>
          </table:table-cell>
          <table:table-cell office:value-type="string" table:style-name="ce35">
            <text:p>alınan</text:p>
          </table:table-cell>
          <table:table-cell office:value-type="string" table:style-name="ce36">
            <text:p>ödeme</text:p>
          </table:table-cell>
          <table:table-cell office:value-type="string" table:style-name="ce35">
            <text:p>bakiye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42">
            <text:p>NY 2007</text:p>
          </table:table-cell>
          <table:table-cell office:value-type="float" office:value="143408.12" table:formula="of:=[.F132]" table:style-name="ce39">
            <text:p>143.408,1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string" table:style-name="ce29">
            <text:p>fıratpen</text:p>
          </table:table-cell>
          <table:table-cell table:style-name="ce29"/>
          <table:table-cell table:style-name="ce30"/>
          <table:table-cell office:value-type="float" office:value="-20" table:style-name="ce32">
            <text:p>-20,00</text:p>
          </table:table-cell>
          <table:table-cell office:value-type="float" office:value="143388.12" table:formula="of:=[.F141]+[.D142]+[.E142]" table:style-name="ce30">
            <text:p>143.38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iş çek için</text:p>
          </table:table-cell>
          <table:table-cell table:style-name="ce29"/>
          <table:table-cell table:style-name="ce30"/>
          <table:table-cell office:value-type="float" office:value="-180" table:style-name="ce32">
            <text:p>-180,00</text:p>
          </table:table-cell>
          <table:table-cell office:value-type="float" office:value="143208.12" table:formula="of:=[.F142]+[.D143]+[.E143]" table:style-name="ce30">
            <text:p>143.20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180 zmp</text:p>
          </table:table-cell>
          <table:table-cell table:number-columns-repeated="2" table:style-name="ce29"/>
          <table:table-cell office:value-type="float" office:value="-25" table:style-name="ce32">
            <text:p>-25,00</text:p>
          </table:table-cell>
          <table:table-cell office:value-type="float" office:value="143183.12" table:formula="of:=[.F143]+[.D144]+[.E144]" table:style-name="ce30">
            <text:p>143.18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hacıya uçak bileti için</text:p>
          </table:table-cell>
          <table:table-cell table:style-name="ce29"/>
          <table:table-cell table:style-name="ce30"/>
          <table:table-cell office:value-type="float" office:value="-320" table:style-name="ce32">
            <text:p>-320,00</text:p>
          </table:table-cell>
          <table:table-cell office:value-type="float" office:value="142863.12" table:formula="of:=[.F144]+[.D145]+[.E145]" table:style-name="ce30">
            <text:p>142.86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Zmp 50 ad</text:p>
          </table:table-cell>
          <table:table-cell table:style-name="ce29"/>
          <table:table-cell table:style-name="ce30"/>
          <table:table-cell office:value-type="float" office:value="-25" table:style-name="ce32">
            <text:p>-25,00</text:p>
          </table:table-cell>
          <table:table-cell office:value-type="float" office:value="142838.12" table:formula="of:=[.F145]+[.D146]+[.E146]" table:style-name="ce30">
            <text:p>142.83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opel balata</text:p>
          </table:table-cell>
          <table:table-cell table:style-name="ce29"/>
          <table:table-cell table:style-name="ce30"/>
          <table:table-cell office:value-type="float" office:value="-135" table:style-name="ce32">
            <text:p>-135,00</text:p>
          </table:table-cell>
          <table:table-cell office:value-type="float" office:value="142703.12" table:formula="of:=[.F146]+[.D147]+[.E147]" table:style-name="ce30">
            <text:p>142.703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tnr</text:p>
          </table:table-cell>
          <table:table-cell table:style-name="ce29"/>
          <table:table-cell table:style-name="ce30"/>
          <table:table-cell office:value-type="float" office:value="-35" table:style-name="ce32">
            <text:p>-35,00</text:p>
          </table:table-cell>
          <table:table-cell office:value-type="float" office:value="142668.12" table:formula="of:=[.F147]+[.D148]+[.E148]" table:style-name="ce30">
            <text:p>142.668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sr yldz</text:p>
          </table:table-cell>
          <table:table-cell table:style-name="ce29"/>
          <table:table-cell office:value-type="float" office:value="48" table:style-name="ce30">
            <text:p>48,00</text:p>
          </table:table-cell>
          <table:table-cell table:style-name="ce32"/>
          <table:table-cell office:value-type="float" office:value="142716.12" table:formula="of:=[.F148]+[.D149]+[.E149]" table:style-name="ce30">
            <text:p>142.716,12</text:p>
          </table:table-cell>
          <table:table-cell table:number-columns-repeated="16378"/>
        </table:table-row>
        <table:table-row table:style-name="ro4">
          <table:table-cell table:style-name="ce38"/>
          <table:table-cell office:value-type="string" table:style-name="ce29">
            <text:p>dinç</text:p>
          </table:table-cell>
          <table:table-cell table:style-name="ce29"/>
          <table:table-cell table:style-name="ce30"/>
          <table:table-cell office:value-type="float" office:value="-182" table:style-name="ce32">
            <text:p>-182,00</text:p>
          </table:table-cell>
          <table:table-cell office:value-type="float" office:value="142534.12" table:formula="of:=[.F149]+[.D150]+[.E150]" table:style-name="ce30">
            <text:p>142.534,12</text:p>
          </table:table-cell>
          <table:table-cell table:number-columns-repeated="16378"/>
        </table:table-row>
        <table:table-row table:style-name="ro4">
          <table:table-cell table:number-columns-repeated="4" table:style-name="ce29"/>
          <table:table-cell table:style-name="ce32"/>
          <table:table-cell office:value-type="float" office:value="142534.12" table:formula="of:=[.F150]+[.D151]+[.E151]" table:style-name="ce30">
            <text:p>142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office:value-type="string" table:style-name="ce48">
            <text:p>2008 yıl içi toplamı</text:p>
          </table:table-cell>
          <table:table-cell office:value-type="float" office:value="1048" table:formula="of:=SUM([.D142:.D154])" table:style-name="ce37">
            <text:p>1.048,00</text:p>
          </table:table-cell>
          <table:table-cell office:value-type="float" office:value="-922" table:formula="of:=SUM([.E142:.E150])" table:style-name="ce41">
            <text:p>-922,00</text:p>
          </table:table-cell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float" office:value="142534.12" table:formula="of:=[.F151]+[.D153]+[.E153]" table:style-name="ce30">
            <text:p>142.534,12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string" table:style-name="ce29">
            <text:p>furkan (motorcu yalıtım taksidi)</text:p>
          </table:table-cell>
          <table:table-cell table:style-name="ce29"/>
          <table:table-cell office:value-type="float" office:value="1000" table:style-name="ce30">
            <text:p>1.000,00</text:p>
          </table:table-cell>
          <table:table-cell table:style-name="ce41"/>
          <table:table-cell office:value-type="float" office:value="143534.12" table:formula="of:=[.F153]+[.D154]+[.E154]" table:style-name="ce30">
            <text:p>143.534,12</text:p>
          </table:table-cell>
          <table:table-cell table:number-columns-repeated="16378"/>
        </table:table-row>
        <table:table-row table:style-name="ro4">
          <table:table-cell table:style-name="ce38"/>
          <table:table-cell table:style-name="ce29"/>
          <table:table-cell table:style-name="ce49"/>
          <table:table-cell table:style-name="ce37"/>
          <table:table-cell table:style-name="ce41"/>
          <table:table-cell office:value-type="string" table:style-name="ce50">
            <text:p>TL</text:p>
          </table:table-cell>
          <table:table-cell table:number-columns-repeated="16378"/>
        </table:table-row>
        <table:table-row table:style-name="ro5">
          <table:table-cell table:style-name="ce38"/>
          <table:table-cell table:number-columns-repeated="2" table:style-name="ce29"/>
          <table:table-cell table:number-columns-repeated="3" table:style-name="ce1"/>
          <table:table-cell table:number-columns-repeated="16378"/>
        </table:table-row>
        <table:table-row table:style-name="ro6">
          <table:table-cell table:style-name="ce38"/>
          <table:table-cell office:value-type="date" office:date-value="2023-11-03T00:00:00" table:number-columns-spanned="2" table:number-rows-spanned="1" table:style-name="ce62">
            <text:p>Cuma, Kasım 03, 2023</text:p>
          </table:table-cell>
          <table:covered-table-cell/>
          <table:table-cell table:style-name="ce30"/>
          <table:table-cell office:value-type="string" table:style-name="ce51">
            <text:p>resmi ödemelerin toplamı</text:p>
          </table:table-cell>
          <table:table-cell office:value-type="float" office:value="119619.37" table:style-name="ce52">
            <text:p>119.619,37</text:p>
          </table:table-cell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alışveriş hesabı</text:p>
          </table:table-cell>
          <table:table-cell office:value-type="float" office:value="23914.75" table:formula="of:=[.F159]-[.F157]" table:style-name="ce52">
            <text:p>23.914,75</text:p>
          </table:table-cell>
          <table:table-cell table:number-columns-repeated="16378"/>
        </table:table-row>
        <table:table-row table:style-name="ro7">
          <table:table-cell table:style-name="ce38"/>
          <table:table-cell table:number-columns-repeated="2" table:style-name="ce29"/>
          <table:table-cell table:style-name="ce30"/>
          <table:table-cell office:value-type="string" table:style-name="ce53">
            <text:p>TL bazında hakanın doğuştan aldığı para</text:p>
          </table:table-cell>
          <table:table-cell office:value-type="float" office:value="143534.12" table:formula="of:=[.F154]" table:style-name="ce52">
            <text:p>143.534,12</text:p>
          </table:table-cell>
          <table:table-cell table:number-columns-repeated="16378"/>
        </table:table-row>
        <table:table-row table:number-rows-repeated="9" table:style-name="ro7">
          <table:table-cell table:style-name="ce38"/>
          <table:table-cell table:number-columns-repeated="2" table:style-name="ce29"/>
          <table:table-cell table:style-name="ce30"/>
          <table:table-cell table:style-name="ce53"/>
          <table:table-cell table:style-name="ce52"/>
          <table:table-cell table:number-columns-repeated="16378"/>
        </table:table-row>
        <table:table-row table:style-name="ro4">
          <table:table-cell table:style-name="ce38"/>
          <table:table-cell table:number-columns-repeated="2" table:style-name="ce29"/>
          <table:table-cell table:style-name="ce30"/>
          <table:table-cell table:style-name="ce54"/>
          <table:table-cell table:style-name="ce39"/>
          <table:table-cell table:number-columns-repeated="16378"/>
        </table:table-row>
        <table:table-row table:style-name="ro4">
          <table:table-cell table:style-name="ce38"/>
          <table:table-cell office:value-type="string" table:style-name="ce31">
            <text:p>2003-2012 DOĞUŞ- HAKAN HESAP TOPLAMI</text:p>
          </table:table-cell>
          <table:table-cell table:style-name="ce29"/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hakanın</text:p>
          </table:table-cell>
          <table:table-cell office:value-type="string" table:style-name="ce40">
            <text:p>hakanın</text:p>
          </table:table-cell>
          <table:table-cell table:style-name="ce30"/>
          <table:table-cell table:style-name="ce32"/>
          <table:table-cell table:style-name="ce30"/>
          <table:table-cell table:number-columns-repeated="16378"/>
        </table:table-row>
        <table:table-row table:style-name="ro4">
          <table:table-cell table:style-name="ce38"/>
          <table:table-cell office:value-type="string" table:style-name="ce40">
            <text:p>aldığı</text:p>
          </table:table-cell>
          <table:table-cell office:value-type="string" table:style-name="ce40">
            <text:p>ödediği</text:p>
          </table:table-cell>
          <table:table-cell office:value-type="string" table:style-name="ce50">
            <text:p>bakiye</text:p>
          </table:table-cell>
          <table:table-cell office:value-type="string" table:style-name="ce54">
            <text:p>$-tl</text:p>
          </table:table-cell>
          <table:table-cell office:value-type="string" table:style-name="ce50">
            <text:p>$</text:p>
          </table:table-cell>
          <table:table-cell table:number-columns-repeated="16378"/>
        </table:table-row>
        <table:table-row table:style-name="ro4">
          <table:table-cell office:value-type="float" office:value="2003" table:style-name="ce29">
            <text:p>2003</text:p>
          </table:table-cell>
          <table:table-cell office:value-type="float" office:value="17075.75" table:formula="of:=[.D4]" table:style-name="ce30">
            <text:p>17.075,75</text:p>
          </table:table-cell>
          <table:table-cell office:value-type="currency" office:value="0" table:formula="of:=[.E4]" table:style-name="ce55">
            <text:p>$0,00</text:p>
          </table:table-cell>
          <table:table-cell office:value-type="float" office:value="17075.75" table:formula="of:=[.B173]+[.C173]" table:style-name="ce30">
            <text:p>17.075,75</text:p>
          </table:table-cell>
          <table:table-cell office:value-type="float" office:value="1.41" table:style-name="ce56">
            <text:p>1,41</text:p>
          </table:table-cell>
          <table:table-cell office:value-type="currency" office:value="12110.460992907801" table:formula="of:=([.B173]+[.C173])/[.E173]" table:style-name="ce55">
            <text:p>$12.110,46</text:p>
          </table:table-cell>
          <table:table-cell table:number-columns-repeated="16378"/>
        </table:table-row>
        <table:table-row table:style-name="ro4">
          <table:table-cell office:value-type="float" office:value="2004" table:style-name="ce29">
            <text:p>2004</text:p>
          </table:table-cell>
          <table:table-cell office:value-type="float" office:value="14637" table:formula="of:=[.D25]" table:style-name="ce30">
            <text:p>14.637,00</text:p>
          </table:table-cell>
          <table:table-cell office:value-type="currency" office:value="-10710" table:formula="of:=[.E25]" table:style-name="ce55">
            <text:p>-$10.710,00</text:p>
          </table:table-cell>
          <table:table-cell office:value-type="float" office:value="21002.75" table:formula="of:=[.D173]+[.B174]+[.C174]" table:style-name="ce30">
            <text:p>21.002,75</text:p>
          </table:table-cell>
          <table:table-cell office:value-type="float" office:value="1.49" table:style-name="ce56">
            <text:p>1,49</text:p>
          </table:table-cell>
          <table:table-cell office:value-type="currency" office:value="2635.5704697986575" table:formula="of:=([.B174]+[.C174])/[.E174]" table:style-name="ce55">
            <text:p>$2.635,57</text:p>
          </table:table-cell>
          <table:table-cell table:number-columns-repeated="16378"/>
        </table:table-row>
        <table:table-row table:style-name="ro4">
          <table:table-cell office:value-type="float" office:value="2005" table:style-name="ce29">
            <text:p>2005</text:p>
          </table:table-cell>
          <table:table-cell office:value-type="float" office:value="72003.92" table:formula="of:=[.D67]" table:style-name="ce30">
            <text:p>72.003,92</text:p>
          </table:table-cell>
          <table:table-cell office:value-type="currency" office:value="-7040" table:formula="of:=[.E67]" table:style-name="ce55">
            <text:p>-$7.040,00</text:p>
          </table:table-cell>
          <table:table-cell office:value-type="float" office:value="85966.67" table:formula="of:=[.D174]+[.B175]+[.C175]" table:style-name="ce30">
            <text:p>85.966,67</text:p>
          </table:table-cell>
          <table:table-cell office:value-type="float" office:value="1.35" table:style-name="ce56">
            <text:p>1,35</text:p>
          </table:table-cell>
          <table:table-cell office:value-type="currency" office:value="48121.422222222216" table:formula="of:=([.B175]+[.C175])/[.E175]" table:style-name="ce55">
            <text:p>$48.121,42</text:p>
          </table:table-cell>
          <table:table-cell table:number-columns-repeated="16378"/>
        </table:table-row>
        <table:table-row table:style-name="ro4">
          <table:table-cell office:value-type="float" office:value="2006" table:style-name="ce29">
            <text:p>2006</text:p>
          </table:table-cell>
          <table:table-cell office:value-type="float" office:value="73796.45" table:formula="of:=[.D122]" table:style-name="ce30">
            <text:p>73.796,45</text:p>
          </table:table-cell>
          <table:table-cell office:value-type="currency" office:value="-16230" table:formula="of:=[.E122]" table:style-name="ce55">
            <text:p>-$16.230,00</text:p>
          </table:table-cell>
          <table:table-cell office:value-type="float" office:value="143533.12" table:formula="of:=[.D175]+[.B176]+[.C176]" table:style-name="ce30">
            <text:p>143.533,12</text:p>
          </table:table-cell>
          <table:table-cell office:value-type="float" office:value="1.56" table:style-name="ce56">
            <text:p>1,56</text:p>
          </table:table-cell>
          <table:table-cell office:value-type="currency" office:value="36901.570512820508" table:formula="of:=([.B176]+[.C176])/[.E176]" table:style-name="ce55">
            <text:p>$36.901,57</text:p>
          </table:table-cell>
          <table:table-cell table:number-columns-repeated="16378"/>
        </table:table-row>
        <table:table-row table:style-name="ro4">
          <table:table-cell office:value-type="float" office:value="2007" table:style-name="ce29">
            <text:p>2007</text:p>
          </table:table-cell>
          <table:table-cell office:value-type="float" office:value="395" table:formula="of:=[.D133]" table:style-name="ce30">
            <text:p>395,00</text:p>
          </table:table-cell>
          <table:table-cell office:value-type="currency" office:value="-520" table:formula="of:=[.E133]" table:style-name="ce55">
            <text:p>-$520,00</text:p>
          </table:table-cell>
          <table:table-cell office:value-type="float" office:value="143408.12" table:formula="of:=[.D176]+[.B177]+[.C177]" table:style-name="ce30">
            <text:p>143.408,12</text:p>
          </table:table-cell>
          <table:table-cell office:value-type="float" office:value="1.31" table:style-name="ce56">
            <text:p>1,31</text:p>
          </table:table-cell>
          <table:table-cell office:value-type="currency" office:value="-95.419847328244273" table:formula="of:=([.B177]+[.C177])/[.E177]" table:style-name="ce55">
            <text:p>-$95,42</text:p>
          </table:table-cell>
          <table:table-cell table:number-columns-repeated="16378"/>
        </table:table-row>
        <table:table-row table:style-name="ro4">
          <table:table-cell office:value-type="float" office:value="2008" table:style-name="ce29">
            <text:p>2008</text:p>
          </table:table-cell>
          <table:table-cell office:value-type="float" office:value="48" table:formula="of:=[.D149]" table:style-name="ce30">
            <text:p>48,00</text:p>
          </table:table-cell>
          <table:table-cell office:value-type="currency" office:value="-922" table:formula="of:=[.E152]" table:style-name="ce55">
            <text:p>-$922,00</text:p>
          </table:table-cell>
          <table:table-cell office:value-type="float" office:value="142534.12" table:formula="of:=[.D177]+[.B178]+[.C178]" table:style-name="ce30">
            <text:p>142.534,12</text:p>
          </table:table-cell>
          <table:table-cell office:value-type="float" office:value="1.2" table:style-name="ce56">
            <text:p>1,20</text:p>
          </table:table-cell>
          <table:table-cell office:value-type="currency" office:value="-728.33333333333337" table:formula="of:=([.B178]+[.C178])/[.E178]" table:style-name="ce55">
            <text:p>-$728,33</text:p>
          </table:table-cell>
          <table:table-cell table:number-columns-repeated="16378"/>
        </table:table-row>
        <table:table-row table:style-name="ro4">
          <table:table-cell office:value-type="float" office:value="2012" table:style-name="ce29">
            <text:p>2012</text:p>
          </table:table-cell>
          <table:table-cell office:value-type="float" office:value="1000" table:style-name="ce30">
            <text:p>1.000,00</text:p>
          </table:table-cell>
          <table:table-cell office:value-type="currency" office:value="0" table:formula="of:=[.E151]" table:style-name="ce55">
            <text:p>$0,00</text:p>
          </table:table-cell>
          <table:table-cell office:value-type="float" office:value="143534.12" table:formula="of:=[.D178]+[.B179]+[.C179]" table:style-name="ce57">
            <text:p>143.534,12</text:p>
          </table:table-cell>
          <table:table-cell office:value-type="float" office:value="1.84" table:style-name="ce56">
            <text:p>1,84</text:p>
          </table:table-cell>
          <table:table-cell office:value-type="currency" office:value="543.47826086956525" table:formula="of:=([.B179]+[.C179])/[.E179]" table:style-name="ce55">
            <text:p>$543,48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table:style-name="ce58"/>
          <table:table-cell table:number-columns-repeated="16378"/>
        </table:table-row>
        <table:table-row table:style-name="ro8">
          <table:table-cell table:style-name="ce29"/>
          <table:table-cell table:style-name="ce30"/>
          <table:table-cell table:style-name="ce29"/>
          <table:table-cell table:style-name="ce30"/>
          <table:table-cell office:value-type="string" table:style-name="ce54">
            <text:p>dolar bazında hakanın doğuştan aldığı para</text:p>
          </table:table-cell>
          <table:table-cell office:value-type="currency" office:value="99488.749277957177" table:formula="of:=SUM([.F173:.F179])" table:style-name="ce59">
            <text:p>$99.488,75</text:p>
          </table:table-cell>
          <table:table-cell table:number-columns-repeated="16378"/>
        </table:table-row>
        <table:table-row table:style-name="ro4">
          <table:table-cell table:style-name="ce29"/>
          <table:table-cell table:style-name="ce30"/>
          <table:table-cell table:style-name="ce29"/>
          <table:table-cell table:style-name="ce30"/>
          <table:table-cell table:style-name="ce32"/>
          <table:table-cell office:value-type="string" table:style-name="ce60">
            <text:p>USD</text:p>
          </table:table-cell>
          <table:table-cell table:number-columns-repeated="16378"/>
        </table:table-row>
        <table:table-row table:style-name="ro9">
          <table:table-cell table:style-name="ce38"/>
          <table:table-cell table:number-columns-repeated="2" table:style-name="ce29"/>
          <table:table-cell table:style-name="ce30"/>
          <table:table-cell table:number-columns-repeated="2" table:style-name="ce1"/>
          <table:table-cell table:number-columns-repeated="16378"/>
        </table:table-row>
        <table:table-row table:number-rows-repeated="1048393" table:style-name="ro4">
          <table:table-cell table:number-columns-repeated="16384"/>
        </table:table-row>
      </table:table>
      <table:table table:name="01-01-DGS" table:style-name="ta4">
        <table:table-column table:style-name="co17" table:default-cell-style-name="ce63"/>
        <table:table-column table:style-name="co18" table:default-cell-style-name="ce67"/>
        <table:table-column table:style-name="co19" table:default-cell-style-name="ce67"/>
        <table:table-column table:style-name="co20" table:default-cell-style-name="ce67"/>
        <table:table-column table:style-name="co1" table:default-cell-style-name="ce67"/>
        <table:table-column table:style-name="co21" table:default-cell-style-name="ce67"/>
        <table:table-column table:style-name="co22" table:default-cell-style-name="ce65"/>
        <table:table-column table:style-name="co5" table:default-cell-style-name="ce65"/>
        <table:table-column table:style-name="co23" table:number-columns-repeated="56" table:default-cell-style-name="ce67"/>
        <table:table-column table:style-name="co1" table:number-columns-repeated="959" table:default-cell-style-name="ce29"/>
        <table:table-column table:style-name="co7" table:default-cell-style-name="ce29"/>
        <table:table-column table:style-name="co7" table:number-columns-repeated="15360" table:default-cell-style-name="ce1"/>
        <table:table-row table:style-name="ro4">
          <table:table-cell table:style-name="ce63"/>
          <table:table-cell office:value-type="string" table:style-name="ce64">
            <text:p>DOĞUŞ TİCARET – NAZAN BALCI <text:s/>İŞ SONLANDIRMA HESAP CETVELİ</text:p>
          </table:table-cell>
          <table:table-cell table:number-columns-repeated="3" table:style-name="ce65"/>
          <table:table-cell table:style-name="ce66"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1994 yılında Doğuş Ticaret Ayten Balcı’ya ait arsaya 5 daire 1 dükk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4">
            <text:p>olacak şekilde bir bina yaptı.</text:p>
          </table:table-cell>
          <table:table-cell table:number-columns-repeated="2" table:style-name="ce65"/>
          <table:table-cell office:value-type="date" office:date-value="2023-11-03T00:00:00" table:number-columns-spanned="2" table:number-rows-spanned="1" table:style-name="ce111">
            <text:p>Cuma, Kasım 03, 2023</text:p>
          </table:table-cell>
          <table:covered-table-cell/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table:style-name="ce64"/>
          <table:table-cell office:value-type="string" table:style-name="ce68">
            <text:p>Değeri</text:p>
          </table:table-cell>
          <table:table-cell office:value-type="string" table:style-name="ce68">
            <text:p>Kat Karşılığı</text:p>
          </table:table-cell>
          <table:table-cell office:value-type="string" table:style-name="ce68">
            <text:p>Kime Ait</text:p>
          </table:table-cell>
          <table:table-cell office:value-type="string" table:style-name="ce68">
            <text:p>Son Durum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5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Arsa Sahibine</text:p>
          </table:table-cell>
          <table:table-cell office:value-type="string" table:style-name="ce63">
            <text:p>Ayte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4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3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3">
            <text:p>Nazan Balcı</text:p>
          </table:table-cell>
          <table:table-cell office:value-type="string" table:style-name="ce63">
            <text:p>Ayten Balcı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table:style-name="ce63"/>
          <table:table-cell office:value-type="string" table:style-name="ce65">
            <text:p>Daire 2 satıldı</text:p>
          </table:table-cell>
          <table:table-cell office:value-type="float" office:value="80000" table:style-name="ce68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8"/>
          <table:table-cell table:number-columns-repeated="16377"/>
        </table:table-row>
        <table:table-row table:style-name="ro4">
          <table:table-cell table:style-name="ce63"/>
          <table:table-cell office:value-type="string" table:style-name="ce65">
            <text:p>Daire 1 <text:s text:c="2"/>Satıldı</text:p>
          </table:table-cell>
          <table:table-cell office:value-type="float" office:value="80000" table:style-name="ce65">
            <text:p>80.000,00</text:p>
          </table:table-cell>
          <table:table-cell office:value-type="string" table:style-name="ce65">
            <text:p>Doğuş Ticaret</text:p>
          </table:table-cell>
          <table:table-cell office:value-type="string" table:style-name="ce65">
            <text:p>Hacı</text:p>
          </table:table-cell>
          <table:table-cell office:value-type="string" table:style-name="ce68">
            <text:p>Satıldı</text:p>
          </table:table-cell>
          <table:table-cell table:style-name="ce69"/>
          <table:table-cell table:number-columns-repeated="16377"/>
        </table:table-row>
        <table:table-row table:style-name="ro4">
          <table:table-cell table:style-name="ce63"/>
          <table:table-cell office:value-type="string" table:style-name="ce70">
            <text:p>Dükkan <text:s text:c="2"/>Satıldı</text:p>
          </table:table-cell>
          <table:table-cell office:value-type="float" office:value="30000" table:style-name="ce71">
            <text:p>30.000,00</text:p>
          </table:table-cell>
          <table:table-cell office:value-type="string" table:style-name="ce65">
            <text:p>Doğuş Ticaret</text:p>
          </table:table-cell>
          <table:table-cell office:value-type="string" table:style-name="ce70">
            <text:p>Hacı + Nazan</text:p>
          </table:table-cell>
          <table:table-cell office:value-type="string" table:style-name="ce71">
            <text:p>Satıldı</text:p>
          </table:table-cell>
          <table:table-cell table:number-columns-repeated="2" table:style-name="ce65"/>
          <table:table-cell table:number-columns-repeated="16376"/>
        </table:table-row>
        <table:table-row table:number-rows-repeated="2" table:style-name="ro4">
          <table:table-cell table:style-name="ce63"/>
          <table:table-cell table:style-name="ce70"/>
          <table:table-cell table:style-name="ce71"/>
          <table:table-cell table:style-name="ce65"/>
          <table:table-cell table:style-name="ce70"/>
          <table:table-cell table:style-name="ce71"/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73">
            <text:p>daire 2 satıldı, Ali Paşa Hamam daki arsanın, Mustafa Işıklıyurt’a ait hisse satın alındı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2 nolu daire hacı ya ait olmasına rağmen ali paşa ortak alındığından dolayı daire den alınan</text:p>
          </table:table-cell>
          <table:table-cell table:number-columns-repeated="6" table:style-name="ce65"/>
          <table:table-cell table:number-columns-repeated="16376"/>
        </table:table-row>
        <table:table-row table:style-name="ro4">
          <table:table-cell table:style-name="ce72"/>
          <table:table-cell office:value-type="string" table:style-name="ce65">
            <text:p>paranın yarısı İsmail Balcıya geçmiş oldu.</text:p>
          </table:table-cell>
          <table:table-cell table:style-name="ce65"/>
          <table:table-cell table:style-name="ce74"/>
          <table:table-cell table:style-name="ce29"/>
          <table:table-cell office:value-type="float" office:value="80000" table:style-name="ce68">
            <text:p>8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Dükkan satıldı parayı hacı aldı ortaklardan nazanın alacağı oluştu</text:p>
          </table:table-cell>
          <table:table-cell table:style-name="ce65"/>
          <table:table-cell table:style-name="ce74"/>
          <table:table-cell table:style-name="ce29"/>
          <table:table-cell office:value-type="float" office:value="-30000" table:style-name="ce68">
            <text:p>-30.000,00</text:p>
          </table:table-cell>
          <table:table-cell table:number-columns-repeated="2" table:style-name="ce65"/>
          <table:table-cell table:number-columns-repeated="16376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hakanın Doğuştan aldığı nakit</text:p>
          </table:table-cell>
          <table:table-cell table:style-name="ce29"/>
          <table:table-cell table:style-name="ce74"/>
          <table:table-cell table:style-name="ce29"/>
          <table:table-cell office:value-type="float" office:value="143534.12" table:formula="of:=['01-03-HAKAN'.D179]" table:style-name="ce75">
            <text:p>143.534,12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office:value-type="string" table:style-name="ce72">
            <text:p>*</text:p>
          </table:table-cell>
          <table:table-cell office:value-type="string" table:style-name="ce65">
            <text:p>2007 de hacı doğuşa geçtiğinde borç ödemesi için mustafa balcı 50000 TL verdi.</text:p>
          </table:table-cell>
          <table:table-cell table:number-columns-repeated="3" table:style-name="ce65"/>
          <table:table-cell office:value-type="float" office:value="50000" table:style-name="ce68">
            <text:p>5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number-columns-repeated="4" table:style-name="ce65"/>
          <table:table-cell table:style-name="ce6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6">
            <text:p>2015-ocak ayı Doğuşun; Denizbanka 365.000 TL, İşbank a 36.000 TL kredi borcu var</text:p>
          </table:table-cell>
          <table:table-cell table:number-columns-repeated="3" table:style-name="ce77"/>
          <table:table-cell table:style-name="ce78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Aylık borç ödemesi 6765+3409=10.174 TL. <text:s/>1 <text:s/>USD=2.40 TL<text:s/><text:span text:style-name="T1">Aylık ödeme # 4239 USD #</text:span>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Dolar cinsinden borç yaklaşık 167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79">
            <text:p>Envanter yaklaşık 110 000 TL <text:s text:c="2"/>Satılabilir mal toplamı yaklaşık 60 000 TL = 25000 usd</text:p>
          </table:table-cell>
          <table:table-cell table:number-columns-repeated="3" table:style-name="ce65"/>
          <table:table-cell table:style-name="ce80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81">
            <text:p>* Bu bilgiler şirkette aylık dönen paranın anlaşılabilmesi için verilmiştir.</text:p>
          </table:table-cell>
          <table:table-cell table:number-columns-repeated="3" table:style-name="ce82"/>
          <table:table-cell table:style-name="ce83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number-rows-repeated="3" table:style-name="ro4">
          <table:table-cell table:style-name="ce63"/>
          <table:table-cell table:number-columns-repeated="7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HACI ALACAK</text:p>
          </table:table-cell>
          <table:table-cell office:value-type="string" table:style-name="ce84">
            <text:p>Bakiye</text:p>
          </table:table-cell>
          <table:table-cell office:value-type="string" table:style-name="ce84">
            <text:p>TL – usd</text:p>
          </table:table-cell>
          <table:table-cell office:value-type="string" table:style-name="ce84">
            <text:p>karşılığı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table:style-name="ce63"/>
          <table:table-cell table:style-name="ce65"/>
          <table:table-cell office:value-type="string" table:style-name="ce84">
            <text:p>TL</text:p>
          </table:table-cell>
          <table:table-cell office:value-type="string" table:style-name="ce84">
            <text:p>TL</text:p>
          </table:table-cell>
          <table:table-cell table:style-name="ce84"/>
          <table:table-cell office:value-type="string" table:style-name="ce84">
            <text:p>USD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05" table:style-name="ce63">
            <text:p>2005</text:p>
          </table:table-cell>
          <table:table-cell office:value-type="string" table:style-name="ce65">
            <text:p>İnşaat Daire 2 den kalan ½</text:p>
          </table:table-cell>
          <table:table-cell office:value-type="float" office:value="40000" table:formula="of:=[.F15]/2" table:style-name="ce65">
            <text:p>40.000,00</text:p>
          </table:table-cell>
          <table:table-cell office:value-type="float" office:value="40000" table:formula="of:=[.C30]" table:style-name="ce65">
            <text:p>40.000,00</text:p>
          </table:table-cell>
          <table:table-cell office:value-type="float" office:value="1.4" table:style-name="ce65">
            <text:p>1,40</text:p>
          </table:table-cell>
          <table:table-cell office:value-type="float" office:value="28571.428571428572" table:formula="of:=[.C30]/[.E30]" table:style-name="ce65">
            <text:p>28.571,43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string" table:style-name="ce85">
            <text:p>04-07</text:p>
          </table:table-cell>
          <table:table-cell office:value-type="string" table:style-name="ce65">
            <text:p>Hakan BALCI Doğuştan verilen ½</text:p>
          </table:table-cell>
          <table:table-cell office:value-type="float" office:value="71767.06" table:formula="of:=[.F17]/2" table:style-name="ce65">
            <text:p>71.767,06</text:p>
          </table:table-cell>
          <table:table-cell office:value-type="float" office:value="111767.06" table:formula="of:=[.D30]+[.C31]" table:style-name="ce65">
            <text:p>111.767,06</text:p>
          </table:table-cell>
          <table:table-cell office:value-type="float" office:value="1.4427171015989599" table:formula="of:=[.C31]/[.F31]" table:style-name="ce65">
            <text:p>1,44</text:p>
          </table:table-cell>
          <table:table-cell office:value-type="float" office:value="49744.374638978588" table:formula="of:=['01-03-HAKAN'.F181]/2" table:style-name="ce30">
            <text:p>49.744,37</text:p>
          </table:table-cell>
          <table:table-cell table:style-name="ce65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office:value-type="float" office:value="2008" table:style-name="ce63">
            <text:p>2008</text:p>
          </table:table-cell>
          <table:table-cell office:value-type="string" table:style-name="ce65">
            <text:p>mustafa balcıdan doğuşa verilen ½</text:p>
          </table:table-cell>
          <table:table-cell office:value-type="float" office:value="25000" table:formula="of:=[.F18]/2" table:style-name="ce65">
            <text:p>25.000,00</text:p>
          </table:table-cell>
          <table:table-cell office:value-type="float" office:value="136767.06" table:formula="of:=[.D31]+[.C32]" table:style-name="ce65">
            <text:p>136.767,06</text:p>
          </table:table-cell>
          <table:table-cell office:value-type="float" office:value="1.31" table:style-name="ce65">
            <text:p>1,31</text:p>
          </table:table-cell>
          <table:table-cell office:value-type="float" office:value="19083.969465648854" table:formula="of:=[.C32]/[.E32]" table:style-name="ce65">
            <text:p>19.083,97</text:p>
          </table:table-cell>
          <table:table-cell table:style-name="ce30"/>
          <table:table-cell table:number-columns-repeated="2" table:style-name="ce29"/>
          <table:table-cell table:number-columns-repeated="16375"/>
        </table:table-row>
        <table:table-row table:style-name="ro4">
          <table:table-cell office:value-type="float" office:value="2017" table:style-name="ce63">
            <text:p>2017</text:p>
          </table:table-cell>
          <table:table-cell office:value-type="string" table:style-name="ce67">
            <text:p>Nazan Doğuş kapanış borcu ½</text:p>
          </table:table-cell>
          <table:table-cell office:value-type="float" office:value="141563.54999999999" table:formula="of:=[.F59]*-1" table:style-name="ce30">
            <text:p>141.563,55</text:p>
          </table:table-cell>
          <table:table-cell office:value-type="float" office:value="278330.61" table:formula="of:=[.D32]+[.C33]" table:style-name="ce65">
            <text:p>278.330,61</text:p>
          </table:table-cell>
          <table:table-cell office:value-type="float" office:value="3.55" table:style-name="ce29">
            <text:p>3,55</text:p>
          </table:table-cell>
          <table:table-cell office:value-type="float" office:value="39877.056338028167" table:formula="of:=[.C33]/[.E33]" table:style-name="ce65">
            <text:p>39.877,06</text:p>
          </table:table-cell>
          <table:table-cell table:style-name="ce87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4">
            <text:p>2017 yılı sonu</text:p>
          </table:table-cell>
          <table:table-cell table:style-name="ce29"/>
          <table:table-cell table:style-name="ce65"/>
          <table:table-cell office:value-type="string" table:style-name="ce88">
            <text:p>hacının alacağı USD</text:p>
          </table:table-cell>
          <table:table-cell office:value-type="float" office:value="137276.82901408419" table:formula="of:=SUM([.F30:.F33])" table:style-name="ce68">
            <text:p>137.276,83</text:p>
          </table:table-cell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office:value-type="string" table:style-name="ce84">
            <text:p>NAZAN ALACAK</text:p>
          </table:table-cell>
          <table:table-cell table:style-name="ce65"/>
          <table:table-cell table:style-name="ce29"/>
          <table:table-cell table:style-name="ce65"/>
          <table:table-cell table:style-name="ce30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office:value-type="string" table:style-name="ce65">
            <text:p>İnşaat Dükkandan nazana ½</text:p>
          </table:table-cell>
          <table:table-cell office:value-type="float" office:value="-15000" table:style-name="ce68">
            <text:p>-15.000,00</text:p>
          </table:table-cell>
          <table:table-cell office:value-type="float" office:value="-15000" table:formula="of:=[.C36]" table:style-name="ce65">
            <text:p>-15.000,00</text:p>
          </table:table-cell>
          <table:table-cell office:value-type="float" office:value="1.4" table:style-name="ce65">
            <text:p>1,40</text:p>
          </table:table-cell>
          <table:table-cell office:value-type="float" office:value="-10714.285714285716" table:formula="of:=[.C36]/[.E36]" table:style-name="ce68">
            <text:p>-10.714,29</text:p>
          </table:table-cell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5"/>
          <table:table-cell table:style-name="ce67"/>
          <table:table-cell table:style-name="ce39"/>
          <table:table-cell office:value-type="float" office:value="-15000" table:formula="of:=[.D36]+[.C37]" table:style-name="ce65">
            <text:p>-15.000,00</text:p>
          </table:table-cell>
          <table:table-cell table:style-name="ce29"/>
          <table:table-cell table:style-name="ce65"/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85"/>
          <table:table-cell table:style-name="ce67"/>
          <table:table-cell table:style-name="ce39"/>
          <table:table-cell table:style-name="ce65"/>
          <table:table-cell office:value-type="string" table:style-name="ce88">
            <text:p>Nazanın alacağı USD</text:p>
          </table:table-cell>
          <table:table-cell office:value-type="float" office:value="-10714.285714285716" table:formula="of:=SUM([.F36:.F37])" table:style-name="ce68">
            <text:p>-10.714,29</text:p>
          </table:table-cell>
          <table:table-cell table:style-name="ce39"/>
          <table:table-cell table:style-name="ce86"/>
          <table:table-cell table:number-columns-repeated="16376" table:style-name="ce29"/>
        </table:table-row>
        <table:table-row table:style-name="ro4">
          <table:table-cell table:style-name="ce63"/>
          <table:table-cell office:value-type="string" table:style-name="ce1">
            <text:p>Toplam TL</text:p>
          </table:table-cell>
          <table:table-cell office:value-type="float" office:value="263330.61" table:formula="of:=SUM([.C30:.C38])" table:style-name="ce29">
            <text:p>263330,61</text:p>
          </table:table-cell>
          <table:table-cell table:style-name="ce65"/>
          <table:table-cell table:style-name="ce29"/>
          <table:table-cell table:style-name="ce89"/>
          <table:table-cell table:style-name="ce39"/>
          <table:table-cell table:style-name="ce86"/>
          <table:table-cell table:style-name="ce29"/>
          <table:table-cell table:number-columns-repeated="16375"/>
        </table:table-row>
        <table:table-row table:style-name="ro4">
          <table:table-cell table:style-name="ce89"/>
          <table:table-cell office:value-type="string" table:style-name="ce90">
            <text:p>2017 yılı sonu</text:p>
          </table:table-cell>
          <table:table-cell table:number-columns-repeated="2" table:style-name="ce89"/>
          <table:table-cell office:value-type="string" table:style-name="ce91">
            <text:p>hacının KALAN alacağı USD</text:p>
          </table:table-cell>
          <table:table-cell office:value-type="float" office:value="126562.54329979848" table:formula="of:=[.F34]+[.F38]" table:style-name="ce92">
            <text:p>126.562,54</text:p>
          </table:table-cell>
          <table:table-cell table:style-name="ce84"/>
          <table:table-cell table:style-name="ce65"/>
          <table:table-cell table:style-name="ce29"/>
          <table:table-cell table:number-columns-repeated="16375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8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7"/>
          <table:table-cell table:style-name="ce29"/>
          <table:table-cell table:number-columns-repeated="2" table:style-name="ce84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table:style-name="ce64"/>
          <table:table-cell table:number-columns-repeated="3" table:style-name="ce65"/>
          <table:table-cell table:style-name="ce29"/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3">
            <text:p>DOĞUŞ TİCARET KAPANIŞ HESABI 2017</text:p>
          </table:table-cell>
          <table:table-cell table:style-name="ce94"/>
          <table:table-cell table:number-columns-repeated="2" table:style-name="ce77"/>
          <table:table-cell office:value-type="string" table:style-name="ce78">
            <text:p>TL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sanayi boya dükkan masrafı mermer-alçıpan Ali Balcı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0000" table:style-name="ce65">
            <text:p>-20.000,00</text:p>
          </table:table-cell>
          <table:table-cell office:value-type="float" office:value="-20000" table:formula="of:=[.E45]" table:style-name="ce80">
            <text:p>-20.00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hacı bağkur borcu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24710" table:style-name="ce65">
            <text:p>-24.710,00</text:p>
          </table:table-cell>
          <table:table-cell office:value-type="float" office:value="-44710" table:formula="of:=[.F45]+[.E46]" table:style-name="ce80">
            <text:p>-44.71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Envanter satış kdv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3750" table:style-name="ce65">
            <text:p>-13.750,00</text:p>
          </table:table-cell>
          <table:table-cell office:value-type="float" office:value="-58460" table:formula="of:=[.F46]+[.E47]" table:style-name="ce80">
            <text:p>-58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 table:style-name="ce63"/>
          <table:table-cell office:value-type="string" table:style-name="ce95">
            <text:p>maliye kapanışta verg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7000" table:style-name="ce65">
            <text:p>-7.000,00</text:p>
          </table:table-cell>
          <table:table-cell office:value-type="float" office:value="-65460" table:formula="of:=[.F47]+[.E48]" table:style-name="ce80">
            <text:p>-65.460,00</text:p>
          </table:table-cell>
          <table:table-cell table:number-columns-repeated="2" table:style-name="ce65"/>
          <table:table-cell table:number-columns-repeated="56" table:style-name="ce67"/>
          <table:table-cell table:number-columns-repeated="16320"/>
        </table:table-row>
        <table:table-row table:style-name="ro4">
          <table:table-cell/>
          <table:table-cell office:value-type="string" table:style-name="ce95">
            <text:p>Firmalara ölan borçlar (yana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80984.36" table:style-name="ce65">
            <text:p>-180.984,36</text:p>
          </table:table-cell>
          <table:table-cell office:value-type="float" office:value="-246444.36" table:formula="of:=[.F48]+[.E49]" table:style-name="ce80">
            <text:p>-246.444,36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Firmalara olan borçlar (diğer)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268.74" table:style-name="ce65">
            <text:p>-16.268,74</text:p>
          </table:table-cell>
          <table:table-cell office:value-type="float" office:value="-262713.09999999998" table:formula="of:=[.F49]+[.E50]" table:style-name="ce80">
            <text:p>-262.713,10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7">
            <text:p>Doğuş 2017 haziranda borçla kapandı 1 USD = 3,55 TL</text:p>
          </table:table-cell>
          <table:table-cell table:style-name="ce1"/>
          <table:table-cell table:style-name="ce74"/>
          <table:table-cell table:style-name="ce65"/>
          <table:table-cell office:value-type="float" office:value="-262713.09999999998" table:formula="of:=[.F50]+[.E51]" table:style-name="ce98">
            <text:p>-262.713,10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9">
            <text:p>NAZAN BALCI – DOĞUŞ 2017 HESABI</text:p>
          </table:table-cell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95">
            <text:p>doğuş hesabı <text:s/>1/2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68">
            <text:p>-131.356,55</text:p>
          </table:table-cell>
          <table:table-cell office:value-type="float" office:value="-131356.54999999999" table:formula="of:=[.F53]+[.E54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1 emlak vergi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862" table:style-name="ce65">
            <text:p>-1.862,00</text:p>
          </table:table-cell>
          <table:table-cell office:value-type="float" office:value="-133218.54999999999" table:formula="of:=[.F54]+[.E55]" table:style-name="ce80">
            <text:p>-133.21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nazana ait esnaf koop aidat ödemesi <text:s text:c="4"/>15-2-2016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50" table:style-name="ce30">
            <text:p>-650,00</text:p>
          </table:table-cell>
          <table:table-cell office:value-type="float" office:value="-133868.54999999999" table:formula="of:=[.F55]+[.E56]" table:style-name="ce80">
            <text:p>-133.868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2013 2014 gelir vergisi farkı ankaradaki ev kira vergisi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1695" table:style-name="ce30">
            <text:p>-1.695,00</text:p>
          </table:table-cell>
          <table:table-cell office:value-type="float" office:value="-135563.54999999999" table:formula="of:=[.F56]+[.E57]" table:style-name="ce80">
            <text:p>-135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95">
            <text:p>kümbet ev yalıtım hesabı * 100m2*60 TL</text:p>
          </table:table-cell>
          <table:table-cell table:style-name="ce1"/>
          <table:table-cell office:value-type="string" table:style-name="ce96">
            <text:p>TL</text:p>
          </table:table-cell>
          <table:table-cell office:value-type="float" office:value="-6000" table:style-name="ce30">
            <text:p>-6.000,00</text:p>
          </table:table-cell>
          <table:table-cell office:value-type="float" office:value="-141563.54999999999" table:formula="of:=[.F57]+[.E58]" table:style-name="ce80">
            <text:p>-141.563,55</text:p>
          </table:table-cell>
          <table:table-cell table:number-columns-repeated="16378"/>
        </table:table-row>
        <table:table-row table:style-name="ro4">
          <table:table-cell/>
          <table:table-cell office:value-type="string" table:style-name="ce100">
            <text:p>DOĞUŞ KAPANIŞTA NAZAN BALCININ BORCU</text:p>
          </table:table-cell>
          <table:table-cell table:style-name="ce101"/>
          <table:table-cell office:value-type="string" table:style-name="ce102">
            <text:p>TL</text:p>
          </table:table-cell>
          <table:table-cell table:style-name="ce103"/>
          <table:table-cell office:value-type="float" office:value="-141563.54999999999" table:formula="of:=[.F58]+[.E59]" table:style-name="ce104">
            <text:p>-141.563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74"/>
          <table:table-cell table:style-name="ce65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5">
            <text:p>hacının kapanışta doğuşa borcu ½</text:p>
          </table:table-cell>
          <table:table-cell table:style-name="ce1"/>
          <table:table-cell office:value-type="string" table:style-name="ce74">
            <text:p>TL</text:p>
          </table:table-cell>
          <table:table-cell office:value-type="float" office:value="-131356.54999999999" table:formula="of:=[.F51]/2" table:style-name="ce39">
            <text:p>-131.356,55</text:p>
          </table:table-cell>
          <table:table-cell office:value-type="float" office:value="-131356.54999999999" table:formula="of:=[.F60]+[.E61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95"/>
          <table:table-cell table:style-name="ce1"/>
          <table:table-cell table:style-name="ce65"/>
          <table:table-cell table:style-name="ce30"/>
          <table:table-cell office:value-type="float" office:value="-131356.54999999999" table:formula="of:=[.F61]+[.E62]" table:style-name="ce80">
            <text:p>-131.356,55</text:p>
          </table:table-cell>
          <table:table-cell table:number-columns-repeated="16378"/>
        </table:table-row>
        <table:table-row table:style-name="ro4">
          <table:table-cell/>
          <table:table-cell table:style-name="ce105"/>
          <table:table-cell table:style-name="ce1"/>
          <table:table-cell table:style-name="ce65"/>
          <table:table-cell table:style-name="ce39"/>
          <table:table-cell table:style-name="ce80"/>
          <table:table-cell table:number-columns-repeated="16378"/>
        </table:table-row>
        <table:table-row table:style-name="ro4">
          <table:table-cell/>
          <table:table-cell office:value-type="string" table:style-name="ce106">
            <text:p>Doğuş Kapanışta Toplam Borç</text:p>
          </table:table-cell>
          <table:table-cell table:style-name="ce107"/>
          <table:table-cell table:style-name="ce108"/>
          <table:table-cell table:style-name="ce109"/>
          <table:table-cell office:value-type="float" office:value="-272920.09999999998" table:formula="of:=[.F59]+[.F62]" table:style-name="ce110">
            <text:p>-272.920,10</text:p>
          </table:table-cell>
          <table:table-cell table:number-columns-repeated="16378"/>
        </table:table-row>
        <table:table-row table:style-name="ro4">
          <table:table-cell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16378"/>
        </table:table-row>
        <table:table-row table:style-name="ro4">
          <table:table-cell/>
          <table:table-cell table:number-columns-repeated="3" table:style-name="ce65"/>
          <table:table-cell table:style-name="ce63"/>
          <table:table-cell table:number-columns-repeated="3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4" table:style-name="ce74"/>
          <table:table-cell table:number-columns-repeated="16378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65"/>
          <table:table-cell table:number-columns-repeated="2" table:style-name="ce63"/>
          <table:table-cell table:number-columns-repeated="2" table:style-name="ce67"/>
          <table:table-cell table:number-columns-repeated="16378"/>
        </table:table-row>
        <table:table-row table:style-name="ro4">
          <table:table-cell/>
          <table:table-cell table:number-columns-repeated="7" table:style-name="ce65"/>
          <table:table-cell table:number-columns-repeated="16376"/>
        </table:table-row>
        <table:table-row table:number-rows-repeated="16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style-name="ro4">
          <table:table-cell/>
          <table:table-cell table:style-name="ce68"/>
          <table:table-cell table:number-columns-repeated="6" table:style-name="ce65"/>
          <table:table-cell table:number-columns-repeated="16376"/>
        </table:table-row>
        <table:table-row table:number-rows-repeated="3" table:style-name="ro4">
          <table:table-cell/>
          <table:table-cell table:number-columns-repeated="7" table:style-name="ce65"/>
          <table:table-cell table:number-columns-repeated="16376"/>
        </table:table-row>
        <table:table-row table:style-name="ro4">
          <table:table-cell/>
          <table:table-cell table:style-name="ce84"/>
          <table:table-cell table:number-columns-repeated="2" table:style-name="ce68"/>
          <table:table-cell table:style-name="ce84"/>
          <table:table-cell table:style-name="ce68"/>
          <table:table-cell table:number-columns-repeated="16378"/>
        </table:table-row>
        <table:table-row table:number-rows-repeated="2" table:style-name="ro4">
          <table:table-cell/>
          <table:table-cell table:style-name="ce67"/>
          <table:table-cell table:number-columns-repeated="6" table:style-name="ce65"/>
          <table:table-cell table:number-columns-repeated="16376"/>
        </table:table-row>
        <table:table-row table:number-rows-repeated="1048477" table:style-name="ro4">
          <table:table-cell table:number-columns-repeated="16384"/>
        </table:table-row>
        <table:table-row table:number-rows-repeated="4" table:style-name="ro10">
          <table:table-cell table:number-columns-repeated="16384"/>
        </table:table-row>
      </table:table>
      <table:table table:name="01-02-DGS" table:style-name="ta5">
        <table:table-column table:style-name="co24" table:default-cell-style-name="ce1"/>
        <table:table-column table:style-name="co25" table:default-cell-style-name="ce1"/>
        <table:table-column table:style-name="co12" table:default-cell-style-name="ce1"/>
        <table:table-column table:style-name="co26" table:default-cell-style-name="ce1"/>
        <table:table-column table:style-name="co27" table:default-cell-style-name="ce1"/>
        <table:table-column table:style-name="co7" table:number-columns-repeated="16379" table:default-cell-style-name="ce1"/>
        <table:table-row table:style-name="ro1">
          <table:table-cell table:style-name="ce112"/>
          <table:table-cell table:number-columns-repeated="2" table:style-name="ce113"/>
          <table:table-cell office:value-type="date" office:date-value="2023-11-03T00:00:00" table:number-columns-spanned="2" table:number-rows-spanned="1" table:style-name="ce167">
            <text:p>Cuma, Kasım 03, 2023</text:p>
          </table:table-cell>
          <table:covered-table-cell/>
          <table:table-cell table:number-columns-repeated="16379"/>
        </table:table-row>
        <table:table-row table:style-name="ro1">
          <table:table-cell table:style-name="ce112"/>
          <table:table-cell table:number-columns-repeated="3" table:style-name="ce113"/>
          <table:table-cell table:number-columns-repeated="16380" table:style-name="ce1"/>
        </table:table-row>
        <table:table-row table:style-name="ro1">
          <table:table-cell office:value-type="string" table:style-name="ce114">
            <text:p>Doğuşa Olan Borçlar</text:p>
          </table:table-cell>
          <table:table-cell table:number-columns-repeated="3" table:style-name="ce113"/>
          <table:table-cell office:value-type="string" table:style-name="ce24">
            <text:p>BAKİYE</text:p>
          </table:table-cell>
          <table:table-cell table:number-columns-repeated="16379"/>
        </table:table-row>
        <table:table-row table:style-name="ro1">
          <table:table-cell office:value-type="string" table:style-name="ce115">
            <text:p>Nazan – Hakanın doğuştan ödenen borçlar</text:p>
          </table:table-cell>
          <table:table-cell office:value-type="float" office:value="143534.12" table:formula="of:=['01-03-HAKAN'.F159]" table:style-name="ce115">
            <text:p>143.534,12</text:p>
          </table:table-cell>
          <table:table-cell office:value-type="float" office:value="1.4427171015989599" table:formula="of:=[.B4]/[.D4]" table:style-name="ce116">
            <text:p>1,44</text:p>
          </table:table-cell>
          <table:table-cell office:value-type="currency" office:value="99488.749277957177" table:formula="of:=['01-03-HAKAN'.F181]" table:style-name="ce117">
            <text:p>$99.488,75</text:p>
          </table:table-cell>
          <table:table-cell office:value-type="currency" office:value="99488.749277957177" table:formula="of:=[.D4]" table:style-name="ce118">
            <text:p>$99.488,75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Nazan – Doğuş kapanış borcu ½</text:p>
          </table:table-cell>
          <table:table-cell office:value-type="currency" office:value="141563.54999999999" table:formula="of:=['01-01-DGS'.F59]*-1" table:style-name="ce119">
            <text:p>₺141.563,55</text:p>
          </table:table-cell>
          <table:table-cell office:value-type="float" office:value="3.55" table:style-name="ce116">
            <text:p>3,55</text:p>
          </table:table-cell>
          <table:table-cell office:value-type="currency" office:value="39877.056338028167" table:formula="of:=[.B5]/[.C5]" table:style-name="ce120">
            <text:p>$39.877,06</text:p>
          </table:table-cell>
          <table:table-cell office:value-type="currency" office:value="139365.80561598536" table:formula="of:=[.E4]+[.D5]" table:style-name="ce121">
            <text:p>$139.365,8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ş borcu ½</text:p>
          </table:table-cell>
          <table:table-cell office:value-type="currency" office:value="131356.54999999999" table:formula="of:=['01-01-DGS'.F61]*-1" table:style-name="ce119">
            <text:p>₺131.356,55</text:p>
          </table:table-cell>
          <table:table-cell office:value-type="float" office:value="3.55" table:style-name="ce116">
            <text:p>3,55</text:p>
          </table:table-cell>
          <table:table-cell office:value-type="currency" office:value="37001.845070422532" table:formula="of:=[.B6]/[.C6]" table:style-name="ce122">
            <text:p>$37.001,85</text:p>
          </table:table-cell>
          <table:table-cell office:value-type="currency" office:value="176367.6506864079" table:formula="of:=[.E5]+[.D6]" table:style-name="ce121">
            <text:p>$176.367,65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ALACAK TOPLAMI</text:p>
          </table:table-cell>
          <table:table-cell office:value-type="currency" office:value="416454.22" table:formula="of:=SUM([.B4:.B6])" table:style-name="ce124">
            <text:p>₺416.454,22</text:p>
          </table:table-cell>
          <table:table-cell table:style-name="ce116"/>
          <table:table-cell office:value-type="currency" office:value="176367.6506864079" table:formula="of:=SUM([.D4:.D6])" table:style-name="ce125">
            <text:p>$176.367,65</text:p>
          </table:table-cell>
          <table:table-cell table:style-name="ce121"/>
          <table:table-cell table:number-columns-repeated="16379"/>
        </table:table-row>
        <table:table-row table:style-name="ro11">
          <table:table-cell table:style-name="ce113"/>
          <table:table-cell table:style-name="ce124"/>
          <table:table-cell table:style-name="ce116"/>
          <table:table-cell table:style-name="ce125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4">
            <text:p>Doğuşun Borçları</text:p>
          </table:table-cell>
          <table:table-cell table:style-name="ce119"/>
          <table:table-cell table:style-name="ce116"/>
          <table:table-cell table:style-name="ce113"/>
          <table:table-cell table:style-name="ce121"/>
          <table:table-cell table:number-columns-repeated="16379"/>
        </table:table-row>
        <table:table-row table:style-name="ro1">
          <table:table-cell office:value-type="string" table:style-name="ce113">
            <text:p>Hacı – MUSTAFA BALCIdan doğuşa verilen-2007</text:p>
          </table:table-cell>
          <table:table-cell office:value-type="currency" office:value="50000" table:style-name="ce119">
            <text:p>₺50.000,00</text:p>
          </table:table-cell>
          <table:table-cell office:value-type="float" office:value="1.31" table:style-name="ce116">
            <text:p>1,31</text:p>
          </table:table-cell>
          <table:table-cell office:value-type="currency" office:value="38167.938931297707" table:formula="of:=[.B10]/[.C10]" table:style-name="ce122">
            <text:p>$38.167,94</text:p>
          </table:table-cell>
          <table:table-cell office:value-type="currency" office:value="138199.71175511018" table:formula="of:=[.E6]+[.D10]*-1" table:style-name="ce121">
            <text:p>$138.199,71</text:p>
          </table:table-cell>
          <table:table-cell table:number-columns-repeated="16379"/>
        </table:table-row>
        <table:table-row table:style-name="ro1">
          <table:table-cell office:value-type="string" table:style-name="ce113">
            <text:p>Hacı – Doğuş kapanırken hacının ödediği-2017</text:p>
          </table:table-cell>
          <table:table-cell office:value-type="currency" office:value="272920.09999999998" table:formula="of:=['01-01-DGS'.F64]*-1" table:style-name="ce119">
            <text:p>₺272.920,10</text:p>
          </table:table-cell>
          <table:table-cell office:value-type="float" office:value="3.55" table:style-name="ce116">
            <text:p>3,55</text:p>
          </table:table-cell>
          <table:table-cell office:value-type="currency" office:value="76878.901408450707" table:formula="of:=[.B11]/[.C11]" table:style-name="ce122">
            <text:p>$76.878,90</text:p>
          </table:table-cell>
          <table:table-cell office:value-type="currency" office:value="61320.810346659477" table:formula="of:=[.E10]+[.D11]*-1" table:style-name="ce121">
            <text:p>$61.320,81</text:p>
          </table:table-cell>
          <table:table-cell table:number-columns-repeated="16379"/>
        </table:table-row>
        <table:table-row table:style-name="ro11">
          <table:table-cell office:value-type="string" table:style-name="ce123">
            <text:p>DOĞUŞ KAPANIŞ BORÇ TOPLAMI</text:p>
          </table:table-cell>
          <table:table-cell office:value-type="currency" office:value="322920.09999999998" table:formula="of:=SUM([.B10:.B11])" table:style-name="ce124">
            <text:p>₺322.920,10</text:p>
          </table:table-cell>
          <table:table-cell table:style-name="ce116"/>
          <table:table-cell office:value-type="currency" office:value="115046.84033974842" table:formula="of:=SUM([.D10:.D11])" table:style-name="ce125">
            <text:p>$115.046,84</text:p>
          </table:table-cell>
          <table:table-cell office:value-type="currency" office:value="61320.810346659477" table:formula="of:=[.E11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16"/>
          <table:table-cell table:style-name="ce1"/>
          <table:table-cell office:value-type="currency" office:value="61320.810346659477" table:formula="of:=[.E12]" table:style-name="ce121">
            <text:p>$61.320,81</text:p>
          </table:table-cell>
          <table:table-cell table:number-columns-repeated="16379"/>
        </table:table-row>
        <table:table-row table:style-name="ro1">
          <table:table-cell table:style-name="ce113"/>
          <table:table-cell table:style-name="ce119"/>
          <table:table-cell table:style-name="ce1"/>
          <table:table-cell office:value-type="string" table:style-name="ce24">
            <text:p>Borç – alacak tahsilatı yapılabilseydi doğuş kapanışta kalan sermaye</text:p>
          </table:table-cell>
          <table:table-cell office:value-type="currency" office:value="61320.810346659477" table:formula="of:=[.E13]" table:style-name="ce121">
            <text:p>$61.320,81</text:p>
          </table:table-cell>
          <table:table-cell table:number-columns-repeated="16379"/>
        </table:table-row>
        <table:table-row table:style-name="ro11">
          <table:table-cell table:style-name="ce1"/>
          <table:table-cell table:style-name="ce126"/>
          <table:table-cell table:style-name="ce1"/>
          <table:table-cell table:style-name="ce125"/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hacıya düşen hisse</text:p>
          </table:table-cell>
          <table:table-cell table:number-columns-repeated="2" table:style-name="ce1"/>
          <table:table-cell office:value-type="currency" office:value="30660.405173329738" table:formula="of:=[.E14]/2" table:style-name="ce127">
            <text:p>$30.660,41</text:p>
          </table:table-cell>
          <table:table-cell table:style-name="ce121"/>
          <table:table-cell table:number-columns-repeated="16379"/>
        </table:table-row>
        <table:table-row table:style-name="ro12">
          <table:table-cell office:value-type="string" table:style-name="ce1">
            <text:p>doğuş hesabından nazana düşen hisse</text:p>
          </table:table-cell>
          <table:table-cell table:number-columns-repeated="2" table:style-name="ce1"/>
          <table:table-cell office:value-type="currency" office:value="30660.405173329738" table:formula="of:=[.D16]" table:style-name="ce128">
            <text:p>$30.660,41</text:p>
          </table:table-cell>
          <table:table-cell table:style-name="ce121"/>
          <table:table-cell table:number-columns-repeated="16379"/>
        </table:table-row>
        <table:table-row table:number-rows-repeated="2" table:style-name="ro1">
          <table:table-cell table:number-columns-repeated="3" table:style-name="ce1"/>
          <table:table-cell table:style-name="ce118"/>
          <table:table-cell table:style-name="ce121"/>
          <table:table-cell table:number-columns-repeated="16379"/>
        </table:table-row>
        <table:table-row table:style-name="ro1">
          <table:table-cell office:value-type="string" table:style-name="ce129">
            <text:p>İnşaat HESABI</text:p>
          </table:table-cell>
          <table:table-cell table:style-name="ce130"/>
          <table:table-cell table:number-columns-repeated="2" table:style-name="ce131"/>
          <table:table-cell table:style-name="ce132"/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Nazanın fazladan aldığı ,nşaat hissesi – Daire ½</text:p>
          </table:table-cell>
          <table:table-cell office:value-type="currency" office:value="40000" table:style-name="ce135">
            <text:p>₺40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28571.428571428572" table:formula="of:=[.C21]/[.D21]" table:style-name="ce136">
            <text:p>$28.571,43</text:p>
          </table:table-cell>
          <table:table-cell table:number-columns-repeated="16379"/>
        </table:table-row>
        <table:table-row table:style-name="ro1">
          <table:table-cell table:style-name="ce133"/>
          <table:table-cell office:value-type="string" table:style-name="ce134">
            <text:p>Hacının fazladan aldığı dükkan hissesi – Dükkan ½</text:p>
          </table:table-cell>
          <table:table-cell office:value-type="currency" office:value="15000" table:style-name="ce137">
            <text:p>₺15.000,00</text:p>
          </table:table-cell>
          <table:table-cell office:value-type="float" office:value="1.4" table:style-name="ce115">
            <text:p>1,40</text:p>
          </table:table-cell>
          <table:table-cell office:value-type="currency" office:value="-10714.285714285716" table:formula="of:=[.C22]/[.D22]*-1" table:style-name="ce138">
            <text:p>-$10.714,29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40"/>
          <table:table-cell table:style-name="ce141"/>
          <table:table-cell office:value-type="string" table:style-name="ce142">
            <text:p>İnşaat hesabından hacının alacağı</text:p>
          </table:table-cell>
          <table:table-cell office:value-type="currency" office:value="17857.142857142855" table:formula="of:=SUM([.E21:.E22])" table:style-name="ce143">
            <text:p>$17.857,1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44"/>
          <table:table-cell table:style-name="ce94"/>
          <table:table-cell table:style-name="ce145"/>
          <table:table-cell table:style-name="ce94"/>
          <table:table-cell table:style-name="ce146"/>
          <table:table-cell table:number-columns-repeated="16379"/>
        </table:table-row>
        <table:table-row table:style-name="ro1">
          <table:table-cell office:value-type="string" table:style-name="ce147">
            <text:p>nazanın toplam borcu</text:p>
          </table:table-cell>
          <table:table-cell table:style-name="ce1"/>
          <table:table-cell office:value-type="string" table:style-name="ce148">
            <text:p>hakandan</text:p>
          </table:table-cell>
          <table:table-cell office:value-type="currency" office:value="-99488.749277957177" table:formula="of:=[.D4]*-1" table:style-name="ce117">
            <text:p>-$99.488,75</text:p>
          </table:table-cell>
          <table:table-cell office:value-type="currency" office:value="-99488.749277957177" table:formula="of:=[.D27]" table:style-name="ce149">
            <text:p>-$99.488,75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48">
            <text:p>doğuştan</text:p>
          </table:table-cell>
          <table:table-cell office:value-type="currency" office:value="-39877.056338028167" table:formula="of:=[.D5]*-1" table:style-name="ce150">
            <text:p>-$39.877,06</text:p>
          </table:table-cell>
          <table:table-cell office:value-type="currency" office:value="-139365.80561598536" table:formula="of:=[.E27]+[.D28]" table:style-name="ce149">
            <text:p>-$139.365,81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office:value-type="string" table:style-name="ce151">
            <text:p>inşaattan</text:p>
          </table:table-cell>
          <table:table-cell office:value-type="currency" office:value="-17857.142857142855" table:formula="of:=[.E23]*-1" table:style-name="ce152">
            <text:p>-$17.857,14</text:p>
          </table:table-cell>
          <table:table-cell office:value-type="currency" office:value="-157222.9484731282" table:formula="of:=[.E28]+[.D29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3"/>
          <table:table-cell table:number-columns-repeated="2" table:style-name="ce1"/>
          <table:table-cell table:style-name="ce3"/>
          <table:table-cell office:value-type="currency" office:value="-157222.9484731282" table:formula="of:=[.E29]+[.D30]" table:style-name="ce149">
            <text:p>-$157.222,95</text:p>
          </table:table-cell>
          <table:table-cell table:number-columns-repeated="16379"/>
        </table:table-row>
        <table:table-row table:style-name="ro1">
          <table:table-cell table:style-name="ce154"/>
          <table:table-cell table:style-name="ce155"/>
          <table:table-cell office:value-type="string" table:style-name="ce156">
            <text:p>nazanın doğuş kapanışta doğuşun varlığının yarısı</text:p>
          </table:table-cell>
          <table:table-cell office:value-type="currency" office:value="30660.405173329738" table:formula="of:=[.D16]" table:style-name="ce157">
            <text:p>$30.660,41</text:p>
          </table:table-cell>
          <table:table-cell office:value-type="currency" office:value="-126562.54329979846" table:formula="of:=[.E30]+[.D31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33"/>
          <table:table-cell table:style-name="ce1"/>
          <table:table-cell table:style-name="ce148"/>
          <table:table-cell table:style-name="ce118"/>
          <table:table-cell office:value-type="currency" office:value="-126562.54329979846" table:formula="of:=[.E31]+[.D32]" table:style-name="ce149">
            <text:p>-$126.562,54</text:p>
          </table:table-cell>
          <table:table-cell table:number-columns-repeated="16379"/>
        </table:table-row>
        <table:table-row table:style-name="ro1">
          <table:table-cell table:style-name="ce158"/>
          <table:table-cell table:style-name="ce159"/>
          <table:table-cell office:value-type="string" table:style-name="ce160">
            <text:p>nazanın toplam borcu = hakan + doğuş kapanış + inşaat hesabı</text:p>
          </table:table-cell>
          <table:table-cell table:style-name="ce161"/>
          <table:table-cell office:value-type="currency" office:value="-126562.54329979846" table:formula="of:=[.E32]+[.D33]" table:style-name="ce162">
            <text:p>-$126.562,54</text:p>
          </table:table-cell>
          <table:table-cell table:number-columns-repeated="16379"/>
        </table:table-row>
        <table:table-row table:style-name="ro1">
          <table:table-cell table:style-name="ce139"/>
          <table:table-cell table:style-name="ce107"/>
          <table:table-cell office:value-type="string" table:style-name="ce163">
            <text:p>hakanın doğuşa olan toplam borç içindeki payı</text:p>
          </table:table-cell>
          <table:table-cell office:value-type="percentage" office:value="-0.7860836759758415" table:formula="of:=[.D4]/[.E33]" table:style-name="ce164">
            <text:p>-%78,61</text:p>
          </table:table-cell>
          <table:table-cell table:style-name="ce165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66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1203-YZD" table:style-name="ta6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7" table:number-columns-repeated="16379" table:default-cell-style-name="ce1"/>
        <table:table-row table:style-name="ro1">
          <table:table-cell/>
          <table:table-cell table:number-columns-repeated="2" table:style-name="ce1"/>
          <table:table-cell table:style-name="ce168"/>
          <table:table-cell office:value-type="date" office:date-value="2023-11-04T00:00:00" table:style-name="ce66">
            <text:p>Cumartesi, Kasım 04, 20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3">
          <table:table-cell/>
          <table:table-cell table:style-name="ce1"/>
          <table:table-cell table:style-name="ce169"/>
          <table:table-cell office:value-type="string" table:style-name="ce170">
            <text:p>1203 m2 SANAYİ Arsa Değeri<text:s/></text:p>
          </table:table-cell>
          <table:table-cell office:value-type="currency" office:value="450000" table:style-name="ce171">
            <text:p>$450.000,00</text:p>
          </table:table-cell>
          <table:table-cell table:number-columns-repeated="16379"/>
        </table:table-row>
        <table:table-row table:style-name="ro14">
          <table:table-cell/>
          <table:table-cell table:style-name="ce172"/>
          <table:table-cell table:style-name="ce173"/>
          <table:table-cell office:value-type="string" table:style-name="ce174">
            <text:p>Nazan</text:p>
          </table:table-cell>
          <table:table-cell office:value-type="string" table:style-name="ce175">
            <text:p>Hacı</text:p>
          </table:table-cell>
          <table:table-cell table:number-columns-repeated="16379"/>
        </table:table-row>
        <table:table-row table:style-name="ro14">
          <table:table-cell/>
          <table:table-cell table:style-name="ce1"/>
          <table:table-cell table:style-name="ce170"/>
          <table:table-cell table:number-columns-repeated="2" table:style-name="ce176"/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07 hisse oranları</text:p>
          </table:table-cell>
          <table:table-cell office:value-type="percentage" office:value="0.5" table:style-name="ce178">
            <text:p>50%</text:p>
          </table:table-cell>
          <table:table-cell office:value-type="percentage" office:value="0.5" table:style-name="ce179">
            <text:p>50%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80">
            <text:p>2007 hisse değerleri</text:p>
          </table:table-cell>
          <table:table-cell office:value-type="currency" office:value="225000" table:formula="of:=[.E3]*0.5" table:style-name="ce181">
            <text:p>$225.000,00</text:p>
          </table:table-cell>
          <table:table-cell office:value-type="currency" office:value="225000" table:formula="of:=[.E3]*0.5" table:style-name="ce182">
            <text:p>$225.000,00</text:p>
          </table:table-cell>
          <table:table-cell table:number-columns-repeated="16379"/>
        </table:table-row>
        <table:table-row table:style-name="ro15">
          <table:table-cell/>
          <table:table-cell table:style-name="ce1"/>
          <table:table-cell table:style-name="ce170"/>
          <table:table-cell table:number-columns-repeated="2" table:style-name="ce183"/>
          <table:table-cell table:number-columns-repeated="16379"/>
        </table:table-row>
        <table:table-row table:style-name="ro15">
          <table:table-cell/>
          <table:table-cell table:style-name="ce184"/>
          <table:table-cell office:value-type="string" table:style-name="ce185">
            <text:p>2017 DOĞUŞ hesap kapama sonucu</text:p>
          </table:table-cell>
          <table:table-cell office:value-type="currency" office:value="-126562.54329979846" table:formula="of:=['01-02-DGS'.E33]" table:style-name="ce186">
            <text:p>-$126.562,54</text:p>
          </table:table-cell>
          <table:table-cell office:value-type="currency" office:value="126562.54329979846" table:formula="of:=[.D9]*-1" table:style-name="ce187">
            <text:p>$126.562,54</text:p>
          </table:table-cell>
          <table:table-cell table:number-columns-repeated="16379"/>
        </table:table-row>
        <table:table-row table:style-name="ro16">
          <table:table-cell/>
          <table:table-cell table:style-name="ce1"/>
          <table:table-cell table:style-name="ce188"/>
          <table:table-cell office:value-type="string" table:style-name="ce189">
            <text:p>nazanın borcu arsa hissesinden düşüldü <text:s text:c="43"/>I <text:s text:c="51"/>V</text:p>
          </table:table-cell>
          <table:table-cell office:value-type="string" table:style-name="ce189">
            <text:p>hacının alacağı arsa hissesine eklendi <text:s text:c="42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77">
            <text:p>2017 hesap sonrası hisse değerleri</text:p>
          </table:table-cell>
          <table:table-cell office:value-type="currency" office:value="98437.456700201539" table:formula="of:=SUM([.D7:.D9])" table:style-name="ce190">
            <text:p>$98.437,46</text:p>
          </table:table-cell>
          <table:table-cell office:value-type="currency" office:value="351562.54329979845" table:formula="of:=SUM([.E7:.E9])" table:style-name="ce191">
            <text:p>$351.562,54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2">
            <text:p>2017 hesap sonrası hisse oranları</text:p>
          </table:table-cell>
          <table:table-cell office:value-type="percentage" office:value="0.21874990377822565" table:formula="of:=[.D11]/[.E3]" table:style-name="ce193">
            <text:p>21,8750%</text:p>
          </table:table-cell>
          <table:table-cell office:value-type="percentage" office:value="0.78125009622177433" table:formula="of:=[.E11]/[.E3]" table:style-name="ce194">
            <text:p>78,1250%</text:p>
          </table:table-cell>
          <table:table-cell table:number-columns-repeated="16379"/>
        </table:table-row>
        <table:table-row table:style-name="ro17">
          <table:table-cell/>
          <table:table-cell table:style-name="ce195"/>
          <table:table-cell table:style-name="ce196"/>
          <table:table-cell table:style-name="ce176"/>
          <table:table-cell office:value-type="string" table:style-name="ce189">
            <text:p>2019-22 kira gelirlerini hacı tahsil etti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144"/>
          <table:table-cell office:value-type="string" table:style-name="ce197">
            <text:p>2019-22 kira gelirleri</text:p>
          </table:table-cell>
          <table:table-cell office:value-type="currency" office:value="7485.2993229870081" table:formula="of:=['file:///F:/aaGitMe/tdy/02-23-sny.ods'#'02-13-BAKIYE'.$AC$28]" table:style-name="ce190">
            <text:p>$7.485,30</text:p>
          </table:table-cell>
          <table:table-cell office:value-type="currency" office:value="-7485.2993229870081" table:formula="of:=[.D14]*-1" table:style-name="ce191">
            <text:p>-$7.485,30</text:p>
          </table:table-cell>
          <table:table-cell table:number-columns-repeated="16379"/>
        </table:table-row>
        <table:table-row table:style-name="ro13">
          <table:table-cell/>
          <table:table-cell table:style-name="ce139"/>
          <table:table-cell office:value-type="string" table:style-name="ce198">
            <text:p>2019-22 kira gelirleri % si</text:p>
          </table:table-cell>
          <table:table-cell office:value-type="percentage" office:value="1.6633998495526686E-2" table:formula="of:=[.D18]-[.D12]" table:style-name="ce193">
            <text:p>1,6634%</text:p>
          </table:table-cell>
          <table:table-cell office:value-type="percentage" office:value="-1.6633998495526714E-2" table:formula="of:=[.E18]-[.E12]" table:style-name="ce199">
            <text:p>-1,6634%</text:p>
          </table:table-cell>
          <table:table-cell table:number-columns-repeated="16379"/>
        </table:table-row>
        <table:table-row table:style-name="ro18">
          <table:table-cell/>
          <table:table-cell table:style-name="ce195"/>
          <table:table-cell table:style-name="ce196"/>
          <table:table-cell office:value-type="string" table:style-name="ce189">
            <text:p>hacının tahsil ettiği 2019-22 kira gelirleri nazanın hissesine eklendi <text:s text:c="43"/>I <text:s text:c="51"/>V</text:p>
          </table:table-cell>
          <table:table-cell office:value-type="string" table:style-name="ce189">
            <text:p>2019-22 kira gelirleri hacının hissesinden düşüldü <text:s text:c="43"/>I <text:s text:c="51"/>V</text:p>
          </table:table-cell>
          <table:table-cell table:number-columns-repeated="16379"/>
        </table:table-row>
        <table:table-row table:style-name="ro15">
          <table:table-cell/>
          <table:table-cell table:style-name="ce200"/>
          <table:table-cell office:value-type="string" table:style-name="ce170">
            <text:p>2022 kira gelirleri eklenmiş hisse değerleri</text:p>
          </table:table-cell>
          <table:table-cell office:value-type="currency" office:value="105922.75602318854" table:formula="of:=[.D11]+[.D14]" table:style-name="ce201">
            <text:p>$105.922,76</text:p>
          </table:table-cell>
          <table:table-cell office:value-type="currency" office:value="344077.24397681141" table:formula="of:=[.E11]+[.E14]" table:style-name="ce202">
            <text:p>$344.077,24</text:p>
          </table:table-cell>
          <table:table-cell table:number-columns-repeated="16379"/>
        </table:table-row>
        <table:table-row table:style-name="ro15">
          <table:table-cell/>
          <table:table-cell table:style-name="ce203"/>
          <table:table-cell office:value-type="string" table:style-name="ce204">
            <text:p>2022 kira gelirleri eklenmiş <text:s/>hisse oranları</text:p>
          </table:table-cell>
          <table:table-cell office:value-type="percentage" office:value="0.23538390227375233" table:formula="of:=[.D17]/[.E3]" table:style-name="ce205">
            <text:p>23,5384%</text:p>
          </table:table-cell>
          <table:table-cell office:value-type="percentage" office:value="0.76461609772624761" table:formula="of:=[.E17]/[.E3]" table:style-name="ce206">
            <text:p>76,4616%</text:p>
          </table:table-cell>
          <table:table-cell table:number-columns-repeated="16379"/>
        </table:table-row>
        <table:table-row table:style-name="ro19">
          <table:table-cell/>
          <table:table-cell table:number-columns-repeated="16383" table:style-name="ce1"/>
        </table:table-row>
        <table:table-row table:style-name="ro20">
          <table:table-cell/>
          <table:table-cell office:value-type="string" table:style-name="ce207">
            <text:p>2023 ve sonrası hesaplar için uygulanacak<text:s/></text:p>
          </table:table-cell>
          <table:table-cell table:style-name="ce208"/>
          <table:table-cell table:style-name="ce94"/>
          <table:table-cell table:style-name="ce146"/>
          <table:table-cell table:number-columns-repeated="16379"/>
        </table:table-row>
        <table:table-row table:style-name="ro21">
          <table:table-cell/>
          <table:table-cell office:value-type="string" table:style-name="ce209">
            <text:p>SON HİSSE ORANLARI</text:p>
          </table:table-cell>
          <table:table-cell table:style-name="ce210"/>
          <table:table-cell office:value-type="percentage" office:value="0.23538390227375233" table:formula="of:=[.D18]" table:style-name="ce211">
            <text:p>23,5384%</text:p>
          </table:table-cell>
          <table:table-cell office:value-type="percentage" office:value="0.76461609772624761" table:formula="of:=[.E18]" table:style-name="ce212">
            <text:p>76,4616%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2023 kira gelirleri SON HİSSE ORANLARINA GÖRE HESAPLANARAK<text:s/>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KASIM 2023 tarihinden itibaren NAZANın hesabına havale edilmeye başlandı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rsa değeri yan arsanın satış rakamı baz alınatak belirlenmiştir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Niğdeli, 2007 de Altıngövde den 700.000 TL ye satın aldı.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Dolar olarak değeri 450,000 USD.</text:p>
          </table:table-cell>
          <table:table-cell table:number-columns-repeated="16382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'file:///F:/aaGitMe/tdy/02-23-sny.ods'#TPLM" table:style-name="ta7">
        <table:table-source xlink:href="file:///F:/aaGitMe/tdy/02-23-sny.ods" table:table-name="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A105-22" table:style-name="ta7">
        <table:table-source xlink:href="file:///F:/aaGitMe/tdy/02-23-sny.ods" table:table-name="SnyA105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B202-22" table:style-name="ta7">
        <table:table-source xlink:href="file:///F:/aaGitMe/tdy/02-23-sny.ods" table:table-name="SnyB2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C301-22" table:style-name="ta7">
        <table:table-source xlink:href="file:///F:/aaGitMe/tdy/02-23-sny.ods" table:table-name="SnyC3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E502-22" table:style-name="ta7">
        <table:table-source xlink:href="file:///F:/aaGitMe/tdy/02-23-sny.ods" table:table-name="SnyE5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F601-22" table:style-name="ta7">
        <table:table-source xlink:href="file:///F:/aaGitMe/tdy/02-23-sny.ods" table:table-name="SnyF601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yG702-22" table:style-name="ta7">
        <table:table-source xlink:href="file:///F:/aaGitMe/tdy/02-23-sny.ods" table:table-name="SnyG702-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SnH_yazıhane" table:style-name="ta7">
        <table:table-source xlink:href="file:///F:/aaGitMe/tdy/02-23-sny.ods" table:table-name="SnH_yazıha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0-TPLM" table:style-name="ta7">
        <table:table-source xlink:href="file:///F:/aaGitMe/tdy/02-23-sny.ods" table:table-name="02-10-TPL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1-GLR" table:style-name="ta7">
        <table:table-source xlink:href="file:///F:/aaGitMe/tdy/02-23-sny.ods" table:table-name="02-11-GL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2-GDR" table:style-name="ta7">
        <table:table-source xlink:href="file:///F:/aaGitMe/tdy/02-23-sny.ods" table:table-name="02-12-GD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KY" table:style-name="ta7">
        <table:table-source xlink:href="file:///F:/aaGitMe/tdy/02-23-sny.ods" table:table-name="02-13-BK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4-BKY" table:style-name="ta7">
        <table:table-source xlink:href="file:///F:/aaGitMe/tdy/02-23-sny.ods" table:table-name="02-14-BK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F:/aaGitMe/tdy/02-23-sny.ods'#02-13-BAKIYE" table:style-name="ta7">
        <table:table-source xlink:href="file:///F:/aaGitMe/tdy/02-23-sny.ods" table:table-name="02-13-BAKIYE" table:mode="copy-results-only"/>
        <table:table-column/>
        <table:table-row table:number-rows-repeated="27">
          <table:table-cell table:number-columns-repeated="16384"/>
        </table:table-row>
        <table:table-row>
          <table:table-cell table:number-columns-repeated="28"/>
          <table:table-cell office:value-type="float" office:value="7485.2993229870081"/>
          <table:table-cell table:number-columns-repeated="16355"/>
        </table:table-row>
        <table:table-row table:number-rows-repeated="1048548">
          <table:table-cell table:number-columns-repeated="16355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Bitstream Vera Sans" svg:font-family="&quot;Bitstream Vera Sans&quot;"/>
    <style:font-face style:name="Abyssinica SIL1" svg:font-family="&quot;Abyssinica SIL1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text-style style:name="N30">
      <number:text-content/>
    </number:text-style>
    <number:number-style style:name="N36" number:language="tr" number:country="TR">
      <number:number number:decimal-places="2" number:min-decimal-places="2" number:min-integer-digits="1" number:grouping="true"/>
    </number:number-style>
    <number:date-style style:name="N37">
      <number:day/>
      <number:text>.</number:text>
      <number:month number:style="long"/>
      <number:text>.</number:text>
      <number:year number:style="long"/>
    </number:date-style>
    <number:date-style style:name="N38" number:language="tr" number:country="T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currency-style style:name="N40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40P0"/>
    </number:currency-style>
    <number:date-style style:name="N41">
      <number:day number:style="long"/>
      <number:text>.</number:text>
      <number:month number:style="long"/>
      <number:text>.</number:text>
      <number:year number:style="long"/>
    </number:date-style>
    <number:currency-style style:name="N42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2" number:language="en" number:country="US">
      <style:text-properties fo:color="#FF0000"/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42P0"/>
    </number:currency-style>
    <number:date-style style:name="N43">
      <number:day/>
      <number:text>.</number:text>
      <number:month number:textual="true"/>
    </number:date-style>
    <number:percentage-style style:name="N44">
      <number:text>%</number:text>
      <number:number number:decimal-places="2" number:min-decimal-places="2" number:min-integer-digits="1"/>
    </number:percentage-style>
    <number:date-style style:name="N45">
      <number:month number:textual="true"/>
      <number:text>.</number:text>
      <number:year/>
    </number:date-style>
    <number:percentage-style style:name="N46">
      <number:number number:decimal-places="4" number:min-decimal-places="4" number:min-integer-digits="1"/>
      <number:text>%</number:text>
    </number:percentage-style>
    <number:number-style style:name="N47P0">
      <number:text>-</number:text>
      <number:number number:decimal-places="2" number:min-decimal-places="2" number:min-integer-digits="1" number:grouping="true"/>
    </number:number-style>
    <number:number-style style:name="N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7P0"/>
    </number:number-style>
    <number:number-style style:name="N48" number:language="tr" number:country="TR">
      <number:number number:min-integer-digits="1"/>
    </number:number-style>
    <number:percentage-style style:name="N49" number:language="tr" number:country="TR">
      <number:text>%</number:text>
      <number:number number:decimal-places="2" number:min-decimal-places="2" number:min-integer-digits="1"/>
    </number:percentage-style>
    <number:number-style style:name="N50">
      <number:number number:decimal-places="5" number:min-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8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236220472440945in" fo:margin-left="0.62992125984252in" fo:margin-right="0.354330708661417in" style:print-orientation="portrait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25in" fo:margin-right="0.25in" style:print-orientation="portrait" style:print-page-order="ltr" style:first-page-number="1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 <text:s text:c="2"/><text:sheet-name>???</text:sheet-name><text:s text:c="28"/><text:page-number>1</text:page-number><text:s/>/<text:s/><text:page-count>99</text:page-count></text:p>
      </style:footer>
      <style:footer-left style:display="false"/>
      <style:footer-first/>
    </style:master-page>
    <style:master-page style:name="mp3" style:page-layout-name="pm1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  <style:master-page style:name="mp4" style:page-layout-name="pm2">
      <style:header>
        <text:p><text:date>???</text:date></text:p>
      </style:header>
      <style:header-left style:display="false"/>
      <style:header-first/>
      <style:footer>
        <text:p><text:file-name text:display="full">???</text:file-name><text:s text:c="3"/>- <text:s text:c="2"/><text:file-name text:display="name-and-extension">???</text:file-name><text:s text:c="3"/>-<text:s text:c="3"/><text:sheet-name>???</text:sheet-name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11-06T14:33:31Z</dc:date>
    <meta:print-date>2023-11-04T12:06:32Z</meta:print-date>
    <meta:editing-cycles>230</meta:editing-cycles>
    <meta:editing-duration>PT27528S</meta:editing-duration>
  </office:meta>
</office:document-meta>
</file>